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6000000CC436B0830A4848D45.png" manifest:media-type="image/png"/>
  <manifest:file-entry manifest:full-path="Pictures/100000000000011F000000A786239DEB2B11AC0C.png" manifest:media-type="image/png"/>
  <manifest:file-entry manifest:full-path="Pictures/10000000000000B6000000C14B4094CAE4C5E9F7.png" manifest:media-type="image/png"/>
  <manifest:file-entry manifest:full-path="Pictures/1000000000000898000004DF63B1C40909A636AD.jpg" manifest:media-type="image/jpeg"/>
  <manifest:file-entry manifest:full-path="Pictures/10000000000000EB000000AF1AC259988BD21594.png" manifest:media-type="image/png"/>
  <manifest:file-entry manifest:full-path="Pictures/1000020100000559000000B1BE7519BF0C39CF3B.png" manifest:media-type="image/png"/>
  <manifest:file-entry manifest:full-path="Pictures/10000201000001D90000002A38F8A1BAE4B25D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Calibri3" svg:font-family="Calibri"/>
    <style:font-face style:name="MS PGothic2" svg:font-family="'MS PGothic'"/>
    <style:font-face style:name="Arial6" svg:font-family="Arial" style:font-family-generic="modern"/>
    <style:font-face style:name="JetBrains Mono1" svg:font-family="'JetBrains Mono'" style:font-family-generic="modern"/>
    <style:font-face style:name="MS PGothic1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" svg:font-family="'Source Code Pro Medium'" style:font-pitch="fixed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Source Code Pro Medium1" svg:font-family="'Source Code Pro Medium'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JetBrains Mono" svg:font-family="'JetBrains Mono'" style:font-family-generic="modern" style:font-pitch="variable"/>
    <style:font-face style:name="MS PGothic5" svg:font-family="'MS PGothic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4a5c66" draw:fill="none" draw:textarea-horizontal-align="justify" draw:textarea-vertical-align="middle" draw:auto-grow-height="false" fo:min-height="7.37cm" fo:min-width="22.36cm"/>
      <style:paragraph-properties style:writing-mode="lr-tb"/>
    </style:style>
    <style:style style:name="gr4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2.194cm"/>
      <style:paragraph-properties style:writing-mode="lr-tb"/>
    </style:style>
    <style:style style:name="gr6" style:family="graphic" style:parent-style-name="objectwithoutfill">
      <style:graphic-properties svg:stroke-color="#4a5c66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draw:fill-color="#80ba24" draw:textarea-horizontal-align="justify" draw:textarea-vertical-align="middle" draw:auto-grow-height="false" fo:min-height="1.02cm" fo:min-width="7.28cm"/>
      <style:paragraph-properties style:writing-mode="lr-tb"/>
    </style:style>
    <style:style style:name="gr9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22.36cm"/>
      <style:paragraph-properties style:writing-mode="lr-tb"/>
    </style:style>
    <style:style style:name="gr10" style:family="graphic" style:parent-style-name="standard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11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195cm" fo:min-width="14.105cm"/>
      <style:paragraph-properties style:writing-mode="lr-tb"/>
    </style:style>
    <style:style style:name="gr12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6.645cm"/>
      <style:paragraph-properties style:writing-mode="lr-tb"/>
    </style:style>
    <style:style style:name="gr13" style:family="graphic" style:parent-style-name="standard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4" style:family="graphic" style:parent-style-name="standard">
      <style:graphic-properties svg:stroke-color="#4a5c66" draw:fill="none" draw:textarea-horizontal-align="justify" draw:textarea-vertical-align="middle" draw:auto-grow-height="false" fo:min-height="8.64cm" fo:min-width="19.82cm"/>
      <style:paragraph-properties style:writing-mode="lr-tb"/>
    </style:style>
    <style:style style:name="gr1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8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1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20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9.91cm" fo:min-width="19.82cm"/>
      <style:paragraph-properties style:writing-mode="lr-tb"/>
    </style:style>
    <style:style style:name="gr21" style:family="graphic" style:parent-style-name="standard">
      <style:graphic-properties svg:stroke-color="#4a5c66" draw:fill="none" draw:textarea-horizontal-align="justify" draw:textarea-vertical-align="middle" draw:auto-grow-height="false" fo:min-height="1.02cm" fo:min-width="2.138cm"/>
      <style:paragraph-properties style:writing-mode="lr-tb"/>
    </style:style>
    <style:style style:name="gr22" style:family="graphic" style:parent-style-name="standard">
      <style:graphic-properties svg:stroke-color="#4a5c66" draw:fill="none" draw:textarea-horizontal-align="justify" draw:textarea-vertical-align="middle" draw:auto-grow-height="false" fo:min-height="0.648cm" fo:min-width="1.366cm"/>
      <style:paragraph-properties style:writing-mode="lr-tb"/>
    </style:style>
    <style:style style:name="gr23" style:family="graphic" style:parent-style-name="standard">
      <style:graphic-properties svg:stroke-color="#4a5c66" draw:fill="none" draw:textarea-horizontal-align="justify" draw:textarea-vertical-align="middle" draw:auto-grow-height="false" fo:min-height="3.525cm" fo:min-width="11.028cm"/>
      <style:paragraph-properties style:writing-mode="lr-tb"/>
    </style:style>
    <style:style style:name="gr2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89cm" fo:min-width="12.2cm"/>
      <style:paragraph-properties style:writing-mode="lr-tb"/>
    </style:style>
    <style:style style:name="gr2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6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7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4.795cm" fo:min-width="15.375cm"/>
      <style:paragraph-properties style:writing-mode="lr-tb"/>
    </style:style>
    <style:style style:name="gr28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29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0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1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2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3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4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255cm" fo:min-width="12.835cm"/>
      <style:paragraph-properties style:writing-mode="lr-tb"/>
    </style:style>
    <style:style style:name="gr35" style:family="graphic" style:parent-style-name="standard" style:list-style-name="L3">
      <style:graphic-properties svg:stroke-color="#4a5c66" draw:fill="none" draw:textarea-horizontal-align="justify" draw:textarea-vertical-align="middle" draw:auto-grow-height="false" fo:min-height="2.925cm" fo:min-width="14.105cm"/>
      <style:paragraph-properties style:writing-mode="lr-tb"/>
    </style:style>
    <style:style style:name="gr36" style:family="graphic" style:parent-style-name="standard">
      <style:graphic-properties svg:stroke-color="#4a5c66" draw:fill-color="#80ba24" draw:textarea-horizontal-align="justify" draw:textarea-vertical-align="middle" draw:auto-grow-height="false" fo:min-height="0.703cm" fo:min-width="5.60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" style:family="presentation" style:parent-style-name="_32__5f_THM-Titelfolie-notes">
      <style:graphic-properties draw:fill-color="#ffffff" fo:min-height="12.572cm"/>
      <style:paragraph-properties style:writing-mode="lr-tb"/>
    </style:style>
    <style:style style:name="pr3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" style:family="presentation" style:parent-style-name="Textfoli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1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Textfolie_5f_-notes">
      <style:graphic-properties draw:fill-color="#ffffff" fo:min-height="12.572cm"/>
      <style:paragraph-properties style:writing-mode="lr-tb"/>
    </style:style>
    <style:style style:name="pr1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1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3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5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7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9" style:family="presentation" style:parent-style-name="Textfolie_5f_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1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3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1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4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5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6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7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79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0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1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2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3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7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8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9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0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1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2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3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4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5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6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7" style:family="presentation" style:parent-style-name="Textfolie_5f_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8" style:family="presentation" style:parent-style-name="Textfolie_5f_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155cm" fo:margin-bottom="0cm" fo:line-height="15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1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1pt" fo:language="en" fo:country="US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9" style:family="paragraph">
      <style:paragraph-properties fo:text-align="center"/>
      <style:text-properties fo:language="en" fo:country="US"/>
    </style:style>
    <style:style style:name="P10" style:family="paragraph">
      <style:paragraph-properties fo:text-align="start" style:writing-mode="lr-tb"/>
      <style:text-properties fo:color="#4a5c66" loext:opacity="100%" style:font-name="Source Code Pro Medium" fo:font-size="14pt"/>
    </style:style>
    <style:style style:name="P11" style:family="paragraph">
      <loext:graphic-properties draw:fill="none"/>
      <style:paragraph-properties fo:text-align="start" style:writing-mode="lr-tb"/>
      <style:text-properties fo:color="#4a5c66" loext:opacity="100%" style:font-name="Source Code Pro Medium" fo:font-size="14pt"/>
    </style:style>
    <style:style style:name="P12" style:family="paragraph">
      <style:paragraph-properties fo:margin-top="0cm" fo:margin-bottom="0cm" fo:line-height="100%" fo:text-align="center" style:punctuation-wrap="hanging" style:writing-mode="lr-tb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P14" style:family="paragraph">
      <style:paragraph-properties fo:text-align="center" style:writing-mode="lr-tb"/>
      <style:text-properties fo:color="#4a5c66" loext:opacity="100%" style:font-name="Arial4"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color="#4a5c66" loext:opacity="100%" style:font-name="Arial4" fo:language="en" fo:country="US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4a5c66" loext:opacity="100%" style:font-name="Arial4" fo:language="en" fo:country="US"/>
    </style:style>
    <style:style style:name="P21" style:family="paragraph">
      <style:paragraph-properties fo:text-align="center" style:writing-mode="lr-tb"/>
      <style:text-properties fo:color="#4a5c66" loext:opacity="100%" style:font-name="Arial4" fo:language="en" fo:country="US" fo:font-style="italic" style:font-style-asian="italic" style:font-style-complex="italic"/>
    </style:style>
    <style:style style:name="P22" style:family="paragraph">
      <loext:graphic-properties draw:fill-color="#80ba24"/>
      <style:paragraph-properties fo:text-align="center" style:writing-mode="lr-tb"/>
      <style:text-properties fo:color="#4a5c66" loext:opacity="100%" style:font-name="Arial4" fo:language="en" fo:country="US" fo:font-style="italic" style:font-style-asian="italic" style:font-style-complex="italic"/>
    </style:style>
    <style:style style:name="P23" style:family="paragraph">
      <style:paragraph-properties fo:text-align="start" style:writing-mode="lr-tb"/>
      <style:text-properties fo:color="#4a5c66" loext:opacity="100%" style:font-name="Source Code Pro Medium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5" style:family="paragraph">
      <loext:graphic-properties draw:fill="none"/>
      <style:paragraph-properties fo:text-align="start" style:writing-mode="lr-tb"/>
      <style:text-properties fo:color="#4a5c66" loext:opacity="100%" style:font-name="Source Code Pro Medium" fo:font-size="14pt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29" style:family="paragraph">
      <loext:graphic-properties draw:fill="none"/>
      <style:paragraph-properties fo:text-align="center" style:writing-mode="lr-tb"/>
      <style:text-properties fo:color="#4a5c66" loext:opacity="100%" style:font-name="Source Code Pro Medium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4a5c66" loext:opacity="100%" style:font-name="Source Code Pro Medium" fo:font-size="14pt" style:font-size-asian="14pt" style:font-size-complex="14pt"/>
    </style:style>
    <style:style style:name="P32" style:family="paragraph">
      <loext:graphic-properties draw:fill-color="#80ba24"/>
      <style:paragraph-properties fo:text-align="center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color="#4a5c66" loext:opacity="100%" style:font-name="Arial4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 style:writing-mode="lr-tb"/>
      <style:text-properties fo:color="#4a5c66" loext:opacity="100%" style:font-name="Arial4"/>
    </style:style>
    <style:style style:name="P37" style:family="paragraph">
      <style:paragraph-properties fo:margin-top="0.4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en" fo:country="US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text-position="-8% 58%"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none" fo:font-weight="normal" style:letter-kerning="true" fo:background-color="transparent" style:font-name-asian="MS PGothic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fo:text-shadow="none" style:text-underline-style="solid" style:text-underline-width="auto" style:text-underline-color="font-color" fo:font-weight="bold" style:letter-kerning="true" fo:background-color="transparent" style:font-name-asian="MS PGothic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80ba24" loext:opacity="100%" style:font-name="Source Code Pro Medium" fo:font-size="14pt"/>
    </style:style>
    <style:style style:name="T13" style:family="text">
      <style:text-properties fo:color="#4a5c66" loext:opacity="100%" style:font-name="Source Code Pro Medium" fo:font-size="14pt"/>
    </style:style>
    <style:style style:name="T14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36pt" fo:letter-spacing="normal" fo:language="en" fo:country="US" fo:font-style="normal" style:text-underline-style="none" fo:font-weight="bold" style:font-name-asian="MS PGothic4" style:font-size-asian="36pt" style:font-style-asian="normal" style:font-weight-asian="bold" style:font-name-complex="Arial4" style:font-size-complex="36pt" style:font-style-complex="normal" style:font-weight-complex="bold"/>
    </style:style>
    <style:style style:name="T15" style:family="text">
      <style:text-properties fo:color="#4a5c66" loext:opacity="100%" style:font-name="Arial4" fo:language="en" fo:country="US"/>
    </style:style>
    <style:style style:name="T16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1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italic" style:text-underline-style="none" fo:font-weight="normal" style:font-name-asian="MS PGothic4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18" style:family="text">
      <style:text-properties fo:color="#4a5c66" loext:opacity="100%" style:font-name="Arial4" fo:language="en" fo:country="US" fo:font-style="italic" style:font-style-asian="italic" style:font-style-complex="italic"/>
    </style:style>
    <style:style style:name="T19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6pt" fo:letter-spacing="normal" fo:language="en" fo:country="US" fo:font-style="normal" style:text-underline-style="none" fo:font-weight="normal" style:font-name-asian="MS PGothic4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20" style:family="text">
      <style:text-properties fo:color="#80ba24" loext:opacity="100%" style:font-name="Source Code Pro Medium" fo:font-size="14pt" style:font-size-asian="14pt" style:font-size-complex="14pt"/>
    </style:style>
    <style:style style:name="T21" style:family="text">
      <style:text-properties fo:color="#4a5c66" loext:opacity="100%" style:font-name="Source Code Pro Medium" fo:font-size="14pt" style:font-size-asian="14pt" style:font-size-complex="14pt"/>
    </style:style>
    <style:style style:name="T22" style:family="text">
      <style:text-properties fo:color="#9c132e" loext:opacity="100%" style:font-name="Source Code Pro Medium" fo:font-size="14pt" style:font-size-asian="14pt" style:font-size-complex="14pt"/>
    </style:style>
    <style:style style:name="T23" style:family="text">
      <style:text-properties fo:color="#f4aa00" loext:opacity="100%" style:font-name="Source Code Pro Medium" fo:font-size="14pt" style:font-size-asian="14pt" style:font-size-complex="14pt"/>
    </style:style>
    <style:style style:name="T24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ba24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T29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en" fo:country="US" fo:font-style="normal" style:text-underline-style="solid" style:text-underline-width="auto" style:text-underline-color="font-color" fo:font-weight="bold" style:font-name-asian="MS PGothic4" style:font-size-asian="18pt" style:font-style-asian="normal" style:font-weight-asian="bold" style:font-name-complex="Arial4" style:font-size-complex="18pt" style:font-style-complex="normal" style:font-weight-complex="bold"/>
    </style:style>
    <style:style style:name="T30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ba24" loext:opacity="100%" style:font-name="Source Code Pro Medium" fo:font-size="14pt" fo:font-weight="bold" style:font-size-asian="14pt" style:font-weight-asian="bold" style:font-size-complex="14pt" style:font-weight-complex="bold"/>
    </style:style>
    <style:style style:name="T32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80ba24" loext:opacity="100%" style:text-outline="false" style:text-line-through-style="none" style:text-line-through-type="none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4a5c66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38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a5c66" loext:opacity="100%" style:text-position="-8% 58%" style:font-name="Source Code Pro Medium" fo:font-size="14pt" style:font-size-asian="14pt" style:font-size-complex="14pt"/>
    </style:style>
    <style:style style:name="T41" style:family="text">
      <style:text-properties fo:font-variant="normal" fo:text-transform="none" fo:color="#4a5c66" loext:opacity="100%" style:text-outline="false" style:text-line-through-style="none" style:text-line-through-type="none" style:text-position="-8% 58%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4a5c66" loext:opacity="100%" style:text-outline="false" style:text-line-through-style="none" style:text-line-through-type="none" style:text-position="0% 100%" style:font-name="Source Code Pro Medium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Source Code Pro Medium" fo:font-size="14pt" style:font-size-asian="14pt" style:font-size-complex="14pt"/>
    </style:style>
    <style:style style:name="T46" style:family="text">
      <style:text-properties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color="#f4aa00" loext:opacity="100%" style:font-name="Source Code Pro Medium" fo:font-size="14pt" style:text-underline-style="solid" style:text-underline-width="auto" style:text-underline-color="font-color" style:font-size-asian="14pt" style:font-size-complex="14pt"/>
    </style:style>
    <style:style style:name="T48" style:family="text">
      <style:text-properties fo:font-variant="normal" fo:text-transform="none" fo:color="#f4aa00" loext:opacity="100%" style:text-outline="false" style:text-line-through-style="none" style:text-line-through-type="none" style:font-name="Source Code Pro Medium" fo:font-size="14pt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4a5c66" loext:opacity="100%" style:text-outline="false" style:text-line-through-style="none" style:text-line-through-type="none" style:font-name="Source Code Pro Medium" fo:font-size="14pt" fo:font-style="normal" fo:text-shadow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font-name="Source Code Pro Medium" fo:language="en" fo:country="US" fo:font-style="normal" style:font-style-asian="normal" style:font-style-complex="normal"/>
    </style:style>
    <style:style style:name="T52" style:family="text">
      <style:text-properties style:text-position="0% 100%" fo:language="en" fo:country="US" fo:font-weight="normal" style:font-weight-asian="normal" style:font-weight-complex="normal"/>
    </style:style>
    <style:style style:name="T53" style:family="text">
      <style:text-properties fo:color="#4a5c66" loext:opacity="100%" style:font-name="Arial4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80ba24" fo:font-size="10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HM-Titelfolie" presentation:presentation-page-layout-name="AL1T0">
        <office:forms form:automatic-focus="false" form:apply-design-mode="false"/>
        <draw:frame draw:name="Textplatzhalter 1" presentation:style-name="pr1" draw:text-style-name="P2" draw:layer="layout" svg:width="8.255cm" svg:height="3.824cm" svg:x="16.645cm" svg:y="12.686cm" presentation:class="outline" presentation:user-transformed="true">
          <draw:text-box>
            <text:p text:style-name="P1"><text:span text:style-name="T1">Using Partial Evaluation to Generate Compil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xtfolie">
        <office:forms form:automatic-focus="false" form:apply-design-mode="false"/>
        <draw:frame draw:name="Foliennummernplatzhalter 1_0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" presentation:style-name="pr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In</text:span><text:span text:style-name="T1">tr</text:span><text:span text:style-name="T1">o</text:span><text:span text:style-name="T1">d</text:span><text:span text:style-name="T1">u</text:span><text:span text:style-name="T1">ct</text:span><text:span text:style-name="T1">io</text:span><text:span text:style-name="T1">n</text:span></text:p>
          </draw:text-box>
        </draw:frame>
        <draw:frame draw:name="Textplatzhalter 3_1" presentation:style-name="pr5" draw:text-style-name="P8" draw:layer="layout" svg:width="23.4cm" svg:height="12.825cm" svg:x="0.9cm" svg:y="4.549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Optimization technique (program specialization)</text:span></text:p>
                <text:list>
                  <text:list-item>
                    <text:p><text:span text:style-name="T3">Evaluate programs with partial input</text:span></text:p>
                  </text:list-item>
                </text:list>
                <text:p><text:span text:style-name="T3"/></text:p>
              </text:list-item>
              <text:list-item>
                <text:p><text:span text:style-name="T3">Paradigm connected to program generation, program analysis, …</text:span></text:p>
                <text:p><text:span text:style-name="T3"/></text:p>
              </text:list-item>
              <text:list-item>
                <text:p><text:span text:style-name="T3">Tool for compiler gene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folie">
        <office:forms form:automatic-focus="false" form:apply-design-mode="false"/>
        <draw:frame draw:name="Foliennummernplatzhalter 1_1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" presentation:style-name="pr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<text:s text:c="5"/></text:span><text:span text:style-name="T1">- </text:span><text:span text:style-name="T1">Theo</text:span><text:span text:style-name="T1">rem</text:span></text:p>
          </draw:text-box>
        </draw:frame>
        <draw:frame draw:style-name="gr2" draw:text-style-name="P9" draw:layer="layout" svg:width="0.927cm" svg:height="0.976cm" svg:x="0.9cm" svg:y="3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platzhalter 3_0" presentation:style-name="pr8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function </text:span><text:span text:style-name="T5">f</text:span><text:span text:style-name="T4"> with </text:span><text:span text:style-name="T5">n + m</text:span><text:span text:style-name="T4"> arguments it is possible to construct a <text:s text:c="7"/></text:span><text:span text:style-name="T4">function </text:span><text:span text:style-name="T5">g </text:span><text:span text:style-name="T4">with n 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Proven by S. Kleene (1943)</text:span></text:p>
                <text:p><text:span text:style-name="T5"/></text:p>
              </text:list-item>
              <text:list-item>
                <text:p><text:span text:style-name="T3">Specialized functions could be slower than generic one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folie">
        <office:forms form:automatic-focus="false" form:apply-design-mode="false"/>
        <draw:frame draw:name="Foliennummernplatzhalter 1_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" presentation:style-name="pr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2" presentation:style-name="pr10" draw:text-style-name="P8" draw:layer="layout" svg:width="23.4cm" svg:height="12.825cm" svg:x="0.9cm" svg:y="4.501cm" presentation:class="outline" presentation:user-transformed="true">
          <draw:text-box>
            <text:list text:style-name="L1">
              <text:list-header>
                <text:p><text:span text:style-name="T4"/></text:p>
              </text:list-header>
              <text:list-item>
                <text:p><text:span text:style-name="T4">Given a </text:span><text:span text:style-name="T7">program</text:span><text:span text:style-name="T4"> </text:span><text:span text:style-name="T5">f</text:span><text:span text:style-name="T4"> with </text:span><text:span text:style-name="T5">n + m</text:span><text:span text:style-name="T4"> arguments it is possible to construct a <text:s text:c="3"/></text:span><text:span text:style-name="T7">program</text:span><text:span text:style-name="T4"> </text:span><text:span text:style-name="T5">g </text:span><text:span text:style-name="T4">with n arguments such that </text:span><text:span text:style-name="T5">f(s</text:span><text:span text:style-name="T6">1</text:span><text:span text:style-name="T5">, …, s</text:span><text:span text:style-name="T6">m</text:span><text:span text:style-name="T5">, d</text:span><text:span text:style-name="T6">1</text:span><text:span text:style-name="T5">, …, d</text:span><text:span text:style-name="T6">n</text:span><text:span text:style-name="T5">) = g(d</text:span><text:span text:style-name="T6">1</text:span><text:span text:style-name="T5">, …, d</text:span><text:span text:style-name="T6">n</text:span><text:span text:style-name="T5">)</text:span></text:p>
                <text:p><text:span text:style-name="T5"/></text:p>
              </text:list-item>
              <text:list-item>
                <text:p><text:span text:style-name="T3">Specialized programs can be optimized</text:span></text:p>
                <text:list>
                  <text:list-item>
                    <text:p><text:span text:style-name="T3">Validation of arguments is no longer required</text:span></text:p>
                  </text:list-item>
                  <text:list-item>
                    <text:p><text:span text:style-name="T3">Static computations are possible</text:span></text:p>
                  </text:list-item>
                  <text:list-item>
                    <text:p><text:span text:style-name="T3">Parts of control flow are known</text:span></text:p>
                  </text:list-item>
                  <text:list-item>
                    <text:p><text:span text:style-name="T3">… </text:span></text:p>
                  </text:list-item>
                </text:list>
                <text:p><text:span text:style-name="T3"/></text:p>
                <text:p><text:span text:style-name="T8">⇒</text:span><text:span text:style-name="T3"> </text:span><text:span text:style-name="T3">Partial Evaluators can optimize programs!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xtfolie_5f_">
        <office:forms form:automatic-focus="false" form:apply-design-mode="false"/>
        <draw:frame draw:name="Foliennummernplatzhalter 1_3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8" presentation:style-name="pr1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27" presentation:style-name="pr13" draw:text-style-name="P8" draw:layer="layout" svg:width="23.4cm" svg:height="3.754cm" svg:x="0.9cm" svg:y="4.501cm" presentation:class="outline" presentation:user-transformed="true">
          <draw:text-box>
            <text:list text:style-name="L1">
              <text:list-header>
                <text:p><text:span text:style-name="T9"/></text:p>
                <text:p><text:span text:style-name="T10">Important:</text:span><text:span text:style-name="T9"> <text:s/></text:span><text:span text:style-name="T3">Program Specialization (Partial Evaluation) </text:span><text:span text:style-name="T11">is not </text:span><text:span text:style-name="T3">Partial <text:s text:c="34"/>Application or Currying</text:span></text:p>
                <text:p><text:span text:style-name="T3"/></text:p>
              </text:list-header>
            </text:list>
          </draw:text-box>
        </draw:frame>
        <draw:custom-shape draw:style-name="gr3" draw:text-style-name="P11" draw:layer="layout" svg:width="22.86cm" svg:height="7.62cm" svg:x="1.27cm" svg:y="8.89cm">
          <text:p text:style-name="P10"><text:span text:style-name="T12">/* Generic method */</text:span></text:p>
          <text:p text:style-name="P10"><text:span text:style-name="T13">def pow(base: Int, exp: Int): Int =</text:span></text:p>
          <text:p text:style-name="P10"><text:span text:style-name="T13"><text:s text:c="2"/></text:span><text:span text:style-name="T13">if (exp == 0) return 1</text:span></text:p>
          <text:p text:style-name="P10"><text:span text:style-name="T13"><text:s text:c="2"/></text:span><text:span text:style-name="T13">else return base * pow(base, exp – 1)</text:span></text:p>
          <text:p text:style-name="P10"><text:span text:style-name="T13"/></text:p>
          <text:p text:style-name="P10"><text:span text:style-name="T12">/* Specialized method via partial applic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pow(base, 4)</text:span></text:p>
          <text:p text:style-name="P10"><text:span text:style-name="T13"/></text:p>
          <text:p text:style-name="P10"><text:span text:style-name="T12">/* Specialized method via partial evaluation */</text:span></text:p>
          <text:p text:style-name="P10"><text:span text:style-name="T13">def pow4(base: Int): Int =</text:span></text:p>
          <text:p text:style-name="P10"><text:span text:style-name="T13"><text:tab/></text:span><text:span text:style-name="T13">return base * base * base * 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xtfolie_5f_">
        <office:forms form:automatic-focus="false" form:apply-design-mode="false"/>
        <draw:frame draw:name="Foliennummernplatzhalter 1_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" presentation:style-name="pr15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E</text:span><text:span text:style-name="T14">x</text:span><text:span text:style-name="T14">e</text:span><text:span text:style-name="T14">c</text:span><text:span text:style-name="T14">u</text:span><text:span text:style-name="T14">ti</text:span><text:span text:style-name="T14">o</text:span><text:span text:style-name="T14">n </text:span><text:span text:style-name="T14">&amp;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folie_5f_">
        <office:forms form:automatic-focus="false" form:apply-design-mode="false"/>
        <draw:frame draw:name="Foliennummernplatzhalter 1_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6" presentation:style-name="pr1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in</text:span><text:span text:style-name="T1">g </text:span><text:span text:style-name="T1">Pr</text:span><text:span text:style-name="T1">o</text:span><text:span text:style-name="T1">gr</text:span><text:span text:style-name="T1">a</text:span><text:span text:style-name="T1">m</text:span><text:span text:style-name="T1">s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2.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2.065cm" svg:x2="10.16cm" svg:y2="13.335cm">
          <text:p/>
        </draw:line>
        <draw:line draw:style-name="gr6" draw:text-style-name="P16" draw:layer="layout" svg:x1="7.62cm" svg:y1="13.335cm" svg:x2="10.16cm" svg:y2="13.335cm">
          <text:p/>
        </draw:line>
        <draw:line draw:style-name="gr6" draw:text-style-name="P16" draw:layer="layout" svg:x1="7.62cm" svg:y1="14.605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9" presentation:style-name="pr17" draw:text-style-name="P8" draw:layer="layout" svg:width="23.4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Execution in one go</text:span></text:p>
                <text:list>
                  <text:list-item>
                    <text:p text:style-name="P18"><text:span text:style-name="T16">All inputs have to be provided</text:span></text:p>
                  </text:list-item>
                  <text:list-item>
                    <text:p text:style-name="P18"><text:span text:style-name="T16">One output is produced</text:span></text:p>
                  </text:list-item>
                </text:list>
                <text:p text:style-name="P17"><text:span text:style-name="T16"/></text:p>
                <text:p text:style-name="P17"><text:span text:style-name="T16">⇒ </text:span><text:span text:style-name="T16">A single </text:span><text:span text:style-name="T17">computational stage</text:span></text:p>
              </text:list-item>
            </text:list>
          </draw:text-box>
        </draw:frame>
        <draw:line draw:style-name="gr6" draw:text-style-name="P16" draw:layer="layout" svg:x1="7.62cm" svg:y1="14.606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folie_5f_">
        <office:forms form:automatic-focus="false" form:apply-design-mode="false"/>
        <draw:frame draw:name="Foliennummernplatzhalter 1_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" presentation:style-name="pr18" draw:text-style-name="P7" draw:layer="layout" svg:width="14.975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in</text:span><text:span text:style-name="T1">g </text:span><text:span text:style-name="T1">Pr</text:span><text:span text:style-name="T1">o</text:span><text:span text:style-name="T1">gr</text:span><text:span text:style-name="T1">a</text:span><text:span text:style-name="T1">m</text:span><text:span text:style-name="T1">s</text:span></text:p>
          </draw:text-box>
        </draw:frame>
        <draw:frame draw:name="Textplatzhalter 3_26" presentation:style-name="pr19" draw:text-style-name="P8" draw:layer="layout" svg:width="14.975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Usually programs can’t be executed directly</text:span></text:p>
                <text:p><text:span text:style-name="T3"/></text:p>
              </text:list-item>
              <text:list-item>
                <text:p><text:span text:style-name="T3">Translation is computational problem</text:span></text:p>
                <text:p><text:span text:style-name="T3"/></text:p>
              </text:list-item>
              <text:list-item>
                <text:p><text:span text:style-name="T3">Programs can solve computational problems</text:span></text:p>
                <text:p><text:span text:style-name="T3"/></text:p>
                <text:p><text:span text:style-name="T3">⇒ </text:span><text:span text:style-name="T3">Meta-Programs</text:span></text:p>
              </text:list-item>
            </text:list>
          </draw:text-box>
        </draw:frame>
        <draw:frame draw:style-name="gr7" draw:text-style-name="P20" draw:layer="layout" svg:width="7.62cm" svg:height="1.673cm" svg:x="17.145cm" svg:y="3.175cm">
          <draw:text-box>
            <text:p text:style-name="P19"><text:span text:style-name="T15">Hi</text:span><text:span text:style-name="T15">gh</text:span><text:span text:style-name="T15">-</text:span><text:span text:style-name="T15">Le</text:span><text:span text:style-name="T15">vel </text:span></text:p>
            <text:p text:style-name="P19"><text:span text:style-name="T15">Pr</text:span><text:span text:style-name="T15">og</text:span><text:span text:style-name="T15">ra</text:span><text:span text:style-name="T15">m</text:span><text:span text:style-name="T15">mi</text:span><text:span text:style-name="T15">ng </text:span><text:span text:style-name="T15">La</text:span><text:span text:style-name="T15">ng</text:span><text:span text:style-name="T15">ua</text:span><text:span text:style-name="T15">ge</text:span><text:span text:style-name="T15">s</text:span></text:p>
          </draw:text-box>
        </draw:frame>
        <draw:frame draw:style-name="gr7" draw:text-style-name="P20" draw:layer="layout" svg:width="7.62cm" svg:height="1.673cm" svg:x="17.145cm" svg:y="14.202cm">
          <draw:text-box>
            <text:p text:style-name="P19"><text:span text:style-name="T15">Lo</text:span><text:span text:style-name="T15">w-</text:span><text:span text:style-name="T15">Le</text:span><text:span text:style-name="T15">vel </text:span></text:p>
            <text:p text:style-name="P19"><text:span text:style-name="T15">M</text:span><text:span text:style-name="T15">ac</text:span><text:span text:style-name="T15">hi</text:span><text:span text:style-name="T15">ne </text:span><text:span text:style-name="T15">La</text:span><text:span text:style-name="T15">ng</text:span><text:span text:style-name="T15">ua</text:span><text:span text:style-name="T15">ge</text:span></text:p>
          </draw:text-box>
        </draw:frame>
        <draw:custom-shape draw:style-name="gr8" draw:text-style-name="P22" draw:layer="layout" svg:width="8.89cm" svg:height="2.54cm" draw:transform="rotate (-1.5707963267949) translate (22.225cm 5.08cm)">
          <text:p text:style-name="P21"><text:span text:style-name="T18">Abstract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folie_5f_">
        <office:forms form:automatic-focus="false" form:apply-design-mode="false"/>
        <draw:frame draw:name="Foliennummernplatzhalter 1_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8" presentation:style-name="pr2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In</text:span><text:span text:style-name="T1">te</text:span><text:span text:style-name="T1">rp</text:span><text:span text:style-name="T1">re</text:span><text:span text:style-name="T1">te</text:span><text:span text:style-name="T1">r</text:span></text:p>
          </draw:text-box>
        </draw:frame>
        <draw:custom-shape draw:style-name="gr4" draw:text-style-name="P15" draw:layer="layout" svg:width="3.81cm" svg:height="1.27cm" svg:x="3.81cm" svg:y="12.065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2.7cm">
          <text:p text:style-name="P14"><text:span text:style-name="T15">Interpre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2.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3.335cm">
          <text:p/>
        </draw:line>
        <draw:line draw:style-name="gr6" draw:text-style-name="P16" draw:layer="layout" svg:x1="7.62cm" svg:y1="12.7cm" svg:x2="10.16cm" svg:y2="13.335cm">
          <text:p/>
        </draw:line>
        <draw:line draw:style-name="gr6" draw:text-style-name="P16" draw:layer="layout" svg:x1="7.62cm" svg:y1="13.97cm" svg:x2="10.16cm" svg:y2="13.335cm">
          <text:p/>
        </draw:line>
        <draw:line draw:style-name="gr6" draw:text-style-name="P16" draw:layer="layout" svg:x1="13.97cm" svg:y1="13.335cm" svg:x2="16.51cm" svg:y2="13.335cm">
          <text:p/>
        </draw:line>
        <draw:frame draw:name="Textplatzhalter 3_6" presentation:style-name="pr21" draw:text-style-name="P8" draw:layer="layout" svg:width="23.23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directly executed</text:span></text:p>
                <text:p text:style-name="P17"><text:span text:style-name="T19">⇒ </text:span><text:span text:style-name="T19">One computational stage </text:span></text:p>
              </text:list-item>
              <text:list-item>
                <text:p text:style-name="P17"><text:span text:style-name="T16">Slow: Analysis and execution share resources</text:span></text:p>
              </text:list-item>
              <text:list-item>
                <text:p text:style-name="P17"><text:span text:style-name="T16">Easy to implement</text:span></text:p>
                <text:p text:style-name="P17"><text:span text:style-name="T16"/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3.33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folie_5f_">
        <office:forms form:automatic-focus="false" form:apply-design-mode="false"/>
        <draw:frame draw:name="Foliennummernplatzhalter 1_2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0">/* abstract syntax for expressions */</text:span></text:p>
          <text:p text:style-name="P23"><text:span text:style-name="T21">sealed trait </text:span><text:span text:style-name="T20">Exp</text:span></text:p>
          <text:p text:style-name="P23"><text:span text:style-name="T21">case class </text:span><text:span text:style-name="T22">Number</text:span><text:span text:style-name="T21">(value: </text:span><text:span text:style-name="T23">Int</text:span><text:span text:style-name="T21">) extends </text:span><text:span text:style-name="T20">Exp</text:span></text:p>
          <text:p text:style-name="P23"><text:span text:style-name="T21">case class </text:span><text:span text:style-name="T22">Variable</text:span><text:span text:style-name="T21">(name: </text:span><text:span text:style-name="T23">String</text:span><text:span text:style-name="T21">) extends </text:span><text:span text:style-name="T20">Exp</text:span></text:p>
          <text:p text:style-name="P24"><text:span text:style-name="T21">case class </text:span><text:span text:style-name="T22">Comp</text:span><text:span text:style-name="T21">(lhs: </text:span><text:span text:style-name="T23">Exp</text:span><text:span text:style-name="T21">, op: </text:span><text:span text:style-name="T23">(Int, Int) =&gt; Boolean</text:span><text:span text:style-name="T21">, rhs: </text:span><text:span text:style-name="T23">Exp</text:span><text:span text:style-name="T21">) extends </text:span><text:span text:style-name="T20">Exp</text:span></text:p>
          <text:p text:style-name="P23"><text:span text:style-name="T21">case class </text:span><text:span text:style-name="T22">Arith</text:span><text:span text:style-name="T21">(lhs: </text:span><text:span text:style-name="T23">Exp</text:span><text:span text:style-name="T21">, op: </text:span><text:span text:style-name="T23">(Int, Int) =&gt; Int</text:span><text:span text:style-name="T21">, rhs: </text:span><text:span text:style-name="T23">Exp</text:span><text:span text:style-name="T21">) extends </text:span><text:span text:style-name="T20">Exp</text:span></text:p>
          <text:p text:style-name="P23"><text:span text:style-name="T21"/></text:p>
          <text:p text:style-name="P23"><text:span text:style-name="T20">/* abstract syntax for statements */</text:span></text:p>
          <text:p text:style-name="P23"><text:span text:style-name="T21">sealed trait </text:span><text:span text:style-name="T20">Stm</text:span></text:p>
          <text:p text:style-name="P23"><text:span text:style-name="T21">case class </text:span><text:span text:style-name="T22">If</text:span><text:span text:style-name="T21">(condition: </text:span><text:span text:style-name="T23">Compare</text:span><text:span text:style-name="T21">, ifTrue: </text:span><text:span text:style-name="T23">Stm</text:span><text:span text:style-name="T21">, ifFalse: </text:span><text:span text:style-name="T23">Stm</text:span><text:span text:style-name="T21">) extends </text:span><text:span text:style-name="T20">Stm</text:span></text:p>
          <text:p text:style-name="P23"><text:span text:style-name="T21">case class </text:span><text:span text:style-name="T22">Assign</text:span><text:span text:style-name="T21">(name: </text:span><text:span text:style-name="T23">String</text:span><text:span text:style-name="T21">, value: </text:span><text:span text:style-name="T23">Exp</text:span><text:span text:style-name="T21">) extends </text:span><text:span text:style-name="T20">Stm</text:span></text:p>
          <text:p text:style-name="P23"><text:span text:style-name="T21">case class </text:span><text:span text:style-name="T22">Seq</text:span><text:span text:style-name="T21">(first: </text:span><text:span text:style-name="T23">Stm</text:span><text:span text:style-name="T21">, second: </text:span><text:span text:style-name="T23">Stm</text:span><text:span text:style-name="T21">) extends </text:span><text:span text:style-name="T20">St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folie_5f_">
        <office:forms form:automatic-focus="false" form:apply-design-mode="false"/>
        <draw:frame draw:name="Foliennummernplatzhalter 1_3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1">sealed trait Exp {</text:span></text:p>
          <text:p text:style-name="P23"><text:span text:style-name="T21"><text:s text:c="4"/></text:span><text:span text:style-name="T21">def eval(environment: </text:span><text:span text:style-name="T20">Map[String, Int]</text:span><text:span text:style-name="T21">): </text:span><text:span text:style-name="T20">Int</text:span><text:span text:style-name="T21"> = this match {</text:span></text:p>
          <text:p text:style-name="P23"><text:span text:style-name="T21"><text:s text:c="6"/></text:span><text:span text:style-name="T21">case </text:span><text:span text:style-name="T22">Number</text:span><text:span text:style-name="T21">(value) =&gt;</text:span></text:p>
          <text:p text:style-name="P23"><text:span text:style-name="T21"><text:s text:c="8"/></text:span><text:span text:style-name="T23">value</text:span></text:p>
          <text:p text:style-name="P23"><text:span text:style-name="T21"><text:s text:c="6"/></text:span></text:p>
          <text:p text:style-name="P23"><text:span text:style-name="T21"><text:s text:c="6"/></text:span><text:span text:style-name="T21">case </text:span><text:span text:style-name="T22">Variable</text:span><text:span text:style-name="T21">(name) =&gt;</text:span></text:p>
          <text:p text:style-name="P23"><text:span text:style-name="T21"><text:s text:c="8"/></text:span><text:span text:style-name="T23">environment(name)</text:span></text:p>
          <text:p text:style-name="P23"><text:span text:style-name="T21"/></text:p>
          <text:p text:style-name="P23"><text:span text:style-name="T21"><text:s text:c="6"/></text:span><text:span text:style-name="T21">case </text:span><text:span text:style-name="T22">Comp</text:span><text:span text:style-name="T21">(lhs, op, rhs) =&gt;</text:span></text:p>
          <text:p text:style-name="P23"><text:span text:style-name="T21"><text:s text:c="8"/></text:span><text:span text:style-name="T21">if (</text:span><text:span text:style-name="T23">op(</text:span><text:span text:style-name="T21">lhs.eval(environment), rhs.eval(environment)</text:span><text:span text:style-name="T23">)</text:span><text:span text:style-name="T21">) </text:span><text:span text:style-name="T23">1</text:span><text:span text:style-name="T21"> else </text:span><text:span text:style-name="T23">0</text:span></text:p>
          <text:p text:style-name="P23"><text:span text:style-name="T21"/></text:p>
          <text:p text:style-name="P23"><text:span text:style-name="T21"><text:s text:c="6"/></text:span><text:span text:style-name="T21">case </text:span><text:span text:style-name="T22">Arith</text:span><text:span text:style-name="T21">(lhs, op, rhs) =&gt;</text:span></text:p>
          <text:p text:style-name="P23"><text:span text:style-name="T21"><text:s text:c="8"/></text:span><text:span text:style-name="T23">op(</text:span><text:span text:style-name="T21">lhs.eval(environment), rhs.eval(environment)</text:span><text:span text:style-name="T23">)</text:span></text:p>
          <text:p text:style-name="P23"><text:span text:style-name="T21"><text:s text:c="4"/></text:span><text:span text:style-name="T21">}</text:span></text:p>
          <text:p text:style-name="P23"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folie_5f_">
        <office:forms form:automatic-focus="false" form:apply-design-mode="false"/>
        <draw:frame draw:name="Foliennummernplatzhalter 1_4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1">sealed trait Stm {</text:span></text:p>
          <text:p text:style-name="P23"><text:span text:style-name="T21"><text:s text:c="4"/></text:span><text:span text:style-name="T21">def eval(environment: </text:span><text:span text:style-name="T20">Map[String, Int]</text:span><text:span text:style-name="T21">): </text:span><text:span text:style-name="T20">Map[String, Int]</text:span><text:span text:style-name="T21"> = this match {</text:span></text:p>
          <text:p text:style-name="P23"><text:span text:style-name="T21"><text:s text:c="6"/></text:span><text:span text:style-name="T21">case </text:span><text:span text:style-name="T22">If</text:span><text:span text:style-name="T21">(condition, ifTrue, ifFalse) =&gt;</text:span></text:p>
          <text:p text:style-name="P23"><text:span text:style-name="T21"><text:s text:c="8"/></text:span><text:span text:style-name="T21">if (condition.eval(environment) != 0) </text:span><text:span text:style-name="T23">ifTrue.eval(environment)</text:span></text:p>
          <text:p text:style-name="P23"><text:span text:style-name="T21"><text:s text:c="8"/></text:span><text:span text:style-name="T21">else </text:span><text:span text:style-name="T23">ifFalse.eval(environment)</text:span></text:p>
          <text:p text:style-name="P23"><text:span text:style-name="T21"/></text:p>
          <text:p text:style-name="P23"><text:span text:style-name="T21"><text:s text:c="6"/></text:span><text:span text:style-name="T21">case </text:span><text:span text:style-name="T22">Assign</text:span><text:span text:style-name="T21">(name, value) =&gt;</text:span></text:p>
          <text:p text:style-name="P23"><text:span text:style-name="T21"><text:s text:c="8"/></text:span><text:span text:style-name="T21">environment </text:span><text:span text:style-name="T23">+ (name -&gt; value.eval(environment))</text:span></text:p>
          <text:p text:style-name="P23"><text:span text:style-name="T21"/></text:p>
          <text:p text:style-name="P23"><text:span text:style-name="T21"><text:s text:c="6"/></text:span><text:span text:style-name="T21">case </text:span><text:span text:style-name="T22">Seq</text:span><text:span text:style-name="T21">(first, second) =&gt;</text:span></text:p>
          <text:p text:style-name="P23"><text:span text:style-name="T21"><text:s text:c="8"/></text:span><text:span text:style-name="T24">second</text:span><text:span text:style-name="T25">.eval(</text:span><text:span text:style-name="T24">first</text:span><text:span text:style-name="T25">.eval(environment))</text:span></text:p>
          <text:p text:style-name="P23"><text:span text:style-name="T21"><text:s text:c="4"/></text:span><text:span text:style-name="T21">}</text:span></text:p>
          <text:p text:style-name="P23"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xtfolie_5f_">
        <office:forms form:automatic-focus="false" form:apply-design-mode="false"/>
        <draw:frame draw:name="Foliennummernplatzhalter 1_4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1">val program = If(Comp( <text:s text:c="24"/></text:span><text:span text:style-name="T20">// if (</text:span></text:p>
          <text:p text:style-name="P23"><text:span text:style-name="T21"><text:s text:c="4"/></text:span><text:span text:style-name="T21">Arith(Variable("x"), _ * _, Number(2)), <text:s text:c="4"/></text:span><text:span text:style-name="T20">// <text:s/>(x * 2)</text:span></text:p>
          <text:p text:style-name="P23"><text:span text:style-name="T21"><text:s text:c="4"/></text:span><text:span text:style-name="T21">_ &gt; _, Number(12)), <text:s text:c="24"/></text:span><text:span text:style-name="T20">// <text:s/>&gt; 12 ) </text:span></text:p>
          <text:p text:style-name="P23"><text:span text:style-name="T21"><text:s text:c="2"/></text:span><text:span text:style-name="T21">Assign("result", Number(42)), <text:s text:c="16"/></text:span><text:span text:style-name="T20">// then { result := 42; }</text:span></text:p>
          <text:p text:style-name="P23"><text:span text:style-name="T21"><text:s text:c="2"/></text:span><text:span text:style-name="T21">Assign("result", Number(12))) <text:s text:c="16"/></text:span><text:span text:style-name="T20">// else { result := 12; }</text:span></text:p>
          <text:p text:style-name="P23"><text:span text:style-name="T21"/></text:p>
          <text:p text:style-name="P23"><text:span text:style-name="T21">program.eval(Map("x" -&gt; 6)) <text:s text:c="20"/></text:span><text:span text:style-name="T20">// x -&gt; 6, </text:span><text:span text:style-name="T26">result -&gt; 12</text:span></text:p>
          <text:p text:style-name="P23"><text:span text:style-name="T21"/></text:p>
          <text:p text:style-name="P24"><text:span text:style-name="T21">program.eval(Map("x" -&gt; 7)) <text:s text:c="20"/></text:span><text:span text:style-name="T20">// x -&gt; 7, </text:span><text:span text:style-name="T26">result -&gt;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folie_5f_">
        <office:forms form:automatic-focus="false" form:apply-design-mode="false"/>
        <draw:frame draw:name="Foliennummernplatzhalter 1_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7"><text:page-number>&lt;number&gt;</text:page-number></text:span></text:p>
          </draw:text-box>
        </draw:frame>
        <draw:frame draw:name="Titel 2_9" presentation:style-name="pr22" draw:text-style-name="P7" draw:layer="layout" svg:width="23.393cm" svg:height="1.595cm" svg:x="0.9cm" svg:y="3cm" presentation:class="title" presentation:user-transformed="true">
          <draw:text-box>
            <text:p text:style-name="P6"><text:span text:style-name="T28">C</text:span><text:span text:style-name="T28">o</text:span><text:span text:style-name="T28">m</text:span><text:span text:style-name="T28">pi</text:span><text:span text:style-name="T28">le</text:span><text:span text:style-name="T28">r</text:span></text:p>
          </draw:text-box>
        </draw:frame>
        <draw:custom-shape draw:style-name="gr4" draw:text-style-name="P15" draw:layer="layout" svg:width="3.81cm" svg:height="1.27cm" svg:x="3.81cm" svg:y="12.7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97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5.24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1.43cm" svg:x2="10.16cm" svg:y2="11.43cm">
          <text:p/>
        </draw:line>
        <draw:line draw:style-name="gr6" draw:text-style-name="P16" draw:layer="layout" svg:x1="7.62cm" svg:y1="13.335cm" svg:x2="10.16cm" svg:y2="14.605cm">
          <text:p/>
        </draw:line>
        <draw:line draw:style-name="gr6" draw:text-style-name="P16" draw:layer="layout" svg:x1="7.62cm" svg:y1="14.605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7" presentation:style-name="pr23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eaning is assigned and translated to another language</text:span></text:p>
                <text:p text:style-name="P17"><text:span text:style-name="T19">⇒ </text:span><text:span text:style-name="T19">Two computational stages</text:span></text:p>
              </text:list-item>
              <text:list-item>
                <text:p text:style-name="P17"><text:span text:style-name="T16">Faster: Analysis and execution are separated as different programs</text:span></text:p>
              </text:list-item>
              <text:list-item>
                <text:p text:style-name="P17"><text:span text:style-name="T16">More complex implementation</text:span></text:p>
                <text:p text:style-name="P17"><text:span text:style-name="T16"/></text:p>
              </text:list-item>
            </text:list>
          </draw:text-box>
        </draw:frame>
        <draw:custom-shape draw:style-name="gr5" draw:text-style-name="P15" draw:layer="layout" svg:width="3.81cm" svg:height="1.27cm" svg:x="3.81cm" svg:y="10.795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795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87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xtfolie_5f_">
        <office:forms form:automatic-focus="false" form:apply-design-mode="false"/>
        <draw:frame draw:name="Foliennummernplatzhalter 1_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7"><text:page-number>&lt;number&gt;</text:page-number></text:span></text:p>
          </draw:text-box>
        </draw:frame>
        <draw:frame draw:name="Titel 2_10" presentation:style-name="pr24" draw:text-style-name="P7" draw:layer="layout" svg:width="23.393cm" svg:height="1.595cm" svg:x="0.9cm" svg:y="3cm" presentation:class="title" presentation:user-transformed="true">
          <draw:text-box>
            <text:p text:style-name="P6"><text:span text:style-name="T28">P</text:span><text:span text:style-name="T28">ar</text:span><text:span text:style-name="T28">ti</text:span><text:span text:style-name="T28">al </text:span><text:span text:style-name="T28">E</text:span><text:span text:style-name="T28">v</text:span><text:span text:style-name="T28">al</text:span><text:span text:style-name="T28">u</text:span><text:span text:style-name="T28">at</text:span><text:span text:style-name="T28">or</text:span></text:p>
          </draw:text-box>
        </draw:frame>
        <draw:custom-shape draw:style-name="gr4" draw:text-style-name="P15" draw:layer="layout" svg:width="3.81cm" svg:height="1.27cm" svg:x="3.81cm" svg:y="11.43cm">
          <text:p text:style-name="P14"><text:span text:style-name="T15">Inpu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3.335cm">
          <text:p text:style-name="P14"><text:span text:style-name="T15">Input 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3.81cm" svg:height="1.27cm" svg:x="3.81cm" svg:y="14.605cm">
          <text:p text:style-name="P14"><text:span text:style-name="T15">…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81cm" svg:height="1.27cm" svg:x="10.16cm" svg:y="10.795cm">
          <text:p text:style-name="P14"><text:span text:style-name="T15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6.51cm" svg:y="13.97cm">
          <text:p text:style-name="P14"><text:span text:style-name="T15">Output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0.795cm" svg:x2="10.16cm" svg:y2="11.43cm">
          <text:p/>
        </draw:line>
        <draw:line draw:style-name="gr6" draw:text-style-name="P16" draw:layer="layout" svg:x1="7.62cm" svg:y1="12.065cm" svg:x2="10.16cm" svg:y2="11.43cm">
          <text:p/>
        </draw:line>
        <draw:line draw:style-name="gr6" draw:text-style-name="P16" draw:layer="layout" svg:x1="7.62cm" svg:y1="13.97cm" svg:x2="10.16cm" svg:y2="14.605cm">
          <text:p/>
        </draw:line>
        <draw:line draw:style-name="gr6" draw:text-style-name="P16" draw:layer="layout" svg:x1="12.065cm" svg:y1="12.065cm" svg:x2="12.065cm" svg:y2="13.97cm">
          <text:p/>
        </draw:line>
        <draw:frame draw:name="Textplatzhalter 3_8" presentation:style-name="pr25" draw:text-style-name="P8" draw:layer="layout" svg:width="22.595cm" svg:height="4.39cm" svg:x="0.9cm" svg:y="4.975cm" presentation:class="outline" presentation:user-transformed="true">
          <draw:text-box>
            <text:list text:style-name="L3">
              <text:list-item>
                <text:p text:style-name="P17"><text:span text:style-name="T16">Mix of interpretation (execute now) and compilation (execute later)</text:span></text:p>
              </text:list-item>
              <text:list-item>
                <text:p text:style-name="P17"><text:span text:style-name="T16">Generalizes creation of computational stages</text:span></text:p>
                <text:p text:style-name="P17"><text:span text:style-name="T16"/></text:p>
              </text:list-item>
            </text:list>
            <text:p text:style-name="P17"><text:span text:style-name="T29">Operation:</text:span><text:span text:style-name="T16"> Given program and fixed inputs, specialized program is generated</text:span></text:p>
            <text:list text:continue-numbering="true" text:style-name="L3">
              <text:list-header>
                <text:p text:style-name="P17"><text:span text:style-name="T16"/></text:p>
              </text:list-header>
            </text:list>
          </draw:text-box>
        </draw:frame>
        <draw:custom-shape draw:style-name="gr5" draw:text-style-name="P15" draw:layer="layout" svg:width="3.81cm" svg:height="1.27cm" svg:x="3.81cm" svg:y="10.16cm">
          <text:p text:style-name="P14"><text:span text:style-name="T1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3.81cm" svg:y="10.16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7.62cm" svg:y1="15.24cm" svg:x2="10.16cm" svg:y2="14.605cm">
          <text:p/>
        </draw:line>
        <draw:custom-shape draw:style-name="gr5" draw:text-style-name="P15" draw:layer="layout" svg:width="3.81cm" svg:height="1.27cm" svg:x="10.16cm" svg:y="13.97cm">
          <text:p text:style-name="P14"><text:span text:style-name="T15">Residu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3.81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3.97cm" svg:y1="14.605cm" svg:x2="16.51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xtfolie_5f_">
        <office:forms form:automatic-focus="false" form:apply-design-mode="false"/>
        <draw:frame draw:name="Foliennummernplatzhalter 1_1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1" presentation:style-name="pr26" draw:text-style-name="P13" draw:layer="layout" svg:width="23.393cm" svg:height="1.595cm" svg:x="0.737cm" svg:y="8.565cm" presentation:class="title" presentation:user-transformed="true">
          <draw:text-box>
            <text:p text:style-name="P12"><text:span text:style-name="T14">H</text:span><text:span text:style-name="T14">o</text:span><text:span text:style-name="T14">w</text:span><text:span text:style-name="T14"> </text:span><text:span text:style-name="T14">D</text:span><text:span text:style-name="T14">o </text:span><text:span text:style-name="T14">P</text:span><text:span text:style-name="T14">a</text:span><text:span text:style-name="T14">r</text:span><text:span text:style-name="T14">ti</text:span><text:span text:style-name="T14">a</text:span><text:span text:style-name="T14">l </text:span><text:span text:style-name="T14">E</text:span><text:span text:style-name="T14">v</text:span><text:span text:style-name="T14">a</text:span><text:span text:style-name="T14">l</text:span><text:span text:style-name="T14">u</text:span><text:span text:style-name="T14">a</text:span><text:span text:style-name="T14">t</text:span><text:span text:style-name="T14">o</text:span><text:span text:style-name="T14">r</text:span><text:span text:style-name="T14">s </text:span><text:span text:style-name="T14">W</text:span><text:span text:style-name="T14">o</text:span><text:span text:style-name="T14">r</text:span><text:span text:style-name="T14">k</text:span><text:span text:style-name="T14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xtfolie_5f_">
        <office:forms form:automatic-focus="false" form:apply-design-mode="false"/>
        <draw:frame draw:name="Foliennummernplatzhalter 1_1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2" presentation:style-name="pr2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 </text:span><text:span text:style-name="T1">a</text:span><text:span text:style-name="T1">s </text:span><text:span text:style-name="T1">a</text:span><text:span text:style-name="T1">n </text:span><text:span text:style-name="T1">O</text:span><text:span text:style-name="T1">pt</text:span><text:span text:style-name="T1">i</text:span><text:span text:style-name="T1">m</text:span><text:span text:style-name="T1">iz</text:span><text:span text:style-name="T1">at</text:span><text:span text:style-name="T1">io</text:span><text:span text:style-name="T1">n </text:span><text:span text:style-name="T1">St</text:span><text:span text:style-name="T1">ra</text:span><text:span text:style-name="T1">te</text:span><text:span text:style-name="T1">g</text:span><text:span text:style-name="T1">y</text:span></text:p>
          </draw:text-box>
        </draw:frame>
        <draw:frame draw:name="Textplatzhalter 3_10" presentation:style-name="pr28" draw:text-style-name="P8" draw:layer="layout" svg:width="23.4cm" svg:height="9.07cm" svg:x="0.901cm" svg:y="6.17cm" presentation:class="outline" presentation:user-transformed="true">
          <draw:text-box>
            <text:list text:style-name="L3">
              <text:list-header>
                <text:p text:style-name="P17"><text:span text:style-name="T16"/></text:p>
              </text:list-header>
            </text:list>
            <text:list text:style-name="L4">
              <text:list-item>
                <text:p text:style-name="P17"><text:span text:style-name="T16"><text:s/></text:span><text:span text:style-name="T16">Execute static 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efer dynamic computations</text:span></text:p>
                <text:list>
                  <text:list-header>
                    <text:p text:style-name="P18"><text:span text:style-name="T16"/></text:p>
                  </text:list-header>
                </text:list>
              </text:list-item>
              <text:list-item>
                <text:p text:style-name="P17"><text:span text:style-name="T16"><text:s/></text:span><text:span text:style-name="T16">Distinguish between static and dynamic computations</text:span></text:p>
              </text:list-item>
            </text:list>
          </draw:text-box>
        </draw:frame>
        <draw:frame draw:name="Textplatzhalter 3_11" presentation:style-name="pr29" draw:text-style-name="P8" draw:layer="layout" svg:width="22.595cm" svg:height="1.375cm" svg:x="0.901cm" svg:y="4.975cm" presentation:class="outline" presentation:user-transformed="true">
          <draw:text-box>
            <text:p text:style-name="P17"><text:span text:style-name="T16">Three problems have to be solved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xtfolie_5f_">
        <office:forms form:automatic-focus="false" form:apply-design-mode="false"/>
        <draw:frame draw:name="Foliennummernplatzhalter 1_1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3" presentation:style-name="pr3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</text:span><text:span text:style-name="T1">ef</text:span><text:span text:style-name="T1">er </text:span><text:span text:style-name="T1">D</text:span><text:span text:style-name="T1">y</text:span><text:span text:style-name="T1">n</text:span><text:span text:style-name="T1">a</text:span><text:span text:style-name="T1">m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2" presentation:style-name="pr31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Only parts of input are fixed/know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Computations may depend on unknown input</text:span></text:p>
                <text:p><text:span text:style-name="T3"/></text:p>
              </text:list-item>
              <text:list-item>
                <text:p><text:span text:style-name="T3">Partial Evaluator must generate a program containing these computations</text:span></text:p>
                <text:list>
                  <text:list-header>
                    <text:p><text:span text:style-name="T3">⇒ </text:span><text:span text:style-name="T3">The </text:span><text:span text:style-name="T11">residual</text:span><text:span text:style-name="T3"> </text:span><text:span text:style-name="T11">program</text:span><text:span text:style-name="T3"> performs computations at run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xtfolie_5f_">
        <office:forms form:automatic-focus="false" form:apply-design-mode="false"/>
        <draw:frame draw:name="Foliennummernplatzhalter 1_1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5" draw:layer="layout" svg:width="14.605cm" svg:height="4.445cm" svg:x="5.08cm" svg:y="5.545cm">
          <text:p text:style-name="P23"><text:span text:style-name="T21">int example(int x, int y) {</text:span></text:p>
          <text:p text:style-name="P23"><text:span text:style-name="T21"><text:s text:c="2"/></text:span><text:span text:style-name="T21">int result = 1;</text:span></text:p>
          <text:p text:style-name="P23"><text:span text:style-name="T21"><text:s text:c="2"/></text:span><text:span text:style-name="T21">while (result &lt; x) {</text:span></text:p>
          <text:p text:style-name="P23"><text:span text:style-name="T21"><text:s text:c="4"/></text:span><text:span text:style-name="T21">result += result * 3 / x;</text:span></text:p>
          <text:p text:style-name="P23"><text:span text:style-name="T21"><text:s text:c="2"/></text:span><text:span text:style-name="T21">}</text:span></text:p>
          <text:p text:style-name="P23"><text:span text:style-name="T21"><text:s text:c="2"/></text:span><text:span text:style-name="T21">return result;</text:span></text:p>
          <text:p text:style-name="P23"><text:span text:style-name="T21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14.605cm" svg:height="4.445cm" svg:x="5.08cm" svg:y="11.895cm">
          <text:p text:style-name="P24"><text:span text:style-name="T21">int example_2(int x </text:span><text:span text:style-name="T20">/* int y = 2 */</text:span><text:span text:style-name="T21">) {</text:span></text:p>
          <text:p text:style-name="P24"><text:span text:style-name="T21"><text:s text:c="2"/></text:span><text:span text:style-name="T21">int result = 1;</text:span></text:p>
          <text:p text:style-name="P24"><text:span text:style-name="T21"><text:s text:c="2"/></text:span><text:span text:style-name="T21">while (result &lt; x) {</text:span></text:p>
          <text:p text:style-name="P24"><text:span text:style-name="T21"><text:s text:c="4"/></text:span><text:span text:style-name="T21">result += result * 3 / x;</text:span></text:p>
          <text:p text:style-name="P24"><text:span text:style-name="T21"><text:s text:c="2"/></text:span><text:span text:style-name="T21">}</text:span></text:p>
          <text:p text:style-name="P24"><text:span text:style-name="T21"><text:s text:c="2"/></text:span><text:span text:style-name="T21">return result;</text:span></text:p>
          <text:p text:style-name="P24"><text:span text:style-name="T21">}</text:span></text:p>
          <draw:enhanced-geometry svg:viewBox="0 0 21600 21600" draw:type="rectangle" draw:enhanced-path="M 0 0 L 21600 0 21600 21600 0 21600 0 0 Z N"/>
        </draw:custom-shape>
        <draw:frame draw:name="Titel 2_19" presentation:style-name="pr32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N</text:span><text:span text:style-name="T1">ot</text:span><text:span text:style-name="T1">hi</text:span><text:span text:style-name="T1">n</text:span><text:span text:style-name="T1">g </text:span><text:span text:style-name="T1">re</text:span><text:span text:style-name="T1">al</text:span><text:span text:style-name="T1">ly </text:span><text:span text:style-name="T1">c</text:span><text:span text:style-name="T1">h</text:span><text:span text:style-name="T1">a</text:span><text:span text:style-name="T1">n</text:span><text:span text:style-name="T1">g</text:span><text:span text:style-name="T1">e</text:span><text:span text:style-name="T1">s</text:span><text:span text:style-name="T1">…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xtfolie">
        <office:forms form:automatic-focus="false" form:apply-design-mode="false"/>
        <draw:frame draw:name="Foliennummernplatzhalter 1_42" presentation:style-name="pr3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0" draw:text-style-name="P25" draw:layer="layout" svg:width="14.605cm" svg:height="4.445cm" svg:x="5.08cm" svg:y="5.61cm">
          <text:p text:style-name="P23"><text:span text:style-name="T21">int example(int x, int y) {</text:span></text:p>
          <text:p text:style-name="P23"><text:span text:style-name="T21"><text:s text:c="2"/></text:span><text:span text:style-name="T21">int result = 1;</text:span></text:p>
          <text:p text:style-name="P23"><text:span text:style-name="T21"><text:s text:c="2"/></text:span><text:span text:style-name="T21">while (result &lt; x) {</text:span></text:p>
          <text:p text:style-name="P23"><text:span text:style-name="T21"><text:s text:c="4"/></text:span><text:span text:style-name="T21">result += result * 3 / x;</text:span></text:p>
          <text:p text:style-name="P23"><text:span text:style-name="T21"><text:s text:c="2"/></text:span><text:span text:style-name="T21">}</text:span></text:p>
          <text:p text:style-name="P23"><text:span text:style-name="T21"><text:s text:c="2"/></text:span><text:span text:style-name="T21">return result;</text:span></text:p>
          <text:p text:style-name="P23"><text:span text:style-name="T21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4.605cm" svg:height="4.445cm" svg:x="5.08cm" svg:y="11.96cm">
          <text:p text:style-name="P24"><text:span text:style-name="T21">def example_2(x </text:span><text:span text:style-name="T20">/* y = 2 */</text:span><text:span text:style-name="T21">):</text:span></text:p>
          <text:p text:style-name="P24"><text:span text:style-name="T21"><text:s text:c="2"/></text:span><text:span text:style-name="T21">result = 1</text:span></text:p>
          <text:p text:style-name="P24"><text:span text:style-name="T21"><text:s text:c="2"/></text:span><text:span text:style-name="T21">while (result &lt; x):</text:span></text:p>
          <text:p text:style-name="P24"><text:span text:style-name="T21"><text:s text:c="4"/></text:span><text:span text:style-name="T21">result += result * 3 // x</text:span></text:p>
          <text:p text:style-name="P24"><text:span text:style-name="T21"/></text:p>
          <text:p text:style-name="P24"><text:span text:style-name="T21"><text:s text:c="2"/></text:span><text:span text:style-name="T21">return result</text:span></text:p>
          <text:p text:style-name="P24"><text:span text:style-name="T21"/></text:p>
          <draw:enhanced-geometry svg:viewBox="0 0 21600 21600" draw:type="rectangle" draw:enhanced-path="M 0 0 L 21600 0 21600 21600 0 21600 0 0 Z N"/>
        </draw:custom-shape>
        <draw:frame draw:name="Titel 2_26" presentation:style-name="pr33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… </text:span><text:span text:style-name="T1">E</text:span><text:span text:style-name="T1">x</text:span><text:span text:style-name="T1">c</text:span><text:span text:style-name="T1">e</text:span><text:span text:style-name="T1">pt </text:span><text:span text:style-name="T1">(</text:span><text:span text:style-name="T1">O</text:span><text:span text:style-name="T1">pt</text:span><text:span text:style-name="T1">io</text:span><text:span text:style-name="T1">n</text:span><text:span text:style-name="T1">al</text:span><text:span text:style-name="T1">ly</text:span><text:span text:style-name="T1">) </text:span><text:span text:style-name="T1">th</text:span><text:span text:style-name="T1">e </text:span><text:span text:style-name="T1">O</text:span><text:span text:style-name="T1">ut</text:span><text:span text:style-name="T1">p</text:span><text:span text:style-name="T1">ut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xtfolie_5f_">
        <office:forms form:automatic-focus="false" form:apply-design-mode="false"/>
        <draw:frame draw:name="Foliennummernplatzhalter 1_1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4" presentation:style-name="pr3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3" presentation:style-name="pr3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pecialization as program optimization</text:span></text:p>
                <text:p><text:span text:style-name="T3"/></text:p>
              </text:list-item>
              <text:list-item>
                <text:p><text:span text:style-name="T11">What</text:span><text:span text:style-name="T3"> can be optimized?</text:span></text:p>
                <text:list>
                  <text:list-item>
                    <text:p><text:span text:style-name="T3">Expressions</text:span></text:p>
                  </text:list-item>
                  <text:list-item>
                    <text:p><text:span text:style-name="T3">Program Points</text:span></text:p>
                  </text:list-item>
                </text:list>
                <text:p><text:span text:style-name="T3"/></text:p>
              </text:list-item>
              <text:list-item>
                <text:p><text:span text:style-name="T11">How</text:span><text:span text:style-name="T3"> can we optimize?</text:span></text:p>
                <text:list>
                  <text:list-item>
                    <text:p><text:span text:style-name="T3">Symbolic Computation</text:span></text:p>
                  </text:list-item>
                  <text:list-item>
                    <text:p><text:span text:style-name="T3">Unfolding of function calls</text:span></text:p>
                  </text:list-item>
                  <text:list-item>
                    <text:p><text:span text:style-name="T3">Program point specialization</text:span></text:p>
                  </text:list-item>
                  <text:list-item>
                    <text:p><text:span text:style-name="T3">… </text:span><text:span text:style-name="T3">many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xtfolie_5f_">
        <office:forms form:automatic-focus="false" form:apply-design-mode="false"/>
        <draw:frame draw:name="Foliennummernplatzhalter 1_4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1" presentation:style-name="pr3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S</text:span><text:span text:style-name="T1">y</text:span><text:span text:style-name="T1">m</text:span><text:span text:style-name="T1">b</text:span><text:span text:style-name="T1">ol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/text:p>
          </draw:text-box>
        </draw:frame>
        <draw:frame draw:name="Textplatzhalter 3_31" presentation:style-name="pr37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omputation depend on symbols and not (just) values</text:span></text:p>
                <text:list>
                  <text:list-item>
                    <text:p><text:span text:style-name="T3">Arithmetic simplifications (simplification of expression structure)</text:span></text:p>
                  </text:list-item>
                  <text:list-item>
                    <text:p><text:span text:style-name="T3">Constant propagation</text:span></text:p>
                  </text:list-item>
                  <text:list-item>
                    <text:p><text:span text:style-name="T3">Constant folding</text:span></text:p>
                  </text:list-item>
                  <text:list-item>
                    <text:p><text:span text:style-name="T3">…</text:span></text:p>
                  </text:list-item>
                </text:list>
                <text:p><text:span text:style-name="T3"/></text:p>
              </text:list-item>
              <text:list-item>
                <text:p><text:span text:style-name="T3">Reduces / Removes computations</text:span></text:p>
                <text:p><text:span text:style-name="T3"/></text:p>
              </text:list-item>
              <text:list-item>
                <text:p><text:span text:style-name="T3">Can spread static valu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xtfolie_5f_">
        <office:forms form:automatic-focus="false" form:apply-design-mode="false"/>
        <draw:frame draw:name="Foliennummernplatzhalter 1_4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2" draw:text-style-name="P25" draw:layer="layout" svg:width="17.145cm" svg:height="10.16cm" svg:x="4.379cm" svg:y="5.411cm">
          <text:p text:style-name="P23"><text:span text:style-name="T21"><text:s text:c="8"/></text:span><text:span text:style-name="T21">int pow(int base, int exponent) {</text:span></text:p>
          <text:p text:style-name="P23"><text:span text:style-name="T21"><text:s text:c="10"/></text:span><text:span text:style-name="T21">int result = 1;</text:span></text:p>
          <text:p text:style-name="P23"><text:span text:style-name="T21"><text:s text:c="10"/></text:span><text:span text:style-name="T21">for (int i = 0; i &lt; exponent; i++) {</text:span></text:p>
          <text:p text:style-name="P23"><text:span text:style-name="T30"><text:s text:c="4"/></text:span><text:span text:style-name="T21"><text:s text:c="8"/></text:span><text:span text:style-name="T21">result = result * base;</text:span></text:p>
          <text:p text:style-name="P23"><text:span text:style-name="T30"><text:s text:c="2"/></text:span><text:span text:style-name="T21"><text:s text:c="8"/></text:span><text:span text:style-name="T21">}</text:span></text:p>
          <text:p text:style-name="P23"><text:span text:style-name="T30"><text:s text:c="2"/></text:span><text:span text:style-name="T21"><text:s text:c="8"/></text:span><text:span text:style-name="T21">return result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draw:frame draw:name="Titel 2_31" presentation:style-name="pr38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S</text:span><text:span text:style-name="T1">y</text:span><text:span text:style-name="T1">m</text:span><text:span text:style-name="T1">b</text:span><text:span text:style-name="T1">ol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xtfolie_5f_">
        <office:forms form:automatic-focus="false" form:apply-design-mode="false"/>
        <draw:frame draw:name="Foliennummernplatzhalter 1_2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8"/></text:span><text:span text:style-name="T21">int pow_3(int base, </text:span><text:span text:style-name="T20">/* int exponent = 3 */</text:span><text:span text:style-name="T21">) {</text:span></text:p>
          <text:p text:style-name="P23"><text:span text:style-name="T21"><text:s text:c="10"/></text:span><text:span text:style-name="T21">int result = 1;</text:span></text:p>
          <text:p text:style-name="P23"><text:span text:style-name="T21"><text:s text:c="10"/></text:span><text:span text:style-name="T21">for (int i = 0; i &lt; 3; i++) { </text:span><text:span text:style-name="T20">// Is 0 &lt; 3? Yes!</text:span></text:p>
          <text:p text:style-name="P23"><text:span text:style-name="T30"><text:s text:c="4"/></text:span><text:span text:style-name="T21"><text:s text:c="8"/></text:span><text:span text:style-name="T21">result = result * base;</text:span></text:p>
          <text:p text:style-name="P23"><text:span text:style-name="T30"><text:s text:c="2"/></text:span><text:span text:style-name="T21"><text:s text:c="8"/></text:span><text:span text:style-name="T21">}</text:span></text:p>
          <text:p text:style-name="P23"><text:span text:style-name="T30"><text:s text:c="2"/></text:span><text:span text:style-name="T21"><text:s text:c="8"/></text:span><text:span text:style-name="T21">return result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xtfolie_5f_">
        <office:forms form:automatic-focus="false" form:apply-design-mode="false"/>
        <draw:frame draw:name="Foliennummernplatzhalter 1_4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8"/></text:span><text:span text:style-name="T21">int pow_3(int base, </text:span><text:span text:style-name="T20">/* int exponent = 3 */</text:span><text:span text:style-name="T21">) {</text:span></text:p>
          <text:p text:style-name="P23"><text:span text:style-name="T21"><text:s text:c="10"/></text:span><text:span text:style-name="T21">int result = 1</text:span><text:span text:style-name="T23"> * base</text:span><text:span text:style-name="T21">;</text:span></text:p>
          <text:p text:style-name="P23"><text:span text:style-name="T21"><text:s text:c="10"/></text:span><text:span text:style-name="T21">for (int i = </text:span><text:span text:style-name="T23">1</text:span><text:span text:style-name="T21">; i &lt; 3; i++) { </text:span><text:span text:style-name="T20">// Is </text:span><text:span text:style-name="T31">1</text:span><text:span text:style-name="T20"> &lt; 3? Yes!</text:span></text:p>
          <text:p text:style-name="P23"><text:span text:style-name="T30"><text:s text:c="4"/></text:span><text:span text:style-name="T21"><text:s text:c="8"/></text:span><text:span text:style-name="T21">result = result * base;</text:span></text:p>
          <text:p text:style-name="P23"><text:span text:style-name="T30"><text:s text:c="2"/></text:span><text:span text:style-name="T21"><text:s text:c="8"/></text:span><text:span text:style-name="T21">}</text:span></text:p>
          <text:p text:style-name="P23"><text:span text:style-name="T30"><text:s text:c="2"/></text:span><text:span text:style-name="T21"><text:s text:c="8"/></text:span><text:span text:style-name="T21">return result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xtfolie_5f_">
        <office:forms form:automatic-focus="false" form:apply-design-mode="false"/>
        <draw:frame draw:name="Foliennummernplatzhalter 1_4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8"/></text:span><text:span text:style-name="T21">int pow_3(int base, </text:span><text:span text:style-name="T20">/* int exponent = 3 */</text:span><text:span text:style-name="T21">) {</text:span></text:p>
          <text:p text:style-name="P23"><text:span text:style-name="T21"><text:s text:c="10"/></text:span><text:span text:style-name="T21">int result = 1 </text:span><text:span text:style-name="T23">* base * base * base</text:span><text:span text:style-name="T21">;</text:span></text:p>
          <text:p text:style-name="P23"><text:span text:style-name="T21"><text:s text:c="10"/></text:span><text:span text:style-name="T21">for (int i = </text:span><text:span text:style-name="T23">3</text:span><text:span text:style-name="T21">; i &lt; 3; i++) { </text:span><text:span text:style-name="T20">// Is </text:span><text:span text:style-name="T31">3</text:span><text:span text:style-name="T20"> &lt; 3? No!</text:span></text:p>
          <text:p text:style-name="P23"><text:span text:style-name="T30"><text:s text:c="4"/></text:span><text:span text:style-name="T21"><text:s text:c="8"/></text:span><text:span text:style-name="T21">result = result * base; <text:s text:c="4"/></text:span><text:span text:style-name="T20">// Loop isn’t executed!</text:span></text:p>
          <text:p text:style-name="P23"><text:span text:style-name="T30"><text:s text:c="2"/></text:span><text:span text:style-name="T21"><text:s text:c="8"/></text:span><text:span text:style-name="T21">}</text:span></text:p>
          <text:p text:style-name="P23"><text:span text:style-name="T30"><text:s text:c="2"/></text:span><text:span text:style-name="T21"><text:s text:c="8"/></text:span><text:span text:style-name="T21">return result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xtfolie_5f_">
        <office:forms form:automatic-focus="false" form:apply-design-mode="false"/>
        <draw:frame draw:name="Foliennummernplatzhalter 1_4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8"/></text:span><text:span text:style-name="T21">int pow_3(int base, </text:span><text:span text:style-name="T20">/* int exponent = 3 */</text:span><text:span text:style-name="T21">) {</text:span></text:p>
          <text:p text:style-name="P24"><text:span text:style-name="T30"><text:s text:c="10"/></text:span><text:span text:style-name="T20">// Arithmetic simplification</text:span></text:p>
          <text:p text:style-name="P23"><text:span text:style-name="T21"><text:s text:c="10"/></text:span><text:span text:style-name="T21">int result = 1 * base * base * base;</text:span></text:p>
          <text:p text:style-name="P23"><text:span text:style-name="T21"><text:s text:c="10"/></text:span><text:span text:style-name="T20">// Constant propagation</text:span></text:p>
          <text:p text:style-name="P23"><text:span text:style-name="T30"><text:s text:c="2"/></text:span><text:span text:style-name="T21"><text:s text:c="8"/></text:span><text:span text:style-name="T21">return result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extfolie_5f_">
        <office:forms form:automatic-focus="false" form:apply-design-mode="false"/>
        <draw:frame draw:name="Foliennummernplatzhalter 1_4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8"/></text:span><text:span text:style-name="T21">int pow_3(int base, </text:span><text:span text:style-name="T20">/* int exponent = 3 */</text:span><text:span text:style-name="T21">) {</text:span></text:p>
          <text:p text:style-name="P23"><text:span text:style-name="T30"><text:s text:c="10"/></text:span><text:span text:style-name="T30">return </text:span><text:span text:style-name="T21">base * base * base;</text:span></text:p>
          <text:p text:style-name="P23"><text:span text:style-name="T21"><text:s text:c="8"/></text:span><text:span text:style-name="T21">}</text:span></text:p>
          <draw:enhanced-geometry svg:viewBox="0 0 21600 21600" draw:type="rectangle" draw:enhanced-path="M 0 0 L 21600 0 21600 21600 0 21600 0 0 Z N"/>
        </draw:custom-shape>
        <draw:frame draw:name="Textplatzhalter 3_32" presentation:style-name="pr39" draw:text-style-name="P8" draw:layer="layout" svg:width="20.32cm" svg:height="1.566cm" svg:x="2.54cm" svg:y="14.605cm" presentation:class="outline" presentation:user-transformed="true">
          <draw:text-box>
            <text:p><text:span text:style-name="T32"><text:s text:c="2"/></text:span><text:span text:style-name="T32">Partial Evaluation works and is a powerful optimization strateg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extfolie_5f_">
        <office:forms form:automatic-focus="false" form:apply-design-mode="false"/>
        <draw:frame draw:name="Foliennummernplatzhalter 1_1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5" presentation:style-name="pr4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</text:span></text:p>
          </draw:text-box>
        </draw:frame>
        <draw:frame draw:name="Textplatzhalter 3_14" presentation:style-name="pr41" draw:text-style-name="P8" draw:layer="layout" svg:width="23.4cm" svg:height="4.387cm" svg:x="0.9cm" svg:y="4.503cm" presentation:class="outline" presentation:user-transformed="true">
          <draw:text-box>
            <text:list text:style-name="L1">
              <text:list-item>
                <text:p><text:span text:style-name="T3">Include body of (recursive) calls at call site</text:span></text:p>
                <text:list>
                  <text:list-item>
                    <text:p><text:span text:style-name="T3">Known as </text:span><text:span text:style-name="T5">inlining </text:span><text:span text:style-name="T3">in most productive compilers today</text:span></text:p>
                  </text:list-item>
                </text:list>
                <text:p><text:span text:style-name="T5"/></text:p>
              </text:list-item>
              <text:list-item>
                <text:p><text:span text:style-name="T9">Allows </text:span><text:span text:style-name="T3">further optimizations</text:span></text:p>
              </text:list-item>
            </text:list>
          </draw:text-box>
        </draw:frame>
        <draw:frame draw:name="Textplatzhalter 3_28" presentation:style-name="pr42" draw:text-style-name="P8" draw:layer="layout" svg:width="23.4cm" svg:height="4.387cm" svg:x="0.73cm" svg:y="11.488cm" presentation:class="outline" presentation:user-transformed="true">
          <draw:text-box>
            <text:p><text:span text:style-name="T33">Disadvantages:</text:span></text:p>
            <text:list text:style-name="L1">
              <text:list-item>
                <text:p><text:span text:style-name="T3">Increases code size</text:span></text:p>
                <text:p><text:span text:style-name="T3"/></text:p>
              </text:list-item>
              <text:list-item>
                <text:p><text:span text:style-name="T3">Termination of optimization is not 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extfolie_5f_">
        <office:forms form:automatic-focus="false" form:apply-design-mode="false"/>
        <draw:frame draw:name="Foliennummernplatzhalter 1_5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2" draw:text-style-name="P25" draw:layer="layout" svg:width="17.145cm" svg:height="10.16cm" svg:x="4.379cm" svg:y="5.411cm">
          <text:p text:style-name="P23"><text:span text:style-name="T21"><text:s text:c="5"/></text:span><text:span text:style-name="T21">int pow(int base, int exponent) {</text:span></text:p>
          <text:p text:style-name="P23"><text:span text:style-name="T21"><text:s text:c="7"/></text:span><text:span text:style-name="T21">if (exponent == 0) return 1;</text:span></text:p>
          <text:p text:style-name="P23"><text:span text:style-name="T21"><text:s text:c="7"/></text:span><text:span text:style-name="T21">else return (base * pow(base, exponent – 1));</text:span></text:p>
          <text:p text:style-name="P23"><text:span text:style-name="T21"><text:s text:c="5"/></text:span><text:span text:style-name="T21">}</text:span></text:p>
          <draw:enhanced-geometry svg:viewBox="0 0 21600 21600" draw:type="rectangle" draw:enhanced-path="M 0 0 L 21600 0 21600 21600 0 21600 0 0 Z N"/>
        </draw:custom-shape>
        <draw:frame draw:name="Titel 2_40" presentation:style-name="pr43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extfolie_5f_">
        <office:forms form:automatic-focus="false" form:apply-design-mode="false"/>
        <draw:frame draw:name="Foliennummernplatzhalter 1_5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6"/></text:span><text:span text:style-name="T21">int pow_3(int base, </text:span><text:span text:style-name="T20">/* int exponent = 3 */</text:span><text:span text:style-name="T21">) {</text:span></text:p>
          <text:p text:style-name="P24"><text:span text:style-name="T30"><text:s text:c="8"/></text:span><text:span text:style-name="T30">i</text:span><text:span text:style-name="T21">f (3 == 0) return 1; </text:span><text:span text:style-name="T20">// Branch is not executed!</text:span></text:p>
          <text:p text:style-name="P24"><text:span text:style-name="T21"><text:s text:c="8"/></text:span><text:span text:style-name="T21">else return (base * pow(base, exponent – 1)); </text:span><text:span text:style-name="T20">// Unfold!</text:span></text:p>
          <text:p text:style-name="P23"><text:span text:style-name="T21"><text:s text:c="6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extfolie_5f_">
        <office:forms form:automatic-focus="false" form:apply-design-mode="false"/>
        <draw:frame draw:name="Foliennummernplatzhalter 1_5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6"/></text:span><text:span text:style-name="T21">int pow_3(int base, </text:span><text:span text:style-name="T20">/* int exponent = 3 */</text:span><text:span text:style-name="T21">) {</text:span></text:p>
          <text:p text:style-name="P23"><text:span text:style-name="T21"><text:s text:c="8"/></text:span><text:span text:style-name="T21">return base * </text:span></text:p>
          <text:p text:style-name="P23"><text:span text:style-name="T21"><text:tab/></text:span><text:span text:style-name="T21"><text:tab/></text:span><text:span text:style-name="T21"><text:tab/></text:span><text:span text:style-name="T23">if (2 == 0) return 1;</text:span></text:p>
          <text:p text:style-name="P24"><text:span text:style-name="T34"><text:s text:c="13"/></text:span><text:span text:style-name="T23">else return (base * pow(base, exponent – 1));</text:span></text:p>
          <text:p text:style-name="P23"><text:span text:style-name="T21"><text:s text:c="6"/></text:span><text:span text:style-name="T21">} </text:span><text:span text:style-name="T20">// Unfold again! And again! And .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extfolie_5f_">
        <office:forms form:automatic-focus="false" form:apply-design-mode="false"/>
        <draw:frame draw:name="Foliennummernplatzhalter 1_5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6"/></text:span><text:span text:style-name="T21">int pow_3(int base, </text:span><text:span text:style-name="T20">/* int exponent = 3 */</text:span><text:span text:style-name="T21">) {</text:span></text:p>
          <text:p text:style-name="P23"><text:span text:style-name="T21"><text:s text:c="8"/></text:span><text:span text:style-name="T21">return base * </text:span></text:p>
          <text:p text:style-name="P23"><text:span text:style-name="T21"><text:s text:c="13"/></text:span><text:span text:style-name="T21">base *</text:span></text:p>
          <text:p text:style-name="P23"><text:span text:style-name="T21"><text:s text:c="15"/></text:span><text:span text:style-name="T23">base *</text:span></text:p>
          <text:p text:style-name="P23"><text:span text:style-name="T21"><text:tab/></text:span><text:span text:style-name="T21"><text:tab/></text:span><text:span text:style-name="T21"><text:tab/></text:span><text:span text:style-name="T21"> <text:s text:c="3"/></text:span><text:span text:style-name="T23">if (0 == 0) return 1; </text:span><text:span text:style-name="T20">// Is 0 == 0? Yes!</text:span></text:p>
          <text:p text:style-name="P24"><text:span text:style-name="T34"><text:s text:c="17"/></text:span><text:span text:style-name="T23">else return (base * pow(base, exponent – 1));</text:span></text:p>
          <text:p text:style-name="P23"><text:span text:style-name="T21"><text:s text:c="6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extfolie_5f_">
        <office:forms form:automatic-focus="false" form:apply-design-mode="false"/>
        <draw:frame draw:name="Foliennummernplatzhalter 1_5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6"/></text:span><text:span text:style-name="T21">int pow_3(int base, </text:span><text:span text:style-name="T20">/* int exponent = 3 */</text:span><text:span text:style-name="T21">) {</text:span></text:p>
          <text:p text:style-name="P24"><text:span text:style-name="T20"><text:s text:c="8"/></text:span><text:span text:style-name="T20">// Arithmetic simplification!</text:span></text:p>
          <text:p text:style-name="P23"><text:span text:style-name="T21"><text:s text:c="8"/></text:span><text:span text:style-name="T21">return base * base * base </text:span><text:span text:style-name="T23">* 1</text:span><text:span text:style-name="T21">; </text:span></text:p>
          <text:p text:style-name="P23"><text:span text:style-name="T21"><text:s text:c="6"/></text:span><text:span text:style-name="T21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extfolie_5f_">
        <office:forms form:automatic-focus="false" form:apply-design-mode="false"/>
        <draw:frame draw:name="Foliennummernplatzhalter 1_5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3" draw:text-style-name="P25" draw:layer="layout" svg:width="20.32cm" svg:height="10.16cm" svg:x="2.54cm" svg:y="3.81cm">
          <text:p text:style-name="P23"><text:span text:style-name="T21"><text:s text:c="6"/></text:span><text:span text:style-name="T21">int pow_3(int base, </text:span><text:span text:style-name="T20">/* int exponent = 3 */</text:span><text:span text:style-name="T21">) {</text:span></text:p>
          <text:p text:style-name="P24"><text:span text:style-name="T20"><text:s text:c="8"/></text:span><text:span text:style-name="T21">return base * base * base; </text:span></text:p>
          <text:p text:style-name="P23"><text:span text:style-name="T21"><text:s text:c="6"/></text:span><text:span text:style-name="T21">}</text:span></text:p>
          <draw:enhanced-geometry svg:viewBox="0 0 21600 21600" draw:type="rectangle" draw:enhanced-path="M 0 0 L 21600 0 21600 21600 0 21600 0 0 Z N"/>
        </draw:custom-shape>
        <draw:frame draw:name="Textplatzhalter 3_34" presentation:style-name="pr44" draw:text-style-name="P8" draw:layer="layout" svg:width="20.32cm" svg:height="1.566cm" svg:x="2.54cm" svg:y="14.605cm" presentation:class="outline" presentation:user-transformed="true">
          <draw:text-box>
            <text:p><text:span text:style-name="T32"><text:s text:c="2"/></text:span><text:span text:style-name="T32">Partial Evaluation works and is a powerful optimization strateg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extfolie_5f_">
        <office:forms form:automatic-focus="false" form:apply-design-mode="false"/>
        <draw:frame draw:name="Foliennummernplatzhalter 1_5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2" draw:text-style-name="P25" draw:layer="layout" svg:width="17.145cm" svg:height="10.16cm" svg:x="4.379cm" svg:y="5.411cm">
          <text:p text:style-name="P23"><text:span text:style-name="T21"><text:s text:c="5"/></text:span><text:span text:style-name="T21">def collatz: Int =&gt; Int = {</text:span></text:p>
          <text:p text:style-name="P23"><text:span text:style-name="T21"><text:s text:c="7"/></text:span><text:span text:style-name="T21">case 1 =&gt; 0</text:span></text:p>
          <text:p text:style-name="P23"><text:span text:style-name="T21"><text:s text:c="7"/></text:span><text:span text:style-name="T21">case n if n % 2 == 0 =&gt;</text:span></text:p>
          <text:p text:style-name="P23"><text:span text:style-name="T21"><text:s text:c="9"/></text:span><text:span text:style-name="T21">1 + collatz(n / 2)</text:span></text:p>
          <text:p text:style-name="P23"><text:span text:style-name="T21"><text:s text:c="7"/></text:span><text:span text:style-name="T21">case n if n % 2 != 0 =&gt;</text:span></text:p>
          <text:p text:style-name="P23"><text:span text:style-name="T21"><text:s text:c="9"/></text:span><text:span text:style-name="T21">1 + collatz(3 * n + 1)</text:span></text:p>
          <text:p text:style-name="P23"><text:span text:style-name="T21"><text:s text:c="5"/></text:span><text:span text:style-name="T21">}</text:span></text:p>
          <draw:enhanced-geometry svg:viewBox="0 0 21600 21600" draw:type="rectangle" draw:enhanced-path="M 0 0 L 21600 0 21600 21600 0 21600 0 0 Z N"/>
        </draw:custom-shape>
        <draw:frame draw:name="Titel 2_41" presentation:style-name="pr45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extfolie_5f_">
        <office:forms form:automatic-focus="false" form:apply-design-mode="false"/>
        <draw:frame draw:name="Foliennummernplatzhalter 1_2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0" presentation:style-name="pr46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U</text:span><text:span text:style-name="T1">nf</text:span><text:span text:style-name="T1">ol</text:span><text:span text:style-name="T1">di</text:span><text:span text:style-name="T1">n</text:span><text:span text:style-name="T1">g </text:span><text:span text:style-name="T1">of </text:span><text:span text:style-name="T1">C</text:span><text:span text:style-name="T1">al</text:span><text:span text:style-name="T1">ls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2</text:span></text:p>
          </draw:text-box>
        </draw:frame>
        <draw:frame draw:name="Textplatzhalter 3_35" presentation:style-name="pr47" draw:text-style-name="P8" draw:layer="layout" svg:width="20.32cm" svg:height="1.566cm" svg:x="2.54cm" svg:y="14.605cm" presentation:class="outline" presentation:user-transformed="true">
          <draw:text-box>
            <text:p><text:span text:style-name="T32"><text:s text:c="2"/></text:span><text:span text:style-name="T32">Partial Evaluation works … in these cases!</text:span></text:p>
            <text:p><text:span text:style-name="T32"><text:s text:c="4"/>⇒ </text:span><text:span text:style-name="T32">We have to </text:span><text:span text:style-name="T35">actively prevent</text:span><text:span text:style-name="T32"> infinite loops</text:span></text:p>
          </draw:text-box>
        </draw:frame>
        <draw:custom-shape draw:style-name="gr14" draw:text-style-name="P25" draw:layer="layout" svg:width="20.32cm" svg:height="8.89cm" svg:x="2.54cm" svg:y="5.08cm">
          <text:p text:style-name="P23"><text:span text:style-name="T21"><text:s text:c="2"/></text:span><text:span text:style-name="T21">def collatz_1 = 0</text:span></text:p>
          <text:p text:style-name="P23"><text:span text:style-name="T30"><text:s text:c="2"/></text:span><text:span text:style-name="T30">def collatz_2 = 1</text:span></text:p>
          <text:p text:style-name="P24"><text:span text:style-name="T21"><text:s text:c="2"/></text:span><text:span text:style-name="T21">def collatz_3 = 7</text:span></text:p>
          <text:p text:style-name="P24"><text:span text:style-name="T21"><text:s text:c="2"/></text:span><text:span text:style-name="T21">def collatz_4 = 2</text:span></text:p>
          <text:p text:style-name="P24"><text:span text:style-name="T21"><text:s text:c="3"/></text:span><text:span text:style-name="T21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extfolie_5f_">
        <office:forms form:automatic-focus="false" form:apply-design-mode="false"/>
        <draw:frame draw:name="Foliennummernplatzhalter 1_1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6" presentation:style-name="pr4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E</text:span><text:span text:style-name="T1">x</text:span><text:span text:style-name="T1">e</text:span><text:span text:style-name="T1">c</text:span><text:span text:style-name="T1">ut</text:span><text:span text:style-name="T1">e </text:span><text:span text:style-name="T1">St</text:span><text:span text:style-name="T1">at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– </text:span><text:span text:style-name="T1">Pr</text:span><text:span text:style-name="T1">o</text:span><text:span text:style-name="T1">gr</text:span><text:span text:style-name="T1">a</text:span><text:span text:style-name="T1">m </text:span><text:span text:style-name="T1">P</text:span><text:span text:style-name="T1">oi</text:span><text:span text:style-name="T1">nt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Textplatzhalter 3_15" presentation:style-name="pr49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Creation of specialized definitions </text:span></text:p>
                <text:p><text:span text:style-name="T3"/></text:p>
              </text:list-item>
              <text:list-item>
                <text:p><text:span text:style-name="T3">Parts of a program occur multiple times with identical specialized inputs</text:span></text:p>
                <text:list>
                  <text:list-item>
                    <text:p><text:span text:style-name="T3">Only one specialized definition is required</text:span></text:p>
                  </text:list-item>
                  <text:list-item>
                    <text:p><text:span text:style-name="T3">Specialized definition can be shared between instances</text:span></text:p>
                  </text:list-item>
                </text:list>
              </text:list-item>
            </text:list>
          </draw:text-box>
        </draw:frame>
        <draw:frame draw:name="Textplatzhalter 3_29" presentation:style-name="pr50" draw:text-style-name="P8" draw:layer="layout" svg:width="23.4cm" svg:height="4.387cm" svg:x="0.722cm" svg:y="11.636cm" presentation:class="outline" presentation:user-transformed="true">
          <draw:text-box>
            <text:p><text:span text:style-name="T33">Disadvantages:</text:span></text:p>
            <text:list text:style-name="L1">
              <text:list-item>
                <text:p><text:span text:style-name="T3">Potential increase in code size (not as much as unfolding)</text:span></text:p>
                <text:p><text:span text:style-name="T3"/></text:p>
              </text:list-item>
              <text:list-item>
                <text:p><text:span text:style-name="T3">Termination of optimization is not guarante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extfolie_5f_">
        <office:forms form:automatic-focus="false" form:apply-design-mode="false"/>
        <draw:frame draw:name="Foliennummernplatzhalter 1_5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2" draw:text-style-name="P25" draw:layer="layout" svg:width="17.145cm" svg:height="10.16cm" svg:x="4.379cm" svg:y="5.411cm">
          <text:p text:style-name="P23"><text:span text:style-name="T30"><text:s text:c="5"/></text:span><text:span text:style-name="T30">def ack(</text:span><text:span text:style-name="T21">m: Int, n: Int): Int =</text:span></text:p>
          <text:p text:style-name="P23"><text:span text:style-name="T21"><text:s text:c="7"/></text:span><text:span text:style-name="T21">if (m == 0) n + 1</text:span></text:p>
          <text:p text:style-name="P23"><text:span text:style-name="T21"><text:s text:c="7"/></text:span><text:span text:style-name="T21">else if (n == 0) ack(m - 1, 1)</text:span></text:p>
          <text:p text:style-name="P23"><text:span text:style-name="T21"><text:s text:c="7"/></text:span><text:span text:style-name="T21">else ack(m - 1, ack(m, n - 1))</text:span></text:p>
          <draw:enhanced-geometry svg:viewBox="0 0 21600 21600" draw:type="rectangle" draw:enhanced-path="M 0 0 L 21600 0 21600 21600 0 21600 0 0 Z N"/>
        </draw:custom-shape>
        <draw:frame draw:name="Titel 2_22" presentation:style-name="pr51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Pr</text:span><text:span text:style-name="T1">o</text:span><text:span text:style-name="T1">gr</text:span><text:span text:style-name="T1">a</text:span><text:span text:style-name="T1">m </text:span><text:span text:style-name="T1">P</text:span><text:span text:style-name="T1">oi</text:span><text:span text:style-name="T1">nt </text:span><text:span text:style-name="T1">S</text:span><text:span text:style-name="T1">p</text:span><text:span text:style-name="T1">e</text:span><text:span text:style-name="T1">ci</text:span><text:span text:style-name="T1">al</text:span><text:span text:style-name="T1">iz</text:span><text:span text:style-name="T1">at</text:span><text:span text:style-name="T1">io</text:span><text:span text:style-name="T1">n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extfolie_5f_">
        <office:forms form:automatic-focus="false" form:apply-design-mode="false"/>
        <draw:frame draw:name="Foliennummernplatzhalter 1_2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5" draw:text-style-name="P26" draw:layer="layout" svg:width="20.32cm" svg:height="10.16cm" svg:x="2.54cm" svg:y="3.81cm">
          <text:p text:style-name="P24"><text:span text:style-name="T30"><text:s text:c="6"/></text:span><text:span text:style-name="T30">def ack_2(</text:span><text:span text:style-name="T20">/* m: Int = 2 */ </text:span><text:span text:style-name="T21">n: Int): Int =</text:span></text:p>
          <text:p text:style-name="P24"><text:span text:style-name="T21"><text:s text:c="7"/></text:span><text:span text:style-name="T21">if (</text:span><text:span text:style-name="T23">2</text:span><text:span text:style-name="T21"> == 0) n + 1 </text:span><text:span text:style-name="T20">// Is 2 == 0? No!</text:span></text:p>
          <text:p text:style-name="P24"><text:span text:style-name="T21"><text:s text:c="7"/></text:span><text:span text:style-name="T21">else if (n == 0) ack(</text:span><text:span text:style-name="T23">1</text:span><text:span text:style-name="T21">, 1)</text:span></text:p>
          <text:p text:style-name="P24"><text:span text:style-name="T21"><text:s text:c="7"/></text:span><text:span text:style-name="T21">else ack(</text:span><text:span text:style-name="T23">1</text:span><text:span text:style-name="T21">, ack(</text:span><text:span text:style-name="T23">2</text:span><text:span text:style-name="T21">, n – 1))</text:span></text:p>
          <text:p text:style-name="P24"><text:span text:style-name="T21"><text:s text:c="5"/></text:span></text:p>
          <text:p text:style-name="P24"><text:span text:style-name="T21"><text:s text:c="5"/></text:span><text:span text:style-name="T20">// Multiple recursive calls with m = 2 and m =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extfolie_5f_">
        <office:forms form:automatic-focus="false" form:apply-design-mode="false"/>
        <draw:frame draw:name="Foliennummernplatzhalter 1_2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6" draw:text-style-name="P26" draw:layer="layout" svg:width="20.32cm" svg:height="10.16cm" svg:x="2.54cm" svg:y="3.81cm">
          <text:p text:style-name="P24"><text:span text:style-name="T30"><text:s text:c="6"/></text:span><text:span text:style-name="T30">def ack_2(</text:span><text:span text:style-name="T20">/* m: Int = 2 */ </text:span><text:span text:style-name="T21">n: Int): Int =</text:span></text:p>
          <text:p text:style-name="P24"><text:span text:style-name="T21"><text:s text:c="7"/></text:span><text:span text:style-name="T21">else if (n == 0) </text:span><text:span text:style-name="T23">ack_1</text:span><text:span text:style-name="T21">(1)</text:span></text:p>
          <text:p text:style-name="P24"><text:span text:style-name="T21"><text:s text:c="7"/></text:span><text:span text:style-name="T21">else </text:span><text:span text:style-name="T23">ack_1</text:span><text:span text:style-name="T21">(</text:span><text:span text:style-name="T23">ack_2</text:span><text:span text:style-name="T21">(n – 1))</text:span></text:p>
          <text:p text:style-name="P24"><text:span text:style-name="T21"/></text:p>
          <text:p text:style-name="P24"><text:span text:style-name="T30"><text:tab/></text:span><text:span text:style-name="T30"> </text:span><text:span text:style-name="T30">def ack_1(</text:span><text:span text:style-name="T36">/* m: Int = 1 */ </text:span><text:span text:style-name="T30">n: Int</text:span><text:span text:style-name="T21">): Int =</text:span></text:p>
          <text:p text:style-name="P24"><text:span text:style-name="T21"><text:s text:c="7"/></text:span><text:span text:style-name="T21">if (1 == 0) n + 1</text:span></text:p>
          <text:p text:style-name="P24"><text:span text:style-name="T21"><text:s text:c="7"/></text:span><text:span text:style-name="T21">else if (n == 0) ack(0, 1)</text:span></text:p>
          <text:p text:style-name="P24"><text:span text:style-name="T21"><text:s text:c="7"/></text:span><text:span text:style-name="T21">else ack(0, ack(1, n - 1))</text:span></text:p>
          <text:p text:style-name="P24"><text:span text:style-name="T21"><text:s text:c="5"/></text:span></text:p>
          <text:p text:style-name="P24"><text:span text:style-name="T21"><text:s text:c="5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extfolie_5f_">
        <office:forms form:automatic-focus="false" form:apply-design-mode="false"/>
        <draw:frame draw:name="Foliennummernplatzhalter 1_2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7" draw:text-style-name="P26" draw:layer="layout" svg:width="20.32cm" svg:height="10.16cm" svg:x="2.54cm" svg:y="3.81cm">
          <text:p text:style-name="P24"><text:span text:style-name="T30"><text:s text:c="6"/></text:span><text:span text:style-name="T30">def ack_2(</text:span><text:span text:style-name="T20">/* m: Int = 2 */ </text:span><text:span text:style-name="T21">n: Int): Int =</text:span></text:p>
          <text:p text:style-name="P24"><text:span text:style-name="T21"><text:s text:c="7"/></text:span><text:span text:style-name="T21">else if (n == 0) ack_1(1)</text:span></text:p>
          <text:p text:style-name="P24"><text:span text:style-name="T21"><text:s text:c="7"/></text:span><text:span text:style-name="T21">else ack_1(ack_2(n – 1))</text:span></text:p>
          <text:p text:style-name="P24"><text:span text:style-name="T21"/></text:p>
          <text:p text:style-name="P24"><text:span text:style-name="T30"><text:tab/></text:span><text:span text:style-name="T30"> </text:span><text:span text:style-name="T30">def ack_1(</text:span><text:span text:style-name="T36">/* m: Int = 1 */ </text:span><text:span text:style-name="T30">n: Int</text:span><text:span text:style-name="T21">): Int =</text:span></text:p>
          <text:p text:style-name="P24"><text:span text:style-name="T21"><text:s text:c="7"/></text:span><text:span text:style-name="T21">if (1 == 0) n + 1</text:span></text:p>
          <text:p text:style-name="P24"><text:span text:style-name="T21"><text:s text:c="7"/></text:span><text:span text:style-name="T21">else if (n == 0) </text:span><text:span text:style-name="T23">ack_0</text:span><text:span text:style-name="T21">(1)</text:span></text:p>
          <text:p text:style-name="P24"><text:span text:style-name="T21"><text:s text:c="7"/></text:span><text:span text:style-name="T21">else </text:span><text:span text:style-name="T23">ack_0</text:span><text:span text:style-name="T21">(</text:span><text:span text:style-name="T23">ack_1</text:span><text:span text:style-name="T21">(n – 1))</text:span></text:p>
          <text:p text:style-name="P24"><text:span text:style-name="T21"/></text:p>
          <text:p text:style-name="P24"><text:span text:style-name="T30"><text:s text:c="5"/></text:span><text:span text:style-name="T30">def </text:span><text:span text:style-name="T34">ack_0</text:span><text:span text:style-name="T30">(</text:span><text:span text:style-name="T36">/* m: Int = 0 */ </text:span><text:span text:style-name="T30">n: Int): Int =</text:span></text:p>
          <text:p text:style-name="P24"><text:span text:style-name="T30"><text:s text:c="7"/></text:span><text:span text:style-name="T30">if (0 == 0) n + 1 </text:span><text:span text:style-name="T36">// Is 0 == 0? Yes!</text:span></text:p>
          <text:p text:style-name="P24"><text:span text:style-name="T30"><text:s text:c="7"/></text:span><text:span text:style-name="T30">else if (n == 0) ack(-1, 1)</text:span></text:p>
          <text:p text:style-name="P24"><text:span text:style-name="T30"><text:s text:c="7"/></text:span><text:span text:style-name="T30">else ack(-1, ack(0, n – 1))</text:span></text:p>
          <text:p text:style-name="P24"><text:span text:style-name="T3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extfolie_5f_">
        <office:forms form:automatic-focus="false" form:apply-design-mode="false"/>
        <draw:frame draw:name="Foliennummernplatzhalter 1_6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8" draw:text-style-name="P26" draw:layer="layout" svg:width="20.32cm" svg:height="10.16cm" svg:x="2.54cm" svg:y="3.81cm">
          <text:p text:style-name="P24"><text:span text:style-name="T30"><text:s text:c="6"/></text:span><text:span text:style-name="T30">def ack_2(</text:span><text:span text:style-name="T20">/* m: Int = 2 */ </text:span><text:span text:style-name="T21">n: Int): Int =</text:span></text:p>
          <text:p text:style-name="P24"><text:span text:style-name="T21"><text:s text:c="7"/></text:span><text:span text:style-name="T21">else if (n == 0) ack_1(1)</text:span></text:p>
          <text:p text:style-name="P24"><text:span text:style-name="T21"><text:s text:c="7"/></text:span><text:span text:style-name="T21">else ack_1(ack_2(n – 1))</text:span></text:p>
          <text:p text:style-name="P24"><text:span text:style-name="T21"/></text:p>
          <text:p text:style-name="P24"><text:span text:style-name="T30"><text:tab/></text:span><text:span text:style-name="T30"> </text:span><text:span text:style-name="T30">def ack_1(</text:span><text:span text:style-name="T36">/* m: Int = 1 */ </text:span><text:span text:style-name="T30">n: Int</text:span><text:span text:style-name="T21">): Int =</text:span></text:p>
          <text:p text:style-name="P24"><text:span text:style-name="T21"><text:s text:c="7"/></text:span><text:span text:style-name="T21">if (1 == 0) n + 1</text:span></text:p>
          <text:p text:style-name="P24"><text:span text:style-name="T21"><text:s text:c="7"/></text:span><text:span text:style-name="T21">else if (n == 0) ack_0(1)</text:span></text:p>
          <text:p text:style-name="P24"><text:span text:style-name="T21"><text:s text:c="7"/></text:span><text:span text:style-name="T21">else ack_0(ack_1(n – 1))</text:span></text:p>
          <text:p text:style-name="P24"><text:span text:style-name="T21"/></text:p>
          <text:p text:style-name="P24"><text:span text:style-name="T30"><text:s text:c="5"/></text:span><text:span text:style-name="T30">def ack_0(</text:span><text:span text:style-name="T36">/* m: Int = 0 */ </text:span><text:span text:style-name="T30">n: Int): Int =</text:span></text:p>
          <text:p text:style-name="P24"><text:span text:style-name="T30"><text:s text:c="7"/></text:span><text:span text:style-name="T30">if (0 == 0) n + 1</text:span></text:p>
          <text:p text:style-name="P24"><text:span text:style-name="T36"><text:tab/></text:span><text:span text:style-name="T36">// ack_0 is not recursive! Unfold i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extfolie_5f_">
        <office:forms form:automatic-focus="false" form:apply-design-mode="false"/>
        <draw:frame draw:name="Foliennummernplatzhalter 1_6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9" draw:text-style-name="P26" draw:layer="layout" svg:width="20.32cm" svg:height="10.16cm" svg:x="2.54cm" svg:y="3.81cm">
          <text:p text:style-name="P24"><text:span text:style-name="T30"><text:s text:c="6"/></text:span><text:span text:style-name="T30">def ack_2(</text:span><text:span text:style-name="T20">/* m: Int = 2 */ </text:span><text:span text:style-name="T21">n: Int): Int =</text:span></text:p>
          <text:p text:style-name="P24"><text:span text:style-name="T21"><text:s text:c="7"/></text:span><text:span text:style-name="T21">else if (n == 0) ack_1(1)</text:span></text:p>
          <text:p text:style-name="P24"><text:span text:style-name="T21"><text:s text:c="7"/></text:span><text:span text:style-name="T21">else ack_1(ack_2(n – 1))</text:span></text:p>
          <text:p text:style-name="P24"><text:span text:style-name="T21"/></text:p>
          <text:p text:style-name="P24"><text:span text:style-name="T30"><text:tab/></text:span><text:span text:style-name="T30"> </text:span><text:span text:style-name="T30">def ack_1(</text:span><text:span text:style-name="T36">/* m: Int = 1 */ </text:span><text:span text:style-name="T30">n: Int</text:span><text:span text:style-name="T21">): Int =</text:span></text:p>
          <text:p text:style-name="P24"><text:span text:style-name="T21"><text:s text:c="7"/></text:span><text:span text:style-name="T21">if (1 == 0) n + 1</text:span></text:p>
          <text:p text:style-name="P24"><text:span text:style-name="T21"><text:s text:c="7"/></text:span><text:span text:style-name="T21">else if (n == 0) </text:span><text:span text:style-name="T23">2</text:span></text:p>
          <text:p text:style-name="P24"><text:span text:style-name="T21"><text:s text:c="7"/></text:span><text:span text:style-name="T21">else ack_1(n – 1)</text:span><text:span text:style-name="T23"> +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extfolie_5f_">
        <office:forms form:automatic-focus="false" form:apply-design-mode="false"/>
        <draw:frame draw:name="Foliennummernplatzhalter 1_1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0" presentation:style-name="pr5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Di</text:span><text:span text:style-name="T1">st</text:span><text:span text:style-name="T1">in</text:span><text:span text:style-name="T1">g</text:span><text:span text:style-name="T1">ui</text:span><text:span text:style-name="T1">s</text:span><text:span text:style-name="T1">h </text:span><text:span text:style-name="T1">b</text:span><text:span text:style-name="T1">et</text:span><text:span text:style-name="T1">w</text:span><text:span text:style-name="T1">e</text:span><text:span text:style-name="T1">e</text:span><text:span text:style-name="T1">n </text:span><text:span text:style-name="T1">st</text:span><text:span text:style-name="T1">at</text:span><text:span text:style-name="T1">ic </text:span><text:span text:style-name="T1">a</text:span><text:span text:style-name="T1">n</text:span><text:span text:style-name="T1">d </text:span><text:span text:style-name="T1">d</text:span><text:span text:style-name="T1">y</text:span><text:span text:style-name="T1">n</text:span><text:span text:style-name="T1">a</text:span><text:span text:style-name="T1">m</text:span><text:span text:style-name="T1">ic </text:span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6" presentation:style-name="pr53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Static computations can be performed by the Partial Evaluator</text:span></text:p>
                <text:p><text:span text:style-name="T3"/></text:p>
              </text:list-item>
              <text:list-item>
                <text:p><text:span text:style-name="T3">Dynamic computations have to be included in the residual program</text:span></text:p>
                <text:p><text:span text:style-name="T3"/></text:p>
              </text:list-item>
              <text:list-item>
                <text:p><text:span text:style-name="T11">Division</text:span><text:span text:style-name="T3"> between static and dynamic depends on input</text:span></text:p>
                <text:p><text:span text:style-name="T3"/></text:p>
              </text:list-item>
              <text:list-item>
                <text:p><text:span text:style-name="T9">Two approaches for division:</text:span></text:p>
                <text:list>
                  <text:list-item>
                    <text:p><text:span text:style-name="T3">Offline Partial evaluation</text:span></text:p>
                  </text:list-item>
                  <text:list-item>
                    <text:p><text:span text:style-name="T3">Online Partial 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extfolie_5f_">
        <office:forms form:automatic-focus="false" form:apply-design-mode="false"/>
        <draw:frame draw:name="Foliennummernplatzhalter 1_1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7" presentation:style-name="pr5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</text:span><text:span text:style-name="T1">n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17" presentation:style-name="pr5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“on the fly“ during specialization</text:span></text:p>
                <text:p><text:span text:style-name="T3"/></text:p>
              </text:list-item>
              <text:list-item>
                <text:p><text:span text:style-name="T3">Fixed input is given (similar to environment in interpreter)</text:span></text:p>
                <text:p><text:span text:style-name="T3"/></text:p>
              </text:list-item>
              <text:list-item>
                <text:p><text:span text:style-name="T3">Program is traversed, performing calculations and optimizations</text:span></text:p>
                <text:list>
                  <text:list-item>
                    <text:p><text:span text:style-name="T3">Values are used to decide control flow, etc.</text:span></text:p>
                  </text:list-item>
                  <text:list-item>
                    <text:p><text:span text:style-name="T3">Usually yields better optimization</text:span></text:p>
                  </text:list-item>
                </text:list>
                <text:p><text:span text:style-name="T3"/></text:p>
                <text:p><text:span text:style-name="T3"/></text:p>
                <text:p><text:span text:style-name="T3">⇒ </text:span><text:span text:style-name="T3">We performed </text:span><text:span text:style-name="T5">online</text:span><text:span text:style-name="T3"> partial evaluatio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extfolie_5f_">
        <office:forms form:automatic-focus="false" form:apply-design-mode="false"/>
        <draw:frame draw:name="Foliennummernplatzhalter 1_1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18" presentation:style-name="pr5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O</text:span><text:span text:style-name="T1">ff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18" presentation:style-name="pr57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Division is created during separate analysis</text:span></text:p>
                <text:list>
                  <text:list-item>
                    <text:p><text:span text:style-name="T3">Binding Time Analysis</text:span></text:p>
                  </text:list-item>
                </text:list>
                <text:p><text:span text:style-name="T3"/></text:p>
              </text:list-item>
              <text:list-item>
                <text:p><text:span text:style-name="T3">Annotations in source code decide which parts are static and dynamic</text:span></text:p>
                <text:list>
                  <text:list-item>
                    <text:p><text:span text:style-name="T3">Inserted by programmer</text:span></text:p>
                  </text:list-item>
                  <text:list-item>
                    <text:p><text:span text:style-name="T3">Propagated, analyzed automatically</text:span></text:p>
                  </text:list-item>
                </text:list>
                <text:p><text:span text:style-name="T3"/></text:p>
              </text:list-item>
              <text:list-item>
                <text:p><text:span text:style-name="T3">Conservative approach</text:span></text:p>
                <text:list>
                  <text:list-item>
                    <text:p><text:span text:style-name="T3">Depends on knowledge of what inputs are static/dynamic annotated</text:span></text:p>
                  </text:list-item>
                  <text:list-item>
                    <text:p><text:span text:style-name="T3">Does not utilize value of inputs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extfolie_5f_">
        <office:forms form:automatic-focus="false" form:apply-design-mode="false"/>
        <draw:frame draw:name="Foliennummernplatzhalter 1_6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12" draw:text-style-name="P25" draw:layer="layout" svg:width="17.145cm" svg:height="10.16cm" svg:x="4.379cm" svg:y="5.411cm">
          <text:p text:style-name="P23"><text:span text:style-name="T30"><text:s text:c="5"/></text:span><text:span text:style-name="T30">def ack(</text:span><text:span text:style-name="T21">m: Int, </text:span><text:span text:style-name="T37">n: Int</text:span><text:span text:style-name="T21">): Int =</text:span></text:p>
          <text:p text:style-name="P23"><text:span text:style-name="T21"><text:s text:c="7"/></text:span><text:span text:style-name="T21">if (m == 0) </text:span><text:span text:style-name="T37">n + 1</text:span></text:p>
          <text:p text:style-name="P23"><text:span text:style-name="T21"><text:s text:c="7"/></text:span><text:span text:style-name="T21">else </text:span><text:span text:style-name="T37">if (n == 0) ack(</text:span><text:span text:style-name="T21">m - 1</text:span><text:span text:style-name="T37">, 1)</text:span></text:p>
          <text:p text:style-name="P23"><text:span text:style-name="T21"><text:s text:c="7"/></text:span><text:span text:style-name="T21">else </text:span><text:span text:style-name="T37">ack(</text:span><text:span text:style-name="T21">m - 1, </text:span><text:span text:style-name="T37">ack(</text:span><text:span text:style-name="T21">m</text:span><text:span text:style-name="T37">, n - 1))</text:span></text:p>
          <draw:enhanced-geometry svg:viewBox="0 0 21600 21600" draw:type="rectangle" draw:enhanced-path="M 0 0 L 21600 0 21600 21600 0 21600 0 0 Z N"/>
        </draw:custom-shape>
        <draw:frame draw:name="Titel 2_23" presentation:style-name="pr58" draw:text-style-name="P7" draw:layer="layout" svg:width="23.393cm" svg:height="1.595cm" svg:x="0.901cm" svg:y="3.001cm" presentation:class="title" presentation:user-transformed="true">
          <draw:text-box>
            <text:p text:style-name="P6"><text:span text:style-name="T1">O</text:span><text:span text:style-name="T1">ffl</text:span><text:span text:style-name="T1">in</text:span><text:span text:style-name="T1">e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E</text:span><text:span text:style-name="T1">x</text:span><text:span text:style-name="T1">a</text:span><text:span text:style-name="T1">m</text:span><text:span text:style-name="T1">pl</text:span><text:span text:style-name="T1">e</text:span></text:p>
          </draw:text-box>
        </draw:frame>
        <draw:frame draw:name="Textplatzhalter 3_36" presentation:style-name="pr59" draw:text-style-name="P28" draw:layer="layout" svg:width="17.145cm" svg:height="1.566cm" svg:x="4.445cm" svg:y="16.214cm" presentation:class="outline" presentation:user-transformed="true">
          <draw:text-box>
            <text:p text:style-name="P19"><text:span text:style-name="T38">Annotations</text:span><text:span text:style-name="T32"> mark dynamic comp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extfolie_5f_">
        <office:forms form:automatic-focus="false" form:apply-design-mode="false"/>
        <draw:frame draw:name="Foliennummernplatzhalter 1_2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0" draw:text-style-name="P26" draw:layer="layout" svg:width="20.32cm" svg:height="10.16cm" svg:x="2.54cm" svg:y="3.81cm">
          <text:p text:style-name="P24"><text:span text:style-name="T30"><text:s text:c="5"/></text:span><text:span text:style-name="T30">def ack_2(/* m = 2 */ </text:span><text:span text:style-name="T39">n: Int</text:span><text:span text:style-name="T30">): Int =</text:span></text:p>
          <text:p text:style-name="P24"><text:span text:style-name="T30"><text:s text:c="7"/></text:span><text:span text:style-name="T39">if (n == 0) ack(</text:span><text:span text:style-name="T34">1</text:span><text:span text:style-name="T39">, 1)</text:span></text:p>
          <text:p text:style-name="P24"><text:span text:style-name="T30"><text:s text:c="7"/></text:span><text:span text:style-name="T30">else </text:span><text:span text:style-name="T39">ack(</text:span><text:span text:style-name="T34">1</text:span><text:span text:style-name="T30">, </text:span><text:span text:style-name="T39">ack(</text:span><text:span text:style-name="T34">2</text:span><text:span text:style-name="T39">, n – 1))</text:span></text:p>
          <draw:enhanced-geometry svg:viewBox="0 0 21600 21600" draw:type="rectangle" draw:enhanced-path="M 0 0 L 21600 0 21600 21600 0 21600 0 0 Z N"/>
        </draw:custom-shape>
        <draw:frame draw:name="Textplatzhalter 3_37" presentation:style-name="pr60" draw:text-style-name="P28" draw:layer="layout" svg:width="20.32cm" svg:height="1.566cm" svg:x="2.54cm" svg:y="15.414cm" presentation:class="outline" presentation:user-transformed="true">
          <draw:text-box>
            <text:p text:style-name="P19"><text:span text:style-name="T32">Offline partial evaluation often yields less optimized resu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extfolie_5f_">
        <office:forms form:automatic-focus="false" form:apply-design-mode="false"/>
        <draw:frame draw:name="Foliennummernplatzhalter 1_2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8" presentation:style-name="pr61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M</text:span><text:span text:style-name="T14">u</text:span><text:span text:style-name="T14">lt</text:span><text:span text:style-name="T14">i-</text:span><text:span text:style-name="T14">S</text:span><text:span text:style-name="T14">t</text:span><text:span text:style-name="T14">a</text:span><text:span text:style-name="T14">g</text:span><text:span text:style-name="T14">e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a</text:span><text:span text:style-name="T14">ti</text:span><text:span text:style-name="T14">o</text:span><text:span text:style-name="T14">n</text:span><text:span text:style-name="T14"><text:line-break/></text:span><text:span text:style-name="T14">&amp;</text:span><text:span text:style-name="T14"><text:line-break/></text:span><text:span text:style-name="T14">F</text:span><text:span text:style-name="T14">u</text:span><text:span text:style-name="T14">t</text:span><text:span text:style-name="T14">a</text:span><text:span text:style-name="T14">m</text:span><text:span text:style-name="T14">u</text:span><text:span text:style-name="T14">r</text:span><text:span text:style-name="T14">a </text:span><text:span text:style-name="T14">P</text:span><text:span text:style-name="T14">r</text:span><text:span text:style-name="T14">o</text:span><text:span text:style-name="T14">j</text:span><text:span text:style-name="T14">e</text:span><text:span text:style-name="T14">c</text:span><text:span text:style-name="T14">ti</text:span><text:span text:style-name="T14">o</text:span><text:span text:style-name="T14">n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extfolie_5f_">
        <office:forms form:automatic-focus="false" form:apply-design-mode="false"/>
        <draw:frame draw:name="Foliennummernplatzhalter 1_2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9" presentation:style-name="pr6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a</text:span><text:span text:style-name="T1">s </text:span><text:span text:style-name="T1">E</text:span><text:span text:style-name="T1">q</text:span><text:span text:style-name="T1">u</text:span><text:span text:style-name="T1">at</text:span><text:span text:style-name="T1">io</text:span><text:span text:style-name="T1">n</text:span><text:span text:style-name="T1">s</text:span></text:p>
          </draw:text-box>
        </draw:frame>
        <draw:frame draw:name="Textplatzhalter 3_19" presentation:style-name="pr63" draw:text-style-name="P8" draw:layer="layout" svg:width="23.4cm" svg:height="5.022cm" svg:x="0.9cm" svg:y="4.503cm" presentation:class="outline" presentation:user-transformed="true">
          <draw:text-box>
            <text:list text:style-name="L1">
              <text:list-item>
                <text:p><text:span text:style-name="T3">The execution of programs can be described with equations</text:span></text:p>
                <text:list>
                  <text:list-item>
                    <text:p><text:span text:style-name="T3">Programs are functions</text:span></text:p>
                  </text:list-item>
                  <text:list-item>
                    <text:p><text:span text:style-name="T3">Inputs are arguments to this function</text:span></text:p>
                  </text:list-item>
                  <text:list-item>
                    <text:p><text:span text:style-name="T3">Outputs are result of function</text:span></text:p>
                  </text:list-item>
                </text:list>
              </text:list-item>
            </text:list>
          </draw:text-box>
        </draw:frame>
        <draw:custom-shape draw:style-name="gr21" draw:text-style-name="P15" draw:layer="layout" svg:width="2.638cm" svg:height="1.27cm" svg:x="1.27cm" svg:y="10.795cm">
          <text:p text:style-name="P14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.638cm" svg:height="1.27cm" svg:x="1.27cm" svg:y="12.065cm">
          <text:p text:style-name="P14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38cm" svg:height="1.27cm" svg:x="5.08cm" svg:y="11.465cm">
          <text:p text:style-name="P14"><text:span text:style-name="T15">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638cm" svg:height="1.27cm" svg:x="8.89cm" svg:y="11.465cm">
          <text:p text:style-name="P14"><text:span text:style-name="T15">8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3.908cm" svg:y1="11.465cm" svg:x2="5.08cm" svg:y2="12.1cm">
          <text:p/>
        </draw:line>
        <draw:line draw:style-name="gr6" draw:text-style-name="P16" draw:layer="layout" svg:x1="3.908cm" svg:y1="12.735cm" svg:x2="5.08cm" svg:y2="12.1cm">
          <text:p/>
        </draw:line>
        <draw:line draw:style-name="gr6" draw:text-style-name="P16" draw:layer="layout" svg:x1="7.718cm" svg:y1="12.065cm" svg:x2="8.89cm" svg:y2="12.065cm">
          <text:p/>
        </draw:line>
        <draw:custom-shape draw:style-name="gr23" draw:text-style-name="P29" draw:layer="layout" svg:width="11.528cm" svg:height="3.775cm" svg:x="0.635cm" svg:y="10.1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1.528cm" svg:height="3.775cm" svg:x="12.7cm" svg:y="10.16cm">
          <text:p text:style-name="P30"><text:span text:style-name="T21">8 = ⟦mul⟧ (4, 2)</text:span></text:p>
          <draw:enhanced-geometry svg:viewBox="0 0 21600 21600" draw:type="rectangle" draw:enhanced-path="M 0 0 L 21600 0 21600 21600 0 21600 0 0 Z N"/>
        </draw:custom-shape>
        <draw:frame draw:name="Textplatzhalter 3_30" presentation:style-name="pr64" draw:text-style-name="P8" draw:layer="layout" svg:width="23.4cm" svg:height="1.212cm" svg:x="0.73cm" svg:y="16.51cm" presentation:class="outline" presentation:user-transformed="true">
          <draw:text-box>
            <text:p><text:span text:style-name="T33">Note:</text:span><text:span text:style-name="T3"> Equality describes the output of both sides, not the way it is produc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extfolie_5f_">
        <office:forms form:automatic-focus="false" form:apply-design-mode="false"/>
        <draw:frame draw:name="Foliennummernplatzhalter 1_3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4" draw:text-style-name="P26" draw:layer="layout" svg:width="12.7cm" svg:height="3.14cm" svg:x="1.905cm" svg:y="13.37cm">
          <text:p text:style-name="P24"><text:span text:style-name="T30"><text:s text:c="6"/></text:span><text:span text:style-name="T30">output = </text:span><text:span text:style-name="T21">⟦example⟧ (x, y)</text:span></text:p>
          <text:p text:style-name="P24"><text:span text:style-name="T30"><text:s text:c="13"/></text:span><text:span text:style-name="T30">= </text:span><text:span text:style-name="T21">⟦example⟧ (x, 2)</text:span></text:p>
          <text:p text:style-name="P24"><text:span text:style-name="T30"><text:s text:c="13"/></text:span><text:span text:style-name="T30">= </text:span><text:span text:style-name="T21">⟦example_2⟧ (x)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11.528cm" svg:height="3.775cm" svg:x="1.27cm" svg:y="3.845cm">
          <text:p text:style-name="P30"><text:span text:style-name="T21">8 = ⟦mul⟧ (4, 2)</text:span></text:p>
          <text:p text:style-name="P30"><text:span text:style-name="T30"><text:s text:c="2"/></text:span><text:span text:style-name="T30">= </text:span><text:span text:style-name="T21">⟦add⟧ (5, 3)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11.528cm" svg:height="3.775cm" svg:x="10.795cm" svg:y="8.29cm">
          <text:p text:style-name="P30"><text:span text:style-name="T21">9 = ⟦collatz⟧ (12)</text:span></text:p>
          <text:p text:style-name="P30"><text:span text:style-name="T30"><text:s text:c="2"/></text:span><text:span text:style-name="T30">= </text:span><text:span text:style-name="T21">⟦collatz⟧ (13)</text:span></text:p>
          <text:p text:style-name="P30"><text:span text:style-name="T30"><text:s text:c="3"/></text:span><text:span text:style-name="T30">= </text:span><text:span text:style-name="T21">⟦collatz_12⟧ ()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11.528cm" svg:height="3.775cm" svg:x="1.27cm" svg:y="3.845cm">
          <text:p text:style-name="P30"><text:span text:style-name="T21">8 = ⟦mul⟧ (4, 2)</text:span></text:p>
          <text:p text:style-name="P30"><text:span text:style-name="T30"><text:s text:c="2"/></text:span><text:span text:style-name="T30">= </text:span><text:span text:style-name="T21">⟦add⟧ (5, 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extfolie_5f_">
        <office:forms form:automatic-focus="false" form:apply-design-mode="false"/>
        <draw:frame draw:name="Foliennummernplatzhalter 1_6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25" draw:text-style-name="P26" draw:layer="layout" svg:width="15.875cm" svg:height="5.045cm" svg:x="5.08cm" svg:y="4.48cm">
          <text:p text:style-name="P24"><text:span text:style-name="T21">output = ⟦program⟧ (input</text:span><text:span text:style-name="T40">1</text:span><text:span text:style-name="T21">, input</text:span><text:span text:style-name="T40">2</text:span><text:span text:style-name="T21">)</text:span></text:p>
          <text:p text:style-name="P24"><text:span text:style-name="T21"><text:s text:c="7"/></text:span><text:span text:style-name="T21">= ⟦interpreter⟧ (program, input</text:span><text:span text:style-name="T40">1</text:span><text:span text:style-name="T21">, input</text:span><text:span text:style-name="T40">2</text:span><text:span text:style-name="T21">)</text:span></text:p>
          <text:p text:style-name="P24"><text:span text:style-name="T30"><text:s text:c="7"/></text:span><text:span text:style-name="T30">= ⟦ ⟦compiler⟧ (program) </text:span><text:span text:style-name="T21">⟧ (input</text:span><text:span text:style-name="T40">1</text:span><text:span text:style-name="T21">, input</text:span><text:span text:style-name="T40">2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5.875cm" svg:height="5.045cm" svg:x="5.08cm" svg:y="10.795cm">
          <text:p text:style-name="P24"><text:span text:style-name="T21">output = ⟦program⟧ (input</text:span><text:span text:style-name="T40">1</text:span><text:span text:style-name="T21">, input</text:span><text:span text:style-name="T40">2</text:span><text:span text:style-name="T21">)</text:span></text:p>
          <text:p text:style-name="P24"><text:span text:style-name="T30"><text:s text:c="7"/></text:span><text:span text:style-name="T30">= ⟦ ⟦pe⟧ (program, input</text:span><text:span text:style-name="T41">1</text:span><text:span text:style-name="T42">)</text:span><text:span text:style-name="T30"> ⟧ (input</text:span><text:span text:style-name="T40">2</text:span><text:span text:style-name="T21">)</text:span></text:p>
          <text:p text:style-name="P24"><text:span text:style-name="T30"><text:s text:c="7"/></text:span><text:span text:style-name="T30">= ⟦ program</text:span><text:span text:style-name="T41">input1</text:span><text:span text:style-name="T30"> </text:span><text:span text:style-name="T21">⟧ (input</text:span><text:span text:style-name="T40">2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15.875cm" svg:height="5.045cm" svg:x="5.08cm" svg:y="4.48cm">
          <text:p text:style-name="P24"><text:span text:style-name="T21">output = ⟦program⟧ (input</text:span><text:span text:style-name="T40">1</text:span><text:span text:style-name="T21">, input</text:span><text:span text:style-name="T40">2</text:span><text:span text:style-name="T21">)</text:span></text:p>
          <text:p text:style-name="P24"><text:span text:style-name="T21"><text:s text:c="7"/></text:span><text:span text:style-name="T21">= ⟦interpreter⟧ (program, input</text:span><text:span text:style-name="T40">1</text:span><text:span text:style-name="T21">, input</text:span><text:span text:style-name="T40">2</text:span><text:span text:style-name="T21">)</text:span></text:p>
          <text:p text:style-name="P24"><text:span text:style-name="T30"><text:s text:c="7"/></text:span><text:span text:style-name="T30">= ⟦ ⟦compiler⟧ (program) </text:span><text:span text:style-name="T21">⟧ (input</text:span><text:span text:style-name="T40">1</text:span><text:span text:style-name="T21">, input</text:span><text:span text:style-name="T40">2</text:span><text:span text:style-name="T21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extfolie_5f_">
        <office:forms form:automatic-focus="false" form:apply-design-mode="false"/>
        <draw:frame draw:name="Foliennummernplatzhalter 1_3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0" presentation:style-name="pr65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m</text:span><text:span text:style-name="T1">p</text:span><text:span text:style-name="T1">ut</text:span><text:span text:style-name="T1">at</text:span><text:span text:style-name="T1">io</text:span><text:span text:style-name="T1">n</text:span><text:span text:style-name="T1">s </text:span><text:span text:style-name="T1">a</text:span><text:span text:style-name="T1">s </text:span><text:span text:style-name="T1">E</text:span><text:span text:style-name="T1">q</text:span><text:span text:style-name="T1">u</text:span><text:span text:style-name="T1">at</text:span><text:span text:style-name="T1">io</text:span><text:span text:style-name="T1">n</text:span><text:span text:style-name="T1">s </text:span><text:span text:style-name="T1">–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or</text:span><text:span text:style-name="T1">s</text:span></text:p>
          </draw:text-box>
        </draw:frame>
        <draw:frame draw:name="Textplatzhalter 3_20" presentation:style-name="pr66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Partial Evaluators can separate „function arguments“</text:span></text:p>
                <text:list>
                  <text:list-item>
                    <text:p><text:span text:style-name="T3">Programs with two inputs become two programs with one input</text:span></text:p>
                  </text:list-item>
                  <text:list-item>
                    <text:p><text:span text:style-name="T3">Additional computational stages are introduced</text:span></text:p>
                  </text:list-item>
                </text:list>
                <text:p><text:span text:style-name="T3"/></text:p>
              </text:list-item>
              <text:list-item>
                <text:p><text:span text:style-name="T3">Equations show computational stages as nested ⟦ ⟧ brackets</text:span></text:p>
                <text:p><text:span text:style-name="T3"/></text:p>
              </text:list-item>
              <text:list-item>
                <text:p><text:span text:style-name="T3">Semantic equality of programs can be shown independent of comp. st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extfolie_5f_">
        <office:forms form:automatic-focus="false" form:apply-design-mode="false"/>
        <draw:frame draw:name="Foliennummernplatzhalter 1_3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2" presentation:style-name="pr6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text:span text:style-name="T1">s</text:span></text:p>
          </draw:text-box>
        </draw:frame>
        <draw:frame draw:name="Textplatzhalter 3_21" presentation:style-name="pr68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item>
                <text:p><text:span text:style-name="T3">Yoshihiko Futamura presented projections in 1970s</text:span></text:p>
                <text:p><text:span text:style-name="T3"/></text:p>
              </text:list-item>
              <text:list-item>
                <text:p><text:span text:style-name="T3">Partial Evaluation can not only optimize programs</text:span></text:p>
                <text:list>
                  <text:list-item>
                    <text:p><text:span text:style-name="T3">Some combinations seemingly create new functionality</text:span></text:p>
                  </text:list-item>
                </text:list>
                <text:p><text:span text:style-name="T3"/></text:p>
              </text:list-item>
              <text:list-item>
                <text:p><text:span text:style-name="T3">In total: </text:span><text:span text:style-name="T11">3</text:span><text:span text:style-name="T3"> Projections</text:span></text:p>
                <text:p><text:span text:style-name="T3"/></text:p>
              </text:list-item>
              <text:list-item>
                <text:p><text:span text:style-name="T3">Links between </text:span><text:span text:style-name="T5">Partial Evaluation</text:span><text:span text:style-name="T3"> and </text:span><text:span text:style-name="T5">Compiler Constru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extfolie_5f_">
        <office:forms form:automatic-focus="false" form:apply-design-mode="false"/>
        <draw:frame draw:name="Foliennummernplatzhalter 1_3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6" presentation:style-name="pr6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</text:span><text:span text:style-name="T1">rs</text:span><text:span text:style-name="T1">t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5" presentation:style-name="pr70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n interpreter accepts multiple inputs</text:span></text:p>
                <text:p><text:span text:style-name="T3"/></text:p>
                <text:p><text:span text:style-name="T3">⇒ </text:span><text:span text:style-name="T3">Partial Evaluator can specialize an </text:span><text:span text:style-name="T43">Interpreter <text:s text:c="53"/>with respect to a source program</text:span><text:span text:style-name="T3">!</text:span></text:p>
              </text:list-item>
            </text:list>
          </draw:text-box>
        </draw:frame>
        <draw:custom-shape draw:style-name="gr28" draw:text-style-name="P31" draw:layer="layout" svg:width="13.335cm" svg:height="2.505cm" svg:x="5.715cm" svg:y="5.08cm">
          <text:p text:style-name="P30"><text:span text:style-name="T21">output = ⟦interpreter⟧ (program, inpu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extfolie_5f_">
        <office:forms form:automatic-focus="false" form:apply-design-mode="false"/>
        <draw:frame draw:name="Foliennummernplatzhalter 1_6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25" presentation:style-name="pr7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i</text:span><text:span text:style-name="T1">rs</text:span><text:span text:style-name="T1">t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38" presentation:style-name="pr72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n Interpreter with respect to a program yields:</text:span></text:p>
                <text:list>
                  <text:list-header>
                    <text:p><text:span text:style-name="T11">Compiled Program</text:span></text:p>
                  </text:list-header>
                </text:list>
                <text:p><text:span text:style-name="T11"/></text:p>
              </text:list-item>
              <text:list-item>
                <text:p><text:span text:style-name="T44">Partial Evaluator can act as compiler!</text:span></text:p>
              </text:list-item>
            </text:list>
          </draw:text-box>
        </draw:frame>
        <draw:custom-shape draw:style-name="gr29" draw:text-style-name="P31" draw:layer="layout" svg:width="14.605cm" svg:height="3.175cm" svg:x="5.715cm" svg:y="5.08cm">
          <text:p text:style-name="P30"><text:span text:style-name="T30">output = ⟦interpreter⟧ (program, input) <text:s text:c="7"/></text:span></text:p>
          <text:p text:style-name="P30"><text:span text:style-name="T30"><text:s text:c="6"/></text:span><text:span text:style-name="T30">= ⟦</text:span><text:span text:style-name="T34">⟦pe⟧ (interpreter, program)</text:span><text:span text:style-name="T21">⟧ (input)</text:span></text:p>
          <text:p text:style-name="P30"><text:span text:style-name="T30"><text:s text:c="8"/></text:span><text:span text:style-name="T30">= <text:s text:c="10"/>⟦</text:span><text:span text:style-name="T34">target</text:span><text:span text:style-name="T30">⟧ <text:s text:c="11"/>(input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extfolie_5f_">
        <office:forms form:automatic-focus="false" form:apply-design-mode="false"/>
        <draw:frame draw:name="Foliennummernplatzhalter 1_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1">va</text:span><text:span text:style-name="T21">l </text:span><text:span text:style-name="T21">pr</text:span><text:span text:style-name="T21">og</text:span><text:span text:style-name="T21">ra</text:span><text:span text:style-name="T21">m </text:span><text:span text:style-name="T21">= </text:span><text:span text:style-name="T21">If</text:span><text:span text:style-name="T21">(C</text:span><text:span text:style-name="T21">om</text:span><text:span text:style-name="T21">p( 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0">// </text:span><text:span text:style-name="T20">if </text:span><text:span text:style-name="T20">(</text:span></text:p>
          <text:p text:style-name="P23"><text:span text:style-name="T21"><text:s text:c="3"/></text:span><text:span text:style-name="T21"><text:s/></text:span><text:span text:style-name="T21">Ar</text:span><text:span text:style-name="T21">it</text:span><text:span text:style-name="T21">h(</text:span><text:span text:style-name="T21">Va</text:span><text:span text:style-name="T21">ri</text:span><text:span text:style-name="T21">ab</text:span><text:span text:style-name="T21">le</text:span><text:span text:style-name="T21">("</text:span><text:span text:style-name="T21">x"</text:span><text:span text:style-name="T21">), </text:span><text:span text:style-name="T21">_ </text:span><text:span text:style-name="T21">* </text:span><text:span text:style-name="T21">_, </text:span><text:span text:style-name="T21">Nu</text:span><text:span text:style-name="T21">mb</text:span><text:span text:style-name="T21">er</text:span><text:span text:style-name="T21">(2</text:span><text:span text:style-name="T21">))</text:span><text:span text:style-name="T21">, <text:s/></text:span><text:span text:style-name="T21"><text:s text:c="3"/></text:span><text:span text:style-name="T20">// </text:span><text:span text:style-name="T20"><text:s/></text:span><text:span text:style-name="T20">(x </text:span><text:span text:style-name="T20">* </text:span><text:span text:style-name="T20">2)</text:span></text:p>
          <text:p text:style-name="P23"><text:span text:style-name="T21"><text:s text:c="3"/></text:span><text:span text:style-name="T21"><text:s/></text:span><text:span text:style-name="T21">_ </text:span><text:span text:style-name="T21">&gt; </text:span><text:span text:style-name="T21">_, </text:span><text:span text:style-name="T21">Nu</text:span><text:span text:style-name="T21">mb</text:span><text:span text:style-name="T21">er</text:span><text:span text:style-name="T21">(1</text:span><text:span text:style-name="T21">2)</text:span><text:span text:style-name="T21">), 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0">// </text:span><text:span text:style-name="T20"><text:s/>&gt; </text:span><text:span text:style-name="T20">12 </text:span><text:span text:style-name="T20">) </text:span></text:p>
          <text:p text:style-name="P23"><text:span text:style-name="T21"><text:s text:c="2"/></text:span><text:span text:style-name="T21">As</text:span><text:span text:style-name="T21">si</text:span><text:span text:style-name="T21">gn</text:span><text:span text:style-name="T21">("</text:span><text:span text:style-name="T21">re</text:span><text:span text:style-name="T21">su</text:span><text:span text:style-name="T21">lt</text:span><text:span text:style-name="T21">", </text:span><text:span text:style-name="T21">Nu</text:span><text:span text:style-name="T21">mb</text:span><text:span text:style-name="T21">er</text:span><text:span text:style-name="T21">(4</text:span><text:span text:style-name="T21">2)</text:span><text:span text:style-name="T21">), 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/></text:span><text:span text:style-name="T20">/</text:span><text:span text:style-name="T20">/ </text:span><text:span text:style-name="T20">th</text:span><text:span text:style-name="T20">en </text:span><text:span text:style-name="T20">{ </text:span><text:span text:style-name="T20">re</text:span><text:span text:style-name="T20">su</text:span><text:span text:style-name="T20">lt </text:span><text:span text:style-name="T20">:= </text:span><text:span text:style-name="T20">42</text:span><text:span text:style-name="T20">; </text:span><text:span text:style-name="T20">}</text:span></text:p>
          <text:p text:style-name="P23"><text:span text:style-name="T21"><text:s text:c="2"/></text:span><text:span text:style-name="T21">As</text:span><text:span text:style-name="T21">si</text:span><text:span text:style-name="T21">gn</text:span><text:span text:style-name="T21">("</text:span><text:span text:style-name="T21">re</text:span><text:span text:style-name="T21">su</text:span><text:span text:style-name="T21">lt</text:span><text:span text:style-name="T21">", </text:span><text:span text:style-name="T21">Nu</text:span><text:span text:style-name="T21">mb</text:span><text:span text:style-name="T21">er</text:span><text:span text:style-name="T21">(1</text:span><text:span text:style-name="T21">2)</text:span><text:span text:style-name="T21">)) 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 text:c="3"/></text:span><text:span text:style-name="T21"><text:s/></text:span><text:span text:style-name="T20">/</text:span><text:span text:style-name="T20">/ </text:span><text:span text:style-name="T20">el</text:span><text:span text:style-name="T20">se </text:span><text:span text:style-name="T20">{ </text:span><text:span text:style-name="T20">re</text:span><text:span text:style-name="T20">su</text:span><text:span text:style-name="T20">lt </text:span><text:span text:style-name="T20">:= </text:span><text:span text:style-name="T20">12</text:span><text:span text:style-name="T20">; </text:span><text:span text:style-name="T20">}</text:span></text:p>
          <text:p text:style-name="P23"><text:span text:style-name="T21"/></text:p>
          <text:p text:style-name="P23"><text:span text:style-name="T45"/></text:p>
          <text:p text:style-name="P23"><text:span text:style-name="T45">pr</text:span><text:span text:style-name="T45">og</text:span><text:span text:style-name="T45">ra</text:span><text:span text:style-name="T45">m.</text:span><text:span text:style-name="T45">ev</text:span><text:span text:style-name="T45">al </text:span><text:span text:style-name="T45">(</text:span><text:span text:style-name="T46">i</text:span><text:span text:style-name="T46">np</text:span><text:span text:style-name="T46">ut</text:span><text:span text:style-name="T45">) </text:span><text:span text:style-name="T20">// </text:span><text:span text:style-name="T20">Sp</text:span><text:span text:style-name="T20">ec</text:span><text:span text:style-name="T20">ia</text:span><text:span text:style-name="T20">li</text:span><text:span text:style-name="T20">ze </text:span><text:span text:style-name="T20">in</text:span><text:span text:style-name="T20">te</text:span><text:span text:style-name="T20">rp</text:span><text:span text:style-name="T20">re</text:span><text:span text:style-name="T20">te</text:span><text:span text:style-name="T20">r </text:span><text:span text:style-name="T20">to </text:span><text:span text:style-name="T20">fi</text:span><text:span text:style-name="T20">xe</text:span><text:span text:style-name="T20">d </text:span><text:span text:style-name="T20">pr</text:span><text:span text:style-name="T20">og</text:span><text:span text:style-name="T20">ra</text:span><text:span text:style-name="T20">m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extfolie_5f_">
        <office:forms form:automatic-focus="false" form:apply-design-mode="false"/>
        <draw:frame draw:name="Foliennummernplatzhalter 1_3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23">if </text:span><text:span text:style-name="T23">(</text:span><text:span text:style-name="T21">C</text:span><text:span text:style-name="T21">om</text:span><text:span text:style-name="T21">p(</text:span></text:p>
          <text:p text:style-name="P23"><text:span text:style-name="T21"><text:s text:c="3"/></text:span><text:span text:style-name="T21"><text:s text:c="3"/></text:span><text:span text:style-name="T21">Ar</text:span><text:span text:style-name="T21">it</text:span><text:span text:style-name="T21">h(</text:span><text:span text:style-name="T21">Va</text:span><text:span text:style-name="T21">ri</text:span><text:span text:style-name="T21">ab</text:span><text:span text:style-name="T21">le</text:span><text:span text:style-name="T21">("</text:span><text:span text:style-name="T21">x"</text:span><text:span text:style-name="T21">), </text:span><text:span text:style-name="T21">_ </text:span><text:span text:style-name="T21">* </text:span><text:span text:style-name="T21">_, </text:span><text:span text:style-name="T21">Nu</text:span><text:span text:style-name="T21">mb</text:span><text:span text:style-name="T21">er</text:span><text:span text:style-name="T21">(2</text:span><text:span text:style-name="T21">))</text:span><text:span text:style-name="T21">,</text:span></text:p>
          <text:p text:style-name="P23"><text:span text:style-name="T21"><text:s text:c="3"/></text:span><text:span text:style-name="T21"><text:s text:c="3"/></text:span><text:span text:style-name="T21">_ </text:span><text:span text:style-name="T21">&gt; </text:span><text:span text:style-name="T21">_, </text:span><text:span text:style-name="T21">Nu</text:span><text:span text:style-name="T21">mb</text:span><text:span text:style-name="T21">er</text:span><text:span text:style-name="T21">(1</text:span><text:span text:style-name="T21">2)</text:span><text:span text:style-name="T21">)</text:span><text:span text:style-name="T23">.</text:span><text:span text:style-name="T23">ev</text:span><text:span text:style-name="T23">al</text:span><text:span text:style-name="T23">ua</text:span><text:span text:style-name="T23">te</text:span><text:span text:style-name="T23">(</text:span><text:span text:style-name="T47">i</text:span><text:span text:style-name="T47">np</text:span><text:span text:style-name="T47">ut</text:span><text:span text:style-name="T23">) </text:span><text:span text:style-name="T23">!= </text:span><text:span text:style-name="T23">0) </text:span><text:span text:style-name="T23"><text:s/></text:span><text:span text:style-name="T20">/</text:span><text:span text:style-name="T20">/ </text:span><text:span text:style-name="T20">Un</text:span><text:span text:style-name="T20">fo</text:span><text:span text:style-name="T20">ld </text:span><text:span text:style-name="T20">.e</text:span><text:span text:style-name="T20">va</text:span><text:span text:style-name="T20">lu</text:span><text:span text:style-name="T20">at</text:span><text:span text:style-name="T20">e</text:span></text:p>
          <text:p text:style-name="P24"><text:span text:style-name="T30"><text:s text:c="3"/></text:span><text:span text:style-name="T30"><text:s/></text:span><text:span text:style-name="T30">As</text:span><text:span text:style-name="T30">si</text:span><text:span text:style-name="T30">gn</text:span><text:span text:style-name="T30">("</text:span><text:span text:style-name="T30">re</text:span><text:span text:style-name="T30">su</text:span><text:span text:style-name="T30">lt</text:span><text:span text:style-name="T30">", </text:span><text:span text:style-name="T30">Nu</text:span><text:span text:style-name="T30">mb</text:span><text:span text:style-name="T30">er</text:span><text:span text:style-name="T30">(4</text:span><text:span text:style-name="T30">2)</text:span><text:span text:style-name="T30">)</text:span><text:span text:style-name="T34">.</text:span><text:span text:style-name="T34">ev</text:span><text:span text:style-name="T34">al</text:span><text:span text:style-name="T34">ua</text:span><text:span text:style-name="T34">te</text:span><text:span text:style-name="T34">(</text:span><text:span text:style-name="T48">i</text:span><text:span text:style-name="T48">np</text:span><text:span text:style-name="T48">ut</text:span><text:span text:style-name="T34">)</text:span></text:p>
          <text:p text:style-name="P24"><text:span text:style-name="T21">el</text:span><text:span text:style-name="T21">se</text:span></text:p>
          <text:p text:style-name="P24"><text:span text:style-name="T30"><text:s text:c="3"/></text:span><text:span text:style-name="T30"><text:s/></text:span><text:span text:style-name="T30">As</text:span><text:span text:style-name="T30">si</text:span><text:span text:style-name="T30">gn</text:span><text:span text:style-name="T30">("</text:span><text:span text:style-name="T30">re</text:span><text:span text:style-name="T30">su</text:span><text:span text:style-name="T30">lt</text:span><text:span text:style-name="T30">", </text:span><text:span text:style-name="T30">Nu</text:span><text:span text:style-name="T30">mb</text:span><text:span text:style-name="T30">er</text:span><text:span text:style-name="T30">(1</text:span><text:span text:style-name="T30">2)</text:span><text:span text:style-name="T30">)</text:span><text:span text:style-name="T34">.</text:span><text:span text:style-name="T34">ev</text:span><text:span text:style-name="T34">al</text:span><text:span text:style-name="T34">ua</text:span><text:span text:style-name="T34">te</text:span><text:span text:style-name="T34">(</text:span><text:span text:style-name="T48">i</text:span><text:span text:style-name="T48">np</text:span><text:span text:style-name="T48">ut</text:span><text:span text:style-name="T34">)</text:span></text:p>
          <text:p text:style-name="P23"><text:span text:style-name="T21"/></text:p>
          <text:p text:style-name="P23"><text:span text:style-name="T45"/></text:p>
          <text:p text:style-name="P23"><text:span text:style-name="T45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extfolie_5f_">
        <office:forms form:automatic-focus="false" form:apply-design-mode="false"/>
        <draw:frame draw:name="Foliennummernplatzhalter 1_4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30">if </text:span><text:span text:style-name="T30">(</text:span><text:span text:style-name="T21">Arith(</text:span><text:span text:style-name="T21">Variabl</text:span><text:span text:style-name="T21">e("x"), </text:span><text:span text:style-name="T21">_ * _, </text:span><text:span text:style-name="T21">Number(</text:span><text:span text:style-name="T21">2))</text:span></text:p>
          <text:p text:style-name="P23"><text:span text:style-name="T21"><text:s text:c="6"/></text:span><text:span text:style-name="T23">.</text:span><text:span text:style-name="T23">evaluat</text:span><text:span text:style-name="T23">e(</text:span><text:span text:style-name="T47">input</text:span><text:span text:style-name="T23">)</text:span><text:span text:style-name="T21"> &gt; </text:span></text:p>
          <text:p text:style-name="P24"><text:span text:style-name="T30"><text:s text:c="6"/></text:span><text:span text:style-name="T21">Number(</text:span><text:span text:style-name="T21">12)</text:span><text:span text:style-name="T23">.eva</text:span><text:span text:style-name="T23">luate(</text:span><text:span text:style-name="T47">i</text:span><text:span text:style-name="T47">nput</text:span><text:span text:style-name="T23">)</text:span><text:span text:style-name="T21">) <text:s/></text:span><text:span text:style-name="T20">// </text:span><text:span text:style-name="T20">Unfold </text:span><text:span text:style-name="T20">.evalua</text:span><text:span text:style-name="T20">te </text:span><text:span text:style-name="T20">again</text:span></text:p>
          <text:p text:style-name="P24"><text:span text:style-name="T30"><text:s text:c="4"/></text:span><text:span text:style-name="T30">Assign(</text:span><text:span text:style-name="T30">"result</text:span><text:span text:style-name="T30">", </text:span><text:span text:style-name="T30">Number(</text:span><text:span text:style-name="T30">42)).ev</text:span><text:span text:style-name="T30">aluate(</text:span><text:span text:style-name="T39">input</text:span><text:span text:style-name="T30">) </text:span></text:p>
          <text:p text:style-name="P24"><text:span text:style-name="T21">else</text:span></text:p>
          <text:p text:style-name="P24"><text:span text:style-name="T30"><text:s text:c="4"/></text:span><text:span text:style-name="T30">Assign(</text:span><text:span text:style-name="T30">"result</text:span><text:span text:style-name="T30">", </text:span><text:span text:style-name="T30">Number(</text:span><text:span text:style-name="T30">12)).ev</text:span><text:span text:style-name="T30">aluate(</text:span><text:span text:style-name="T39">input</text:span><text:span text:style-name="T30">)</text:span></text:p>
          <text:p text:style-name="P23"><text:span text:style-name="T21"/></text:p>
          <text:p text:style-name="P23"><text:span text:style-name="T45"/></text:p>
          <text:p text:style-name="P23"><text:span text:style-name="T45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extfolie_5f_">
        <office:forms form:automatic-focus="false" form:apply-design-mode="false"/>
        <draw:frame draw:name="Foliennummernplatzhalter 1_50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30">if (</text:span><text:span text:style-name="T21">Variable("x")</text:span><text:span text:style-name="T23">.evaluate(</text:span><text:span text:style-name="T47">input</text:span><text:span text:style-name="T23">)</text:span><text:span text:style-name="T21"> * Number(2)</text:span><text:span text:style-name="T23">.evaluate(</text:span><text:span text:style-name="T47">input</text:span><text:span text:style-name="T23">)</text:span><text:span text:style-name="T21">)</text:span></text:p>
          <text:p text:style-name="P23"><text:span text:style-name="T21"><text:s text:c="7"/></text:span><text:span text:style-name="T21">&gt; </text:span><text:span text:style-name="T23">12</text:span><text:span text:style-name="T30">) </text:span><text:span text:style-name="T36">// Unfold .evaluate again ...</text:span></text:p>
          <text:p text:style-name="P24"><text:span text:style-name="T30"><text:s text:c="4"/></text:span><text:span text:style-name="T30">Assign("result", Number(42)).evaluate(</text:span><text:span text:style-name="T39">input</text:span><text:span text:style-name="T30">) </text:span></text:p>
          <text:p text:style-name="P24"><text:span text:style-name="T21">else</text:span></text:p>
          <text:p text:style-name="P24"><text:span text:style-name="T30"><text:s text:c="4"/></text:span><text:span text:style-name="T30">Assign("result", Number(12)).evaluate(</text:span><text:span text:style-name="T39">input</text:span><text:span text:style-name="T30">)</text:span></text:p>
          <text:p text:style-name="P23"><text:span text:style-name="T21"/></text:p>
          <text:p text:style-name="P23"><text:span text:style-name="T45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extfolie_5f_">
        <office:forms form:automatic-focus="false" form:apply-design-mode="false"/>
        <draw:frame draw:name="Foliennummernplatzhalter 1_2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30">if </text:span><text:span text:style-name="T30">(</text:span><text:span text:style-name="T48">i</text:span><text:span text:style-name="T48">np</text:span><text:span text:style-name="T48">ut</text:span><text:span text:style-name="T34">(“</text:span><text:span text:style-name="T34">x”</text:span><text:span text:style-name="T34">)</text:span><text:span text:style-name="T23"> </text:span><text:span text:style-name="T23">* </text:span><text:span text:style-name="T23">2</text:span><text:span text:style-name="T21"> </text:span><text:span text:style-name="T21">&gt; </text:span><text:span text:style-name="T30">12</text:span><text:span text:style-name="T30">)</text:span></text:p>
          <text:p text:style-name="P24"><text:span text:style-name="T30"><text:s text:c="3"/></text:span><text:span text:style-name="T30"><text:s/></text:span><text:span text:style-name="T30">As</text:span><text:span text:style-name="T30">si</text:span><text:span text:style-name="T30">gn</text:span><text:span text:style-name="T30">("</text:span><text:span text:style-name="T30">re</text:span><text:span text:style-name="T30">su</text:span><text:span text:style-name="T30">lt</text:span><text:span text:style-name="T30">", </text:span><text:span text:style-name="T30">Nu</text:span><text:span text:style-name="T30">mb</text:span><text:span text:style-name="T30">er</text:span><text:span text:style-name="T30">(4</text:span><text:span text:style-name="T30">2)</text:span><text:span text:style-name="T30">).</text:span><text:span text:style-name="T30">ev</text:span><text:span text:style-name="T30">al</text:span><text:span text:style-name="T30">ua</text:span><text:span text:style-name="T30">te</text:span><text:span text:style-name="T30">(</text:span><text:span text:style-name="T39">i</text:span><text:span text:style-name="T39">np</text:span><text:span text:style-name="T39">ut</text:span><text:span text:style-name="T30">) </text:span><text:span text:style-name="T36">// </text:span><text:span text:style-name="T36">Un</text:span><text:span text:style-name="T36">fo</text:span><text:span text:style-name="T36">ld </text:span><text:span text:style-name="T36">.e</text:span><text:span text:style-name="T36">va</text:span><text:span text:style-name="T36">lu</text:span><text:span text:style-name="T36">te</text:span><text:span text:style-name="T30"> </text:span></text:p>
          <text:p text:style-name="P24"><text:span text:style-name="T21">el</text:span><text:span text:style-name="T21">se</text:span></text:p>
          <text:p text:style-name="P24"><text:span text:style-name="T30"><text:s text:c="3"/></text:span><text:span text:style-name="T30"><text:s/></text:span><text:span text:style-name="T30">As</text:span><text:span text:style-name="T30">si</text:span><text:span text:style-name="T30">gn</text:span><text:span text:style-name="T30">("</text:span><text:span text:style-name="T30">re</text:span><text:span text:style-name="T30">su</text:span><text:span text:style-name="T30">lt</text:span><text:span text:style-name="T30">", </text:span><text:span text:style-name="T30">Nu</text:span><text:span text:style-name="T30">mb</text:span><text:span text:style-name="T30">er</text:span><text:span text:style-name="T30">(1</text:span><text:span text:style-name="T30">2)</text:span><text:span text:style-name="T30">).</text:span><text:span text:style-name="T30">ev</text:span><text:span text:style-name="T30">al</text:span><text:span text:style-name="T30">ua</text:span><text:span text:style-name="T30">te</text:span><text:span text:style-name="T30">(</text:span><text:span text:style-name="T39">i</text:span><text:span text:style-name="T39">np</text:span><text:span text:style-name="T39">ut</text:span><text:span text:style-name="T30">) </text:span><text:span text:style-name="T36">// </text:span><text:span text:style-name="T36">of </text:span><text:span text:style-name="T36">as</text:span><text:span text:style-name="T36">si</text:span><text:span text:style-name="T36">gn</text:span><text:span text:style-name="T36">me</text:span><text:span text:style-name="T36">nt</text:span><text:span text:style-name="T36">s</text:span></text:p>
          <text:p text:style-name="P23"><text:span text:style-name="T21"/></text:p>
          <text:p text:style-name="P23"><text:span text:style-name="T45"/></text:p>
          <text:p text:style-name="P23"><text:span text:style-name="T45"/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extfolie_5f_">
        <office:forms form:automatic-focus="false" form:apply-design-mode="false"/>
        <draw:frame draw:name="Foliennummernplatzhalter 1_5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style-name="gr9" draw:text-style-name="P25" draw:layer="layout" svg:width="22.86cm" svg:height="10.16cm" svg:x="1.27cm" svg:y="3.81cm">
          <text:p text:style-name="P23"><text:span text:style-name="T30">if </text:span><text:span text:style-name="T30">(</text:span><text:span text:style-name="T39">i</text:span><text:span text:style-name="T39">np</text:span><text:span text:style-name="T39">ut</text:span><text:span text:style-name="T30">(“</text:span><text:span text:style-name="T30">x”</text:span><text:span text:style-name="T30">)</text:span><text:span text:style-name="T21"> </text:span><text:span text:style-name="T21">* </text:span><text:span text:style-name="T21">2 </text:span><text:span text:style-name="T21">&gt; </text:span><text:span text:style-name="T30">12</text:span><text:span text:style-name="T30">) <text:s/></text:span><text:span text:style-name="T30"><text:s text:c="3"/></text:span><text:span text:style-name="T30"><text:s text:c="3"/></text:span><text:span text:style-name="T30"><text:s text:c="3"/></text:span><text:span text:style-name="T30"><text:s text:c="3"/></text:span><text:span text:style-name="T30"><text:s/></text:span><text:span text:style-name="T36">/</text:span><text:span text:style-name="T36">/ </text:span><text:span text:style-name="T36">if </text:span><text:span text:style-name="T36">(x </text:span><text:span text:style-name="T36">* </text:span><text:span text:style-name="T36">2 </text:span><text:span text:style-name="T36">&gt; </text:span><text:span text:style-name="T36">12 </text:span><text:span text:style-name="T36">)</text:span></text:p>
          <text:p text:style-name="P23"><text:span text:style-name="T34"><text:tab/></text:span><text:span text:style-name="T48">in</text:span><text:span text:style-name="T48">pu</text:span><text:span text:style-name="T48">t</text:span><text:span text:style-name="T34"> </text:span><text:span text:style-name="T34">+ </text:span><text:span text:style-name="T34">(“</text:span><text:span text:style-name="T34">re</text:span><text:span text:style-name="T34">su</text:span><text:span text:style-name="T34">lt</text:span><text:span text:style-name="T34">” </text:span><text:span text:style-name="T34">-&gt; </text:span><text:span text:style-name="T34">42</text:span><text:span text:style-name="T34">) <text:s/></text:span><text:span text:style-name="T34"><text:s text:c="3"/></text:span><text:span text:style-name="T34"><text:s text:c="3"/></text:span><text:span text:style-name="T34"><text:s text:c="3"/></text:span><text:span text:style-name="T36">// </text:span><text:span text:style-name="T36">th</text:span><text:span text:style-name="T36">en </text:span><text:span text:style-name="T36">{ </text:span><text:span text:style-name="T36">re</text:span><text:span text:style-name="T36">su</text:span><text:span text:style-name="T36">lt </text:span><text:span text:style-name="T36">:= </text:span><text:span text:style-name="T36">42</text:span><text:span text:style-name="T36">; </text:span><text:span text:style-name="T36">}</text:span></text:p>
          <text:p text:style-name="P24"><text:span text:style-name="T21">el</text:span><text:span text:style-name="T21">se</text:span></text:p>
          <text:p text:style-name="P24"><text:span text:style-name="T23"><text:tab/></text:span><text:span text:style-name="T47">in</text:span><text:span text:style-name="T47">pu</text:span><text:span text:style-name="T47">t</text:span><text:span text:style-name="T23"> </text:span><text:span text:style-name="T23">+ </text:span><text:span text:style-name="T23">(“</text:span><text:span text:style-name="T23">re</text:span><text:span text:style-name="T23">su</text:span><text:span text:style-name="T23">lt</text:span><text:span text:style-name="T23">” </text:span><text:span text:style-name="T23">-&gt; </text:span><text:span text:style-name="T23">12</text:span><text:span text:style-name="T23">) <text:s/></text:span><text:span text:style-name="T23"><text:s text:c="3"/></text:span><text:span text:style-name="T23"><text:s text:c="3"/></text:span><text:span text:style-name="T23"><text:s text:c="3"/></text:span><text:span text:style-name="T20">// </text:span><text:span text:style-name="T20">el</text:span><text:span text:style-name="T20">se </text:span><text:span text:style-name="T20">{ </text:span><text:span text:style-name="T20">re</text:span><text:span text:style-name="T20">su</text:span><text:span text:style-name="T20">lt </text:span><text:span text:style-name="T20">:= </text:span><text:span text:style-name="T20">12</text:span><text:span text:style-name="T20">; </text:span><text:span text:style-name="T20">}</text:span></text:p>
          <text:p text:style-name="P24"><text:span text:style-name="T49"/></text:p>
          <text:p text:style-name="P23"><text:span text:style-name="T45"/></text:p>
          <text:p text:style-name="P23"><text:span text:style-name="T45"/></text:p>
          <draw:enhanced-geometry svg:viewBox="0 0 21600 21600" draw:type="rectangle" draw:enhanced-path="M 0 0 L 21600 0 21600 21600 0 21600 0 0 Z N"/>
        </draw:custom-shape>
        <draw:frame draw:name="Textplatzhalter 3_4" presentation:style-name="pr73" draw:text-style-name="P28" draw:layer="layout" svg:width="20.32cm" svg:height="1.566cm" svg:x="2.54cm" svg:y="15.414cm" presentation:class="outline" presentation:user-transformed="true">
          <draw:text-box>
            <text:p text:style-name="P19"><text:span text:style-name="T32">Source program was translated to implementation language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extfolie_5f_">
        <office:forms form:automatic-focus="false" form:apply-design-mode="false"/>
        <draw:frame draw:name="Foliennummernplatzhalter 1_6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2" presentation:style-name="pr7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</text:span><text:span text:style-name="T1">e</text:span><text:span text:style-name="T1">c</text:span><text:span text:style-name="T1">o</text:span><text:span text:style-name="T1">n</text:span><text:span text:style-name="T1">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39" presentation:style-name="pr75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3"> <text:s text:c="48"/>with respect to an Interpreter</text:span><text:span text:style-name="T3">!</text:span></text:p>
              </text:list-item>
            </text:list>
          </draw:text-box>
        </draw:frame>
        <draw:custom-shape draw:style-name="gr30" draw:text-style-name="P31" draw:layer="layout" svg:width="13.335cm" svg:height="2.505cm" svg:x="5.715cm" svg:y="5.08cm">
          <text:p text:style-name="P30"><text:span text:style-name="T30">target = ⟦pe⟧ (interpreter, program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extfolie_5f_">
        <office:forms form:automatic-focus="false" form:apply-design-mode="false"/>
        <draw:frame draw:name="Foliennummernplatzhalter 1_3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3" presentation:style-name="pr7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</text:span><text:span text:style-name="T1">e</text:span><text:span text:style-name="T1">c</text:span><text:span text:style-name="T1">o</text:span><text:span text:style-name="T1">n</text:span><text:span text:style-name="T1">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2" presentation:style-name="pr77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Partial Evaluator with respect to an Interpreter yields:</text:span></text:p>
                <text:list>
                  <text:list-header>
                    <text:p><text:span text:style-name="T11">Compiler</text:span></text:p>
                  </text:list-header>
                </text:list>
                <text:p><text:span text:style-name="T11"/></text:p>
              </text:list-item>
              <text:list-item>
                <text:p><text:span text:style-name="T44">Partial Evaluator can act as compiler generator!</text:span></text:p>
              </text:list-item>
            </text:list>
          </draw:text-box>
        </draw:frame>
        <draw:custom-shape draw:style-name="gr31" draw:text-style-name="P31" draw:layer="layout" svg:width="14.605cm" svg:height="3.175cm" svg:x="5.715cm" svg:y="5.08cm">
          <text:p text:style-name="P30"><text:span text:style-name="T30">target = ⟦pe⟧ (interpreter, program) <text:s text:c="8"/></text:span></text:p>
          <text:p text:style-name="P30"><text:span text:style-name="T30"><text:s text:c="14"/></text:span><text:span text:style-name="T30">= ⟦</text:span><text:span text:style-name="T34">⟦pe⟧ (pe, interpreter)</text:span><text:span text:style-name="T21">⟧ (program) <text:s text:c="8"/></text:span></text:p>
          <text:p text:style-name="P30"><text:span text:style-name="T30"><text:s text:c="13"/></text:span><text:span text:style-name="T30">= <text:s text:c="5"/>⟦</text:span><text:span text:style-name="T34">compiler</text:span><text:span text:style-name="T30">⟧ <text:s text:c="9"/>(program) <text:s text:c="7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extfolie_5f_">
        <office:forms form:automatic-focus="false" form:apply-design-mode="false"/>
        <draw:frame draw:name="Foliennummernplatzhalter 1_3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4" presentation:style-name="pr78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</text:span><text:span text:style-name="T1">hi</text:span><text:span text:style-name="T1">r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3" presentation:style-name="pr79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 </text:span><text:span text:style-name="T5">again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3"> <text:s text:c="48"/>with respect to a Partial Evaluator</text:span><text:span text:style-name="T3">!</text:span></text:p>
              </text:list-item>
            </text:list>
          </draw:text-box>
        </draw:frame>
        <draw:custom-shape draw:style-name="gr32" draw:text-style-name="P31" draw:layer="layout" svg:width="13.335cm" svg:height="2.505cm" svg:x="5.715cm" svg:y="5.08cm">
          <text:p text:style-name="P30"><text:span text:style-name="T30">compiler = ⟦pe⟧ (pe, 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extfolie_5f_">
        <office:forms form:automatic-focus="false" form:apply-design-mode="false"/>
        <draw:frame draw:name="Foliennummernplatzhalter 1_6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3" presentation:style-name="pr80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</text:span><text:span text:style-name="T1">hi</text:span><text:span text:style-name="T1">r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40" presentation:style-name="pr81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Specialization of a Partial Evaluator with respect to a Partial Evaluator yields:</text:span></text:p>
                <text:list>
                  <text:list-header>
                    <text:p><text:span text:style-name="T11">Compiler Compiler </text:span><text:span text:style-name="T43">or</text:span><text:span text:style-name="T11"> Compiler Generator</text:span></text:p>
                  </text:list-header>
                </text:list>
                <text:p><text:span text:style-name="T11"/></text:p>
              </text:list-item>
              <text:list-item>
                <text:p><text:span text:style-name="T44">Partial Evaluator can act as compiler generator </text:span><text:span text:style-name="T50">generator</text:span><text:span text:style-name="T44">!</text:span></text:p>
              </text:list-item>
            </text:list>
          </draw:text-box>
        </draw:frame>
        <draw:custom-shape draw:style-name="gr33" draw:text-style-name="P26" draw:layer="layout" svg:width="14.605cm" svg:height="3.175cm" svg:x="5.715cm" svg:y="5.08cm">
          <text:p text:style-name="P24"><text:span text:style-name="T30"><text:s text:c="3"/></text:span><text:span text:style-name="T30">compiler = ⟦pe⟧ (pe, interpreter) <text:s text:c="8"/></text:span></text:p>
          <text:p text:style-name="P24"><text:span text:style-name="T30"><text:s text:c="12"/></text:span><text:span text:style-name="T30">= ⟦</text:span><text:span text:style-name="T34">⟦pe⟧ (pe, pe)</text:span><text:span text:style-name="T21">⟧ (interpreter)</text:span></text:p>
          <text:p text:style-name="P24"><text:span text:style-name="T30"><text:s text:c="12"/></text:span><text:span text:style-name="T30">= <text:s/>⟦</text:span><text:span text:style-name="T34">compiler-gen</text:span><text:span text:style-name="T30">⟧ (interpret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extfolie_5f_">
        <office:forms form:automatic-focus="false" form:apply-design-mode="false"/>
        <draw:frame draw:name="Foliennummernplatzhalter 1_68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4" presentation:style-name="pr82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F</text:span><text:span text:style-name="T1">o</text:span><text:span text:style-name="T1">ur</text:span><text:span text:style-name="T1">th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text:span text:style-name="T1">?</text:span></text:p>
          </draw:text-box>
        </draw:frame>
        <draw:frame draw:name="Textplatzhalter 3_41" presentation:style-name="pr83" draw:text-style-name="P8" draw:layer="layout" svg:width="23.4cm" svg:height="8.255cm" svg:x="0.9cm" svg:y="8.89cm" presentation:class="outline" presentation:user-transformed="true">
          <draw:text-box>
            <text:list text:style-name="L1">
              <text:list-item>
                <text:p><text:span text:style-name="T3">A Partial Evaluator accepts multiple inputs </text:span><text:span text:style-name="T5">again²</text:span></text:p>
                <text:p><text:span text:style-name="T3"/></text:p>
                <text:p><text:span text:style-name="T3">⇒ </text:span><text:span text:style-name="T3">Partial Evaluator can specialize a Partial Evaluator</text:span><text:span text:style-name="T43"> <text:s text:c="48"/>with respect to a Partial Evaluator</text:span><text:span text:style-name="T3">!</text:span></text:p>
              </text:list-item>
            </text:list>
          </draw:text-box>
        </draw:frame>
        <draw:custom-shape draw:style-name="gr34" draw:text-style-name="P31" draw:layer="layout" svg:width="13.335cm" svg:height="2.505cm" svg:x="5.715cm" svg:y="5.08cm">
          <text:p text:style-name="P30"><text:span text:style-name="T30">compiler-gen = ⟦pe⟧ (pe, p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extfolie_5f_">
        <office:forms form:automatic-focus="false" form:apply-design-mode="false"/>
        <draw:frame draw:name="Foliennummernplatzhalter 1_3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35" presentation:style-name="pr8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T</text:span><text:span text:style-name="T1">hi</text:span><text:span text:style-name="T1">rd </text:span><text:span text:style-name="T1">F</text:span><text:span text:style-name="T1">ut</text:span><text:span text:style-name="T1">a</text:span><text:span text:style-name="T1">m</text:span><text:span text:style-name="T1">ur</text:span><text:span text:style-name="T1">a </text:span><text:span text:style-name="T1">Pr</text:span><text:span text:style-name="T1">oj</text:span><text:span text:style-name="T1">e</text:span><text:span text:style-name="T1">ct</text:span><text:span text:style-name="T1">io</text:span><text:span text:style-name="T1">n</text:span></text:p>
          </draw:text-box>
        </draw:frame>
        <draw:frame draw:name="Textplatzhalter 3_24" presentation:style-name="pr85" draw:text-style-name="P8" draw:layer="layout" svg:width="23.4cm" svg:height="7.62cm" svg:x="0.9cm" svg:y="9.525cm" presentation:class="outline" presentation:user-transformed="true">
          <draw:text-box>
            <text:list text:style-name="L1">
              <text:list-item>
                <text:p><text:span text:style-name="T3">No new functionality arises from further specialization</text:span></text:p>
                <text:list>
                  <text:list-item>
                    <text:p><text:span text:style-name="T3">Nothing can change, since all parts of the equation are </text:span><text:span text:style-name="T51">pe</text:span></text:p>
                  </text:list-item>
                </text:list>
                <text:p><text:span text:style-name="T11"/></text:p>
              </text:list-item>
              <text:list-item>
                <text:p><text:span text:style-name="T52">Speed-Ups are possible!</text:span></text:p>
              </text:list-item>
            </text:list>
          </draw:text-box>
        </draw:frame>
        <draw:custom-shape draw:style-name="gr35" draw:text-style-name="P26" draw:layer="layout" svg:width="14.605cm" svg:height="3.175cm" svg:x="5.715cm" svg:y="5.08cm">
          <text:p text:style-name="P24"><text:span text:style-name="T30"><text:s text:c="2"/></text:span><text:span text:style-name="T30">compiler-gen = ⟦</text:span><text:span text:style-name="T39">pe</text:span><text:span text:style-name="T30">⟧ (pe, pe) <text:s text:c="8"/></text:span></text:p>
          <text:p text:style-name="P24"><text:span text:style-name="T30"><text:s text:c="15"/></text:span><text:span text:style-name="T30">= ⟦⟦pe⟧ (</text:span><text:span text:style-name="T39">pe</text:span><text:span text:style-name="T30">, pe)</text:span><text:span text:style-name="T21">⟧ (pe)</text:span></text:p>
          <text:p text:style-name="P24"><text:span text:style-name="T30"><text:s text:c="15"/></text:span><text:span text:style-name="T30">= ⟦⟦⟦pe⟧ (pe, </text:span><text:span text:style-name="T39">pe</text:span><text:span text:style-name="T30">)⟧ (pe)⟧ (pe)</text:span></text:p>
          <text:p text:style-name="P24"><text:span text:style-name="T30"><text:s text:c="14"/></text:span><text:span text:style-name="T30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extfolie_5f_">
        <office:forms form:automatic-focus="false" form:apply-design-mode="false"/>
        <draw:frame draw:name="Foliennummernplatzhalter 1_69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5" presentation:style-name="pr86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A</text:span><text:span text:style-name="T14">p</text:span><text:span text:style-name="T14">p</text:span><text:span text:style-name="T14">li</text:span><text:span text:style-name="T14">c</text:span><text:span text:style-name="T14">a</text:span><text:span text:style-name="T14">ti</text:span><text:span text:style-name="T14">o</text:span><text:span text:style-name="T14">n</text:span><text:span text:style-name="T14">s</text:span><text:span text:style-name="T14"><text:line-break/></text:span><text:span text:style-name="T14">&amp;</text:span><text:span text:style-name="T14"><text:line-break/></text:span><text:span text:style-name="T14">L</text:span><text:span text:style-name="T14">i</text:span><text:span text:style-name="T14">m</text:span><text:span text:style-name="T14">it</text:span><text:span text:style-name="T14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extfolie_5f_">
        <office:forms form:automatic-focus="false" form:apply-design-mode="false"/>
        <draw:frame draw:name="Foliennummernplatzhalter 1_71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7" presentation:style-name="pr87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Applications of Partial Evaluation</text:span></text:p>
          </draw:text-box>
        </draw:frame>
        <draw:frame draw:name="Textplatzhalter 3_43" presentation:style-name="pr88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rograms with a fixed (or rarely changing) configuration</text:span></text:p>
                <text:list>
                  <text:list-item>
                    <text:p><text:span text:style-name="T3">Web Servers with configuration file</text:span></text:p>
                  </text:list-item>
                  <text:list-item>
                    <text:p><text:span text:style-name="T3">Rendering of a fixed scene</text:span></text:p>
                  </text:list-item>
                </text:list>
                <text:p><text:span text:style-name="T3"/></text:p>
              </text:list-item>
              <text:list-item>
                <text:p><text:span text:style-name="T3">Domain Specific Languages</text:span></text:p>
                <text:list>
                  <text:list-item>
                    <text:p><text:span text:style-name="T3">Specialization to programs removes interpretation overhead</text:span></text:p>
                  </text:list-item>
                </text:list>
                <text:p><text:span text:style-name="T3"/></text:p>
              </text:list-item>
              <text:list-item>
                <text:p><text:span text:style-name="T3">General Software-Development</text:span></text:p>
                <text:list>
                  <text:list-item>
                    <text:p><text:span text:style-name="T3">Development of one general program without performance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extfolie_5f_">
        <office:forms form:automatic-focus="false" form:apply-design-mode="false"/>
        <draw:frame draw:name="Foliennummernplatzhalter 1_72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8" presentation:style-name="pr89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</text:span><text:span text:style-name="T1">m</text:span><text:span text:style-name="T1">it</text:span><text:span text:style-name="T1">s </text:span><text:span text:style-name="T1">of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 </text:span><text:span text:style-name="T1">– </text:span><text:span text:style-name="T1">T</text:span><text:span text:style-name="T1">er</text:span><text:span text:style-name="T1">m</text:span><text:span text:style-name="T1">in</text:span><text:span text:style-name="T1">at</text:span><text:span text:style-name="T1">io</text:span><text:span text:style-name="T1">n</text:span></text:p>
          </draw:text-box>
        </draw:frame>
        <draw:frame draw:name="Textplatzhalter 3_44" presentation:style-name="pr90" draw:text-style-name="P8" draw:layer="layout" svg:width="23.4cm" svg:height="6.92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Limited depth of optimizations (Unfolding, Symbolic Computations)</text:span></text:p>
                <text:list>
                  <text:list-item>
                    <text:p><text:span text:style-name="T3">Unfolding has to terminate with call to (generic) definition</text:span></text:p>
                  </text:list-item>
                </text:list>
                <text:p><text:span text:style-name="T3"/></text:p>
              </text:list-item>
              <text:list-item>
                <text:p><text:span text:style-name="T3">Limited amount of created definitions (Program Point Specialization)</text:span></text:p>
                <text:list>
                  <text:list-item>
                    <text:p><text:span text:style-name="T3">Amount of definitions has to be limited</text:span></text:p>
                  </text:list-item>
                </text:list>
              </text:list-item>
            </text:list>
          </draw:text-box>
        </draw:frame>
        <draw:custom-shape draw:style-name="gr36" draw:text-style-name="P32" draw:layer="layout" svg:width="7.62cm" svg:height="1.905cm" svg:x="8.89cm" svg:y="13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34" draw:layer="layout" svg:width="6.985cm" svg:height="0.962cm" svg:x="1.47cm" svg:y="14.405cm">
          <draw:text-box>
            <text:p text:style-name="P33"><text:span text:style-name="T53">O</text:span><text:span text:style-name="T53">pti</text:span><text:span text:style-name="T53">mi</text:span><text:span text:style-name="T53">za</text:span><text:span text:style-name="T53">tio</text:span><text:span text:style-name="T53">n</text:span></text:p>
          </draw:text-box>
        </draw:frame>
        <draw:frame draw:style-name="gr37" draw:text-style-name="P36" draw:layer="layout" svg:width="6.985cm" svg:height="0.962cm" svg:x="17.045cm" svg:y="14.405cm">
          <draw:text-box>
            <text:p text:style-name="P35"><text:span text:style-name="T53">Te</text:span><text:span text:style-name="T53">rm</text:span><text:span text:style-name="T53">in</text:span><text:span text:style-name="T53">ati</text:span><text:span text:style-name="T53">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extfolie_5f_">
        <office:forms form:automatic-focus="false" form:apply-design-mode="false"/>
        <draw:frame draw:name="Foliennummernplatzhalter 1_73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49" presentation:style-name="pr91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Li</text:span><text:span text:style-name="T1">m</text:span><text:span text:style-name="T1">it</text:span><text:span text:style-name="T1">s </text:span><text:span text:style-name="T1">of </text:span><text:span text:style-name="T1">P</text:span><text:span text:style-name="T1">ar</text:span><text:span text:style-name="T1">ti</text:span><text:span text:style-name="T1">al </text:span><text:span text:style-name="T1">E</text:span><text:span text:style-name="T1">v</text:span><text:span text:style-name="T1">al</text:span><text:span text:style-name="T1">u</text:span><text:span text:style-name="T1">at</text:span><text:span text:style-name="T1">io</text:span><text:span text:style-name="T1">n</text:span></text:p>
          </draw:text-box>
        </draw:frame>
        <draw:frame draw:name="Textplatzhalter 3_45" presentation:style-name="pr92" draw:text-style-name="P8" draw:layer="layout" svg:width="23.4cm" svg:height="10.737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peed-Up is hard to predict</text:span></text:p>
                <text:list>
                  <text:list-item>
                    <text:p><text:span text:style-name="T3">Binding Time Analysis makes predictions easier (at cost of performance)</text:span></text:p>
                  </text:list-item>
                  <text:list-item>
                    <text:p><text:span text:style-name="T3">More analysis requires more time ⇒ Less overall gain</text:span></text:p>
                  </text:list-item>
                </text:list>
                <text:p><text:span text:style-name="T3"/></text:p>
              </text:list-item>
              <text:list-item>
                <text:p><text:span text:style-name="T3">Difficult to use without knowledge or experience</text:span></text:p>
                <text:p><text:span text:style-name="T3"/></text:p>
              </text:list-item>
              <text:list-item>
                <text:p><text:span text:style-name="T3">Cannot invent new optimiz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extfolie_5f_">
        <office:forms form:automatic-focus="false" form:apply-design-mode="false"/>
        <draw:frame draw:name="Foliennummernplatzhalter 1_74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0" presentation:style-name="pr93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C</text:span><text:span text:style-name="T14">o</text:span><text:span text:style-name="T14">n</text:span><text:span text:style-name="T14">c</text:span><text:span text:style-name="T14">l</text:span><text:span text:style-name="T14">u</text:span><text:span text:style-name="T14">s</text:span><text:span text:style-name="T14">i</text:span><text:span text:style-name="T14">o</text:span><text:span text:style-name="T1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extfolie_5f_">
        <office:forms form:automatic-focus="false" form:apply-design-mode="false"/>
        <draw:frame draw:name="Foliennummernplatzhalter 1_75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1" presentation:style-name="pr94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draw:name="Textplatzhalter 3_46" presentation:style-name="pr95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Partial Evaluation is </text:span><text:span text:style-name="T11">not</text:span><text:span text:style-name="T3"> a replacement for compilers / compiler writers</text:span></text:p>
                <text:list>
                  <text:list-item>
                    <text:p><text:span text:style-name="T3">Humans are required to implement optimization techniques</text:span></text:p>
                  </text:list-item>
                </text:list>
                <text:p><text:span text:style-name="T3"/></text:p>
              </text:list-item>
              <text:list-item>
                <text:p><text:span text:style-name="T3">Applications are limited</text:span></text:p>
                <text:list>
                  <text:list-item>
                    <text:p><text:span text:style-name="T3">No “one size fits all“-solution</text:span></text:p>
                  </text:list-item>
                  <text:list-item>
                    <text:p text:style-name="P37"><text:span text:style-name="T3">Varying benefits in different areas</text:span></text:p>
                  </text:list-item>
                </text:list>
                <text:p><text:span text:style-name="T3"/></text:p>
              </text:list-item>
              <text:list-item>
                <text:p><text:span text:style-name="T3">More development required (theoretical and practic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extfolie_5f_">
        <office:forms form:automatic-focus="false" form:apply-design-mode="false"/>
        <draw:frame draw:name="Foliennummernplatzhalter 1_76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2" presentation:style-name="pr96" draw:text-style-name="P7" draw:layer="layout" svg:width="23.393cm" svg:height="1.595cm" svg:x="0.9cm" svg:y="3cm" presentation:class="title" presentation:user-transformed="true">
          <draw:text-box>
            <text:p text:style-name="P6"><text:span text:style-name="T1">Sources</text:span></text:p>
          </draw:text-box>
        </draw:frame>
        <draw:frame draw:name="Textplatzhalter 3_5" presentation:style-name="pr97" draw:text-style-name="P8" draw:layer="layout" svg:width="23.4cm" svg:height="12.825cm" svg:x="0.9cm" svg:y="4.503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S. Kleene. “General Recursive Functions of </text:span><text:span text:style-name="T3">Natural Numbers”. In: </text:span><text:span text:style-name="T5">Mathematische Annalen</text:span><text:span text:style-name="T3"> </text:span><text:span text:style-name="T3">112.1 (Dec. 1936), pp. 727–742.</text:span></text:p>
              </text:list-item>
              <text:list-item>
                <text:p><text:span text:style-name="T3">N. Jones, C. Gomard, and P. Sestoft. </text:span><text:span text:style-name="T5">Partial </text:span><text:span text:style-name="T5">Evaluation and Automatic Program Generation</text:span><text:span text:style-name="T3">. </text:span><text:span text:style-name="T3">Prentice Hall, 1993. ISBN: 0130202495.</text:span></text:p>
              </text:list-item>
              <text:list-item>
                <text:p><text:span text:style-name="T3">N. Jones. “An Introduction to Partial Evaluation”. </text:span><text:span text:style-name="T3">In: </text:span><text:span text:style-name="T5">ACM Computing Surveys</text:span><text:span text:style-name="T3"> 28.3 (1996), pp. </text:span><text:span text:style-name="T3">480–503.</text:span></text:p>
              </text:list-item>
              <text:list-item>
                <text:p><text:span text:style-name="T3">Y. Futamura. “Partial Evaluation of Computation </text:span><text:span text:style-name="T3">Process–An Approach to a CompilerCompiler”. </text:span><text:span text:style-name="T3">In: </text:span><text:span text:style-name="T5">Higher-Order and Symbolic Computation</text:span><text:span text:style-name="T3"> </text:span><text:span text:style-name="T3">12.4 (1999), pp. 381–39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1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Textfolie_5f_">
        <office:forms form:automatic-focus="false" form:apply-design-mode="false"/>
        <draw:frame draw:name="Foliennummernplatzhalter 1_77" presentation:style-name="pr11" draw:text-style-name="P5" draw:layer="layout" svg:width="1.326cm" svg:height="0.74cm" svg:x="23.301cm" svg:y="18.186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Titel 2_53" presentation:style-name="pr98" draw:text-style-name="P13" draw:layer="layout" svg:width="23.393cm" svg:height="1.595cm" svg:x="0.737cm" svg:y="7.93cm" presentation:class="title" presentation:user-transformed="true">
          <draw:text-box>
            <text:p text:style-name="P12"><text:span text:style-name="T14">D</text:span><text:span text:style-name="T14">i</text:span><text:span text:style-name="T14">s</text:span><text:span text:style-name="T14">c</text:span><text:span text:style-name="T14">u</text:span><text:span text:style-name="T14">s</text:span><text:span text:style-name="T14">s</text:span><text:span text:style-name="T14">i</text:span><text:span text:style-name="T14">o</text:span><text:span text:style-name="T14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Calibri3" svg:font-family="Calibri"/>
    <style:font-face style:name="MS PGothic2" svg:font-family="'MS PGothic'"/>
    <style:font-face style:name="Arial6" svg:font-family="Arial" style:font-family-generic="modern"/>
    <style:font-face style:name="JetBrains Mono1" svg:font-family="'JetBrains Mono'" style:font-family-generic="modern"/>
    <style:font-face style:name="MS PGothic1" svg:font-family="'MS PGothic'" style:font-family-generic="modern"/>
    <style:font-face style:name="Arial" svg:font-family="Arial" style:font-family-generic="swiss"/>
    <style:font-face style:name="Calibri2" svg:font-family="Calibri" style:font-family-generic="swiss"/>
    <style:font-face style:name="Source Code Pro Medium" svg:font-family="'Source Code Pro Medium'" style:font-pitch="fixed"/>
    <style:font-face style:name="MS PGothic4" svg:font-family="'MS PGothic'" style:font-family-generic="modern" style:font-pitch="fixed"/>
    <style:font-face style:name="Arial3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3" svg:font-family="'MS PGothic'" style:font-pitch="variable"/>
    <style:font-face style:name="Source Code Pro Medium1" svg:font-family="'Source Code Pro Medium'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JetBrains Mono" svg:font-family="'JetBrains Mono'" style:font-family-generic="modern" style:font-pitch="variable"/>
    <style:font-face style:name="MS PGothic5" svg:font-family="'MS PGothic'" style:font-family-generic="moder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HM-Titelfolie-background" style:display-name="2_THM-Titelfolie-background" style:family="presentation">
      <style:graphic-properties draw:stroke="none" draw:fill="solid" draw:fill-color="#ffffff"/>
      <style:text-properties style:letter-kerning="true"/>
    </style:style>
    <style:style style:name="_32__5f_THM-Titelfolie-backgroundobjects" style:display-name="2_THM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M-Titelfolie-notes" style:display-name="2_THM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M-Titelfolie-outline1" style:display-name="2_THM-Titelfolie-outline1" style:family="presentation">
      <style:graphic-properties draw:stroke="none" draw:fill="none" draw:auto-grow-height="false" draw:fit-to-size="false" style:shrink-to-fit="true">
        <text:list-style style:name="_32__5f_THM-Titelfolie-outline1" style:display-name="2_THM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HM-Titelfolie-outline2" style:display-name="2_THM-Titelfolie-outline2" style:family="presentation" style:parent-style-name="_32__5f_THM-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3" style:display-name="2_THM-Titelfolie-outline3" style:family="presentation" style:parent-style-name="_32__5f_THM-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4" style:display-name="2_THM-Titelfolie-outline4" style:family="presentation" style:parent-style-name="_32__5f_THM-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5" style:display-name="2_THM-Titelfolie-outline5" style:family="presentation" style:parent-style-name="_32__5f_THM-Titelfolie-outline4">
      <style:paragraph-properties fo:margin-top="0.1cm" fo:margin-bottom="0cm"/>
      <style:text-properties fo:font-size="20pt" style:font-size-asian="20pt" style:font-size-complex="20pt"/>
    </style:style>
    <style:style style:name="_32__5f_THM-Titelfolie-outline6" style:display-name="2_THM-Titelfolie-outline6" style:family="presentation" style:parent-style-name="_32__5f_THM-Titelfolie-outline5">
      <style:paragraph-properties fo:margin-top="0.1cm" fo:margin-bottom="0cm"/>
      <style:text-properties fo:font-size="20pt" style:font-size-asian="20pt" style:font-size-complex="20pt"/>
    </style:style>
    <style:style style:name="_32__5f_THM-Titelfolie-outline7" style:display-name="2_THM-Titelfolie-outline7" style:family="presentation" style:parent-style-name="_32__5f_THM-Titelfolie-outline6">
      <style:paragraph-properties fo:margin-top="0.1cm" fo:margin-bottom="0cm"/>
      <style:text-properties fo:font-size="20pt" style:font-size-asian="20pt" style:font-size-complex="20pt"/>
    </style:style>
    <style:style style:name="_32__5f_THM-Titelfolie-outline8" style:display-name="2_THM-Titelfolie-outline8" style:family="presentation" style:parent-style-name="_32__5f_THM-Titelfolie-outline7">
      <style:paragraph-properties fo:margin-top="0.1cm" fo:margin-bottom="0cm"/>
      <style:text-properties fo:font-size="20pt" style:font-size-asian="20pt" style:font-size-complex="20pt"/>
    </style:style>
    <style:style style:name="_32__5f_THM-Titelfolie-outline9" style:display-name="2_THM-Titelfolie-outline9" style:family="presentation" style:parent-style-name="_32__5f_THM-Titelfolie-outline8">
      <style:paragraph-properties fo:margin-top="0.1cm" fo:margin-bottom="0cm"/>
      <style:text-properties fo:font-size="20pt" style:font-size-asian="20pt" style:font-size-complex="20pt"/>
    </style:style>
    <style:style style:name="_32__5f_THM-Titelfolie-subtitle" style:display-name="2_THM-Titelfolie-subtitle" style:family="presentation">
      <style:graphic-properties draw:stroke="none" draw:fill="none" draw:textarea-vertical-align="middle">
        <text:list-style style:name="_32__5f_THM-Titelfolie-subtitle" style:display-name="2_THM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M-Titelfolie-title" style:display-name="2_THM-Titelfolie-title" style:family="presentation">
      <style:graphic-properties draw:stroke="none" draw:fill="none" draw:textarea-vertical-align="middle">
        <text:list-style style:name="_32__5f_THM-Titelfolie-title" style:display-name="2_THM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Kapitelfolie_20_mit_20_Bilder-background" style:display-name="Kapitelfolie mit Bilder-background" style:family="presentation">
      <style:graphic-properties draw:stroke="none" draw:fill="solid" draw:fill-color="#ffffff"/>
      <style:text-properties style:letter-kerning="true"/>
    </style:style>
    <style:style style:name="Kapitelfolie_20_mit_20_Bilder-backgroundobjects" style:display-name="Kapitelfolie mit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_20_mit_20_Bilder-notes" style:display-name="Kapitelfolie mit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1" style:display-name="Kapitelfolie mit Bilder-outline1" style:family="presentation">
      <style:graphic-properties draw:stroke="none" draw:fill="none" draw:auto-grow-height="false" draw:fit-to-size="false" style:shrink-to-fit="true">
        <text:list-style style:name="Kapitelfolie_20_mit_20_Bilder-outline1" style:display-name="Kapitelfolie mit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2" style:display-name="Kapitelfolie mit Bilder-outline2" style:family="presentation" style:parent-style-name="Kapitelfolie_20_mit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3" style:display-name="Kapitelfolie mit Bilder-outline3" style:family="presentation" style:parent-style-name="Kapitelfolie_20_mit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4" style:display-name="Kapitelfolie mit Bilder-outline4" style:family="presentation" style:parent-style-name="Kapitelfolie_20_mit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5" style:display-name="Kapitelfolie mit Bilder-outline5" style:family="presentation" style:parent-style-name="Kapitelfolie_20_mit_20_Bilder-outline4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6" style:display-name="Kapitelfolie mit Bilder-outline6" style:family="presentation" style:parent-style-name="Kapitelfolie_20_mit_20_Bilder-outline5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7" style:display-name="Kapitelfolie mit Bilder-outline7" style:family="presentation" style:parent-style-name="Kapitelfolie_20_mit_20_Bilder-outline6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8" style:display-name="Kapitelfolie mit Bilder-outline8" style:family="presentation" style:parent-style-name="Kapitelfolie_20_mit_20_Bilder-outline7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9" style:display-name="Kapitelfolie mit Bilder-outline9" style:family="presentation" style:parent-style-name="Kapitelfolie_20_mit_20_Bilder-outline8">
      <style:paragraph-properties fo:margin-top="0.1cm" fo:margin-bottom="0cm"/>
      <style:text-properties fo:font-size="20pt" style:font-size-asian="20pt" style:font-size-complex="20pt"/>
    </style:style>
    <style:style style:name="Kapitelfolie_20_mit_20_Bilder-subtitle" style:display-name="Kapitelfolie mit Bilder-subtitle" style:family="presentation">
      <style:graphic-properties draw:stroke="none" draw:fill="none" draw:textarea-vertical-align="middle">
        <text:list-style style:name="Kapitelfolie_20_mit_20_Bilder-subtitle" style:display-name="Kapitelfolie mit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_20_mit_20_Bilder-title" style:display-name="Kapitelfolie mit Bilder-title" style:family="presentation">
      <style:graphic-properties draw:stroke="none" draw:fill="none" draw:textarea-vertical-align="middle">
        <text:list-style style:name="Kapitelfolie_20_mit_20_Bilder-title" style:display-name="Kapitelfolie mit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background" style:family="presentation">
      <style:graphic-properties draw:stroke="none" draw:fill="solid" draw:fill-color="#ffffff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false" style:shrink-to-fit="true">
        <text:list-style style:name="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3" style:family="presentation" style:parent-style-name="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4" style:family="presentation" style:parent-style-name="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5" style:family="presentation" style:parent-style-name="Textfolie-outline4">
      <style:paragraph-properties fo:margin-top="0.1cm" fo:margin-bottom="0cm"/>
      <style:text-properties fo:font-size="20pt" style:font-size-asian="20pt" style:font-size-complex="20pt"/>
    </style:style>
    <style:style style:name="Textfolie-outline6" style:family="presentation" style:parent-style-name="Textfolie-outline5">
      <style:paragraph-properties fo:margin-top="0.1cm" fo:margin-bottom="0cm"/>
      <style:text-properties fo:font-size="20pt" style:font-size-asian="20pt" style:font-size-complex="20pt"/>
    </style:style>
    <style:style style:name="Textfolie-outline7" style:family="presentation" style:parent-style-name="Textfolie-outline6">
      <style:paragraph-properties fo:margin-top="0.1cm" fo:margin-bottom="0cm"/>
      <style:text-properties fo:font-size="20pt" style:font-size-asian="20pt" style:font-size-complex="20pt"/>
    </style:style>
    <style:style style:name="Textfolie-outline8" style:family="presentation" style:parent-style-name="Textfolie-outline7">
      <style:paragraph-properties fo:margin-top="0.1cm" fo:margin-bottom="0cm"/>
      <style:text-properties fo:font-size="20pt" style:font-size-asian="20pt" style:font-size-complex="20pt"/>
    </style:style>
    <style:style style:name="Textfolie-outline9" style:family="presentation" style:parent-style-name="Textfolie-outline8">
      <style:paragraph-properties fo:margin-top="0.1cm" fo:margin-bottom="0cm"/>
      <style:text-properties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olie-background" style:display-name="1_Textfolie-background" style:family="presentation">
      <style:graphic-properties draw:stroke="none" draw:fill="solid" draw:fill-color="#ffffff"/>
      <style:text-properties style:letter-kerning="true"/>
    </style:style>
    <style:style style:name="_31__5f_Textfolie-backgroundobjects" style:display-name="1_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olie-notes" style:display-name="1_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olie-outline1" style:display-name="1_Textfolie-outline1" style:family="presentation">
      <style:graphic-properties draw:stroke="none" draw:fill="none" draw:auto-grow-height="false" draw:fit-to-size="false" style:shrink-to-fit="true">
        <text:list-style style:name="_31__5f_Textfolie-outline1" style:display-name="1_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olie-outline2" style:display-name="1_Textfolie-outline2" style:family="presentation" style:parent-style-name="_31__5f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3" style:display-name="1_Textfolie-outline3" style:family="presentation" style:parent-style-name="_31__5f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4" style:display-name="1_Textfolie-outline4" style:family="presentation" style:parent-style-name="_31__5f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5" style:display-name="1_Textfolie-outline5" style:family="presentation" style:parent-style-name="_31__5f_Textfolie-outline4">
      <style:paragraph-properties fo:margin-top="0.1cm" fo:margin-bottom="0cm"/>
      <style:text-properties fo:font-size="20pt" style:font-size-asian="20pt" style:font-size-complex="20pt"/>
    </style:style>
    <style:style style:name="_31__5f_Textfolie-outline6" style:display-name="1_Textfolie-outline6" style:family="presentation" style:parent-style-name="_31__5f_Textfolie-outline5">
      <style:paragraph-properties fo:margin-top="0.1cm" fo:margin-bottom="0cm"/>
      <style:text-properties fo:font-size="20pt" style:font-size-asian="20pt" style:font-size-complex="20pt"/>
    </style:style>
    <style:style style:name="_31__5f_Textfolie-outline7" style:display-name="1_Textfolie-outline7" style:family="presentation" style:parent-style-name="_31__5f_Textfolie-outline6">
      <style:paragraph-properties fo:margin-top="0.1cm" fo:margin-bottom="0cm"/>
      <style:text-properties fo:font-size="20pt" style:font-size-asian="20pt" style:font-size-complex="20pt"/>
    </style:style>
    <style:style style:name="_31__5f_Textfolie-outline8" style:display-name="1_Textfolie-outline8" style:family="presentation" style:parent-style-name="_31__5f_Textfolie-outline7">
      <style:paragraph-properties fo:margin-top="0.1cm" fo:margin-bottom="0cm"/>
      <style:text-properties fo:font-size="20pt" style:font-size-asian="20pt" style:font-size-complex="20pt"/>
    </style:style>
    <style:style style:name="_31__5f_Textfolie-outline9" style:display-name="1_Textfolie-outline9" style:family="presentation" style:parent-style-name="_31__5f_Textfolie-outline8">
      <style:paragraph-properties fo:margin-top="0.1cm" fo:margin-bottom="0cm"/>
      <style:text-properties fo:font-size="20pt" style:font-size-asian="20pt" style:font-size-complex="20pt"/>
    </style:style>
    <style:style style:name="_31__5f_Textfolie-subtitle" style:display-name="1_Textfolie-subtitle" style:family="presentation">
      <style:graphic-properties draw:stroke="none" draw:fill="none" draw:textarea-vertical-align="middle">
        <text:list-style style:name="_31__5f_Textfolie-subtitle" style:display-name="1_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olie-title" style:display-name="1_Textfolie-title" style:family="presentation">
      <style:graphic-properties draw:stroke="none" draw:fill="none" draw:textarea-vertical-align="middle">
        <text:list-style style:name="_31__5f_Textfolie-title" style:display-name="1_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background" style:display-name="1_Textfeld+Aufzählung im Block-background" style:family="presentation">
      <style:graphic-properties draw:stroke="none" draw:fill="solid" draw:fill-color="#ffffff"/>
      <style:text-properties style:letter-kerning="true"/>
    </style:style>
    <style:style style:name="_31__5f_Textfeld_2b_Aufzählung_20_im_20_Block-backgroundobjects" style:display-name="1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eld_2b_Aufzählung_20_im_20_Block-notes" style:display-name="1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1" style:display-name="1_Textfeld+Aufzählung im Block-outline1" style:family="presentation">
      <style:graphic-properties draw:stroke="none" draw:fill="none" draw:auto-grow-height="false" draw:fit-to-size="false" style:shrink-to-fit="true">
        <text:list-style style:name="_31__5f_Textfeld_2b_Aufzählung_20_im_20_Block-outline1" style:display-name="1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2" style:display-name="1_Textfeld+Aufzählung im Block-outline2" style:family="presentation" style:parent-style-name="_31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3" style:display-name="1_Textfeld+Aufzählung im Block-outline3" style:family="presentation" style:parent-style-name="_31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4" style:display-name="1_Textfeld+Aufzählung im Block-outline4" style:family="presentation" style:parent-style-name="_31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5" style:display-name="1_Textfeld+Aufzählung im Block-outline5" style:family="presentation" style:parent-style-name="_31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6" style:display-name="1_Textfeld+Aufzählung im Block-outline6" style:family="presentation" style:parent-style-name="_31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7" style:display-name="1_Textfeld+Aufzählung im Block-outline7" style:family="presentation" style:parent-style-name="_31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8" style:display-name="1_Textfeld+Aufzählung im Block-outline8" style:family="presentation" style:parent-style-name="_31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9" style:display-name="1_Textfeld+Aufzählung im Block-outline9" style:family="presentation" style:parent-style-name="_31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subtitle" style:display-name="1_Textfeld+Aufzählung im Block-subtitle" style:family="presentation">
      <style:graphic-properties draw:stroke="none" draw:fill="none" draw:textarea-vertical-align="middle">
        <text:list-style style:name="_31__5f_Textfeld_2b_Aufzählung_20_im_20_Block-subtitle" style:display-name="1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title" style:display-name="1_Textfeld+Aufzählung im Block-title" style:family="presentation">
      <style:graphic-properties draw:stroke="none" draw:fill="none" draw:textarea-vertical-align="middle">
        <text:list-style style:name="_31__5f_Textfeld_2b_Aufzählung_20_im_20_Block-title" style:display-name="1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background" style:display-name="2_Textfeld+Aufzählung im Block-background" style:family="presentation">
      <style:graphic-properties draw:stroke="none" draw:fill="solid" draw:fill-color="#ffffff"/>
      <style:text-properties style:letter-kerning="true"/>
    </style:style>
    <style:style style:name="_32__5f_Textfeld_2b_Aufzählung_20_im_20_Block-backgroundobjects" style:display-name="2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extfeld_2b_Aufzählung_20_im_20_Block-notes" style:display-name="2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1" style:display-name="2_Textfeld+Aufzählung im Block-outline1" style:family="presentation">
      <style:graphic-properties draw:stroke="none" draw:fill="none" draw:auto-grow-height="false" draw:fit-to-size="false" style:shrink-to-fit="true">
        <text:list-style style:name="_32__5f_Textfeld_2b_Aufzählung_20_im_20_Block-outline1" style:display-name="2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2" style:display-name="2_Textfeld+Aufzählung im Block-outline2" style:family="presentation" style:parent-style-name="_32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3" style:display-name="2_Textfeld+Aufzählung im Block-outline3" style:family="presentation" style:parent-style-name="_32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4" style:display-name="2_Textfeld+Aufzählung im Block-outline4" style:family="presentation" style:parent-style-name="_32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5" style:display-name="2_Textfeld+Aufzählung im Block-outline5" style:family="presentation" style:parent-style-name="_32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6" style:display-name="2_Textfeld+Aufzählung im Block-outline6" style:family="presentation" style:parent-style-name="_32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7" style:display-name="2_Textfeld+Aufzählung im Block-outline7" style:family="presentation" style:parent-style-name="_32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8" style:display-name="2_Textfeld+Aufzählung im Block-outline8" style:family="presentation" style:parent-style-name="_32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9" style:display-name="2_Textfeld+Aufzählung im Block-outline9" style:family="presentation" style:parent-style-name="_32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subtitle" style:display-name="2_Textfeld+Aufzählung im Block-subtitle" style:family="presentation">
      <style:graphic-properties draw:stroke="none" draw:fill="none" draw:textarea-vertical-align="middle">
        <text:list-style style:name="_32__5f_Textfeld_2b_Aufzählung_20_im_20_Block-subtitle" style:display-name="2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title" style:display-name="2_Textfeld+Aufzählung im Block-title" style:family="presentation">
      <style:graphic-properties draw:stroke="none" draw:fill="none" draw:textarea-vertical-align="middle">
        <text:list-style style:name="_32__5f_Textfeld_2b_Aufzählung_20_im_20_Block-title" style:display-name="2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background" style:display-name="Aufzählungsfeld 1,5 zeilig-background" style:family="presentation">
      <style:graphic-properties draw:stroke="none" draw:fill="solid" draw:fill-color="#ffffff"/>
      <style:text-properties style:letter-kerning="true"/>
    </style:style>
    <style:style style:name="Aufzählungsfeld_20_1_2c_5_20_zeilig-backgroundobjects" style:display-name="Aufzählungsfeld 1,5 zeil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sfeld_20_1_2c_5_20_zeilig-notes" style:display-name="Aufzählungsfeld 1,5 zeil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1" style:display-name="Aufzählungsfeld 1,5 zeilig-outline1" style:family="presentation">
      <style:graphic-properties draw:stroke="none" draw:fill="none" draw:auto-grow-height="false" draw:fit-to-size="false" style:shrink-to-fit="true">
        <text:list-style style:name="Aufzählungsfeld_20_1_2c_5_20_zeilig-outline1" style:display-name="Aufzählungsfeld 1,5 zeil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2" style:display-name="Aufzählungsfeld 1,5 zeilig-outline2" style:family="presentation" style:parent-style-name="Aufzählungsfeld_20_1_2c_5_20_zeil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3" style:display-name="Aufzählungsfeld 1,5 zeilig-outline3" style:family="presentation" style:parent-style-name="Aufzählungsfeld_20_1_2c_5_20_zeil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4" style:display-name="Aufzählungsfeld 1,5 zeilig-outline4" style:family="presentation" style:parent-style-name="Aufzählungsfeld_20_1_2c_5_20_zeil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5" style:display-name="Aufzählungsfeld 1,5 zeilig-outline5" style:family="presentation" style:parent-style-name="Aufzählungsfeld_20_1_2c_5_20_zeilig-outline4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6" style:display-name="Aufzählungsfeld 1,5 zeilig-outline6" style:family="presentation" style:parent-style-name="Aufzählungsfeld_20_1_2c_5_20_zeilig-outline5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7" style:display-name="Aufzählungsfeld 1,5 zeilig-outline7" style:family="presentation" style:parent-style-name="Aufzählungsfeld_20_1_2c_5_20_zeilig-outline6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8" style:display-name="Aufzählungsfeld 1,5 zeilig-outline8" style:family="presentation" style:parent-style-name="Aufzählungsfeld_20_1_2c_5_20_zeilig-outline7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9" style:display-name="Aufzählungsfeld 1,5 zeilig-outline9" style:family="presentation" style:parent-style-name="Aufzählungsfeld_20_1_2c_5_20_zeilig-outline8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subtitle" style:display-name="Aufzählungsfeld 1,5 zeilig-subtitle" style:family="presentation">
      <style:graphic-properties draw:stroke="none" draw:fill="none" draw:textarea-vertical-align="middle">
        <text:list-style style:name="Aufzählungsfeld_20_1_2c_5_20_zeilig-subtitle" style:display-name="Aufzählungsfeld 1,5 zeil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title" style:display-name="Aufzählungsfeld 1,5 zeilig-title" style:family="presentation">
      <style:graphic-properties draw:stroke="none" draw:fill="none" draw:textarea-vertical-align="middle">
        <text:list-style style:name="Aufzählungsfeld_20_1_2c_5_20_zeilig-title" style:display-name="Aufzählungsfeld 1,5 zeil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Kapitelfolie-background" style:display-name="1_Kapitelfolie-background" style:family="presentation">
      <style:graphic-properties draw:stroke="none" draw:fill="solid" draw:fill-color="#ffffff"/>
      <style:text-properties style:letter-kerning="true"/>
    </style:style>
    <style:style style:name="_31__5f_Kapitelfolie-backgroundobjects" style:display-name="1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elfolie-notes" style:display-name="1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elfolie-outline1" style:display-name="1_Kapitelfolie-outline1" style:family="presentation">
      <style:graphic-properties draw:stroke="none" draw:fill="none" draw:auto-grow-height="false" draw:fit-to-size="false" style:shrink-to-fit="true">
        <text:list-style style:name="_31__5f_Kapitelfolie-outline1" style:display-name="1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Kapitelfolie-outline2" style:display-name="1_Kapitelfolie-outline2" style:family="presentation" style:parent-style-name="_31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3" style:display-name="1_Kapitelfolie-outline3" style:family="presentation" style:parent-style-name="_31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4" style:display-name="1_Kapitelfolie-outline4" style:family="presentation" style:parent-style-name="_31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5" style:display-name="1_Kapitelfolie-outline5" style:family="presentation" style:parent-style-name="_31__5f_Kapitelfolie-outline4">
      <style:paragraph-properties fo:margin-top="0.1cm" fo:margin-bottom="0cm"/>
      <style:text-properties fo:font-size="20pt" style:font-size-asian="20pt" style:font-size-complex="20pt"/>
    </style:style>
    <style:style style:name="_31__5f_Kapitelfolie-outline6" style:display-name="1_Kapitelfolie-outline6" style:family="presentation" style:parent-style-name="_31__5f_Kapitelfolie-outline5">
      <style:paragraph-properties fo:margin-top="0.1cm" fo:margin-bottom="0cm"/>
      <style:text-properties fo:font-size="20pt" style:font-size-asian="20pt" style:font-size-complex="20pt"/>
    </style:style>
    <style:style style:name="_31__5f_Kapitelfolie-outline7" style:display-name="1_Kapitelfolie-outline7" style:family="presentation" style:parent-style-name="_31__5f_Kapitelfolie-outline6">
      <style:paragraph-properties fo:margin-top="0.1cm" fo:margin-bottom="0cm"/>
      <style:text-properties fo:font-size="20pt" style:font-size-asian="20pt" style:font-size-complex="20pt"/>
    </style:style>
    <style:style style:name="_31__5f_Kapitelfolie-outline8" style:display-name="1_Kapitelfolie-outline8" style:family="presentation" style:parent-style-name="_31__5f_Kapitelfolie-outline7">
      <style:paragraph-properties fo:margin-top="0.1cm" fo:margin-bottom="0cm"/>
      <style:text-properties fo:font-size="20pt" style:font-size-asian="20pt" style:font-size-complex="20pt"/>
    </style:style>
    <style:style style:name="_31__5f_Kapitelfolie-outline9" style:display-name="1_Kapitelfolie-outline9" style:family="presentation" style:parent-style-name="_31__5f_Kapitelfolie-outline8">
      <style:paragraph-properties fo:margin-top="0.1cm" fo:margin-bottom="0cm"/>
      <style:text-properties fo:font-size="20pt" style:font-size-asian="20pt" style:font-size-complex="20pt"/>
    </style:style>
    <style:style style:name="_31__5f_Kapitelfolie-subtitle" style:display-name="1_Kapitelfolie-subtitle" style:family="presentation">
      <style:graphic-properties draw:stroke="none" draw:fill="none" draw:textarea-vertical-align="middle">
        <text:list-style style:name="_31__5f_Kapitelfolie-subtitle" style:display-name="1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elfolie-title" style:display-name="1_Kapitelfolie-title" style:family="presentation">
      <style:graphic-properties draw:stroke="none" draw:fill="none" draw:textarea-vertical-align="middle">
        <text:list-style style:name="_31__5f_Kapitelfolie-title" style:display-name="1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Kapitelfolie-background" style:display-name="2_Kapitelfolie-background" style:family="presentation">
      <style:graphic-properties draw:stroke="none" draw:fill="solid" draw:fill-color="#ffffff"/>
      <style:text-properties style:letter-kerning="true"/>
    </style:style>
    <style:style style:name="_32__5f_Kapitelfolie-backgroundobjects" style:display-name="2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elfolie-notes" style:display-name="2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elfolie-outline1" style:display-name="2_Kapitelfolie-outline1" style:family="presentation">
      <style:graphic-properties draw:stroke="none" draw:fill="none" draw:auto-grow-height="false" draw:fit-to-size="false" style:shrink-to-fit="true">
        <text:list-style style:name="_32__5f_Kapitelfolie-outline1" style:display-name="2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Kapitelfolie-outline2" style:display-name="2_Kapitelfolie-outline2" style:family="presentation" style:parent-style-name="_32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3" style:display-name="2_Kapitelfolie-outline3" style:family="presentation" style:parent-style-name="_32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4" style:display-name="2_Kapitelfolie-outline4" style:family="presentation" style:parent-style-name="_32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5" style:display-name="2_Kapitelfolie-outline5" style:family="presentation" style:parent-style-name="_32__5f_Kapitelfolie-outline4">
      <style:paragraph-properties fo:margin-top="0.1cm" fo:margin-bottom="0cm"/>
      <style:text-properties fo:font-size="20pt" style:font-size-asian="20pt" style:font-size-complex="20pt"/>
    </style:style>
    <style:style style:name="_32__5f_Kapitelfolie-outline6" style:display-name="2_Kapitelfolie-outline6" style:family="presentation" style:parent-style-name="_32__5f_Kapitelfolie-outline5">
      <style:paragraph-properties fo:margin-top="0.1cm" fo:margin-bottom="0cm"/>
      <style:text-properties fo:font-size="20pt" style:font-size-asian="20pt" style:font-size-complex="20pt"/>
    </style:style>
    <style:style style:name="_32__5f_Kapitelfolie-outline7" style:display-name="2_Kapitelfolie-outline7" style:family="presentation" style:parent-style-name="_32__5f_Kapitelfolie-outline6">
      <style:paragraph-properties fo:margin-top="0.1cm" fo:margin-bottom="0cm"/>
      <style:text-properties fo:font-size="20pt" style:font-size-asian="20pt" style:font-size-complex="20pt"/>
    </style:style>
    <style:style style:name="_32__5f_Kapitelfolie-outline8" style:display-name="2_Kapitelfolie-outline8" style:family="presentation" style:parent-style-name="_32__5f_Kapitelfolie-outline7">
      <style:paragraph-properties fo:margin-top="0.1cm" fo:margin-bottom="0cm"/>
      <style:text-properties fo:font-size="20pt" style:font-size-asian="20pt" style:font-size-complex="20pt"/>
    </style:style>
    <style:style style:name="_32__5f_Kapitelfolie-outline9" style:display-name="2_Kapitelfolie-outline9" style:family="presentation" style:parent-style-name="_32__5f_Kapitelfolie-outline8">
      <style:paragraph-properties fo:margin-top="0.1cm" fo:margin-bottom="0cm"/>
      <style:text-properties fo:font-size="20pt" style:font-size-asian="20pt" style:font-size-complex="20pt"/>
    </style:style>
    <style:style style:name="_32__5f_Kapitelfolie-subtitle" style:display-name="2_Kapitelfolie-subtitle" style:family="presentation">
      <style:graphic-properties draw:stroke="none" draw:fill="none" draw:textarea-vertical-align="middle">
        <text:list-style style:name="_32__5f_Kapitelfolie-subtitle" style:display-name="2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elfolie-title" style:display-name="2_Kapitelfolie-title" style:family="presentation">
      <style:graphic-properties draw:stroke="none" draw:fill="none" draw:textarea-vertical-align="middle">
        <text:list-style style:name="_32__5f_Kapitelfolie-title" style:display-name="2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3__5f_Kapitelfolie-background" style:display-name="3_Kapitelfolie-background" style:family="presentation">
      <style:graphic-properties draw:stroke="none" draw:fill="solid" draw:fill-color="#ffffff"/>
      <style:text-properties style:letter-kerning="true"/>
    </style:style>
    <style:style style:name="_33__5f_Kapitelfolie-backgroundobjects" style:display-name="3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Kapitelfolie-notes" style:display-name="3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Kapitelfolie-outline1" style:display-name="3_Kapitelfolie-outline1" style:family="presentation">
      <style:graphic-properties draw:stroke="none" draw:fill="none" draw:auto-grow-height="false" draw:fit-to-size="false" style:shrink-to-fit="true">
        <text:list-style style:name="_33__5f_Kapitelfolie-outline1" style:display-name="3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3__5f_Kapitelfolie-outline2" style:display-name="3_Kapitelfolie-outline2" style:family="presentation" style:parent-style-name="_33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3" style:display-name="3_Kapitelfolie-outline3" style:family="presentation" style:parent-style-name="_33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4" style:display-name="3_Kapitelfolie-outline4" style:family="presentation" style:parent-style-name="_33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5" style:display-name="3_Kapitelfolie-outline5" style:family="presentation" style:parent-style-name="_33__5f_Kapitelfolie-outline4">
      <style:paragraph-properties fo:margin-top="0.1cm" fo:margin-bottom="0cm"/>
      <style:text-properties fo:font-size="20pt" style:font-size-asian="20pt" style:font-size-complex="20pt"/>
    </style:style>
    <style:style style:name="_33__5f_Kapitelfolie-outline6" style:display-name="3_Kapitelfolie-outline6" style:family="presentation" style:parent-style-name="_33__5f_Kapitelfolie-outline5">
      <style:paragraph-properties fo:margin-top="0.1cm" fo:margin-bottom="0cm"/>
      <style:text-properties fo:font-size="20pt" style:font-size-asian="20pt" style:font-size-complex="20pt"/>
    </style:style>
    <style:style style:name="_33__5f_Kapitelfolie-outline7" style:display-name="3_Kapitelfolie-outline7" style:family="presentation" style:parent-style-name="_33__5f_Kapitelfolie-outline6">
      <style:paragraph-properties fo:margin-top="0.1cm" fo:margin-bottom="0cm"/>
      <style:text-properties fo:font-size="20pt" style:font-size-asian="20pt" style:font-size-complex="20pt"/>
    </style:style>
    <style:style style:name="_33__5f_Kapitelfolie-outline8" style:display-name="3_Kapitelfolie-outline8" style:family="presentation" style:parent-style-name="_33__5f_Kapitelfolie-outline7">
      <style:paragraph-properties fo:margin-top="0.1cm" fo:margin-bottom="0cm"/>
      <style:text-properties fo:font-size="20pt" style:font-size-asian="20pt" style:font-size-complex="20pt"/>
    </style:style>
    <style:style style:name="_33__5f_Kapitelfolie-outline9" style:display-name="3_Kapitelfolie-outline9" style:family="presentation" style:parent-style-name="_33__5f_Kapitelfolie-outline8">
      <style:paragraph-properties fo:margin-top="0.1cm" fo:margin-bottom="0cm"/>
      <style:text-properties fo:font-size="20pt" style:font-size-asian="20pt" style:font-size-complex="20pt"/>
    </style:style>
    <style:style style:name="_33__5f_Kapitelfolie-subtitle" style:display-name="3_Kapitelfolie-subtitle" style:family="presentation">
      <style:graphic-properties draw:stroke="none" draw:fill="none" draw:textarea-vertical-align="middle">
        <text:list-style style:name="_33__5f_Kapitelfolie-subtitle" style:display-name="3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Kapitelfolie-title" style:display-name="3_Kapitelfolie-title" style:family="presentation">
      <style:graphic-properties draw:stroke="none" draw:fill="none" draw:textarea-vertical-align="middle">
        <text:list-style style:name="_33__5f_Kapitelfolie-title" style:display-name="3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background" style:display-name="1_Aufzählungsfeld+Bild-background" style:family="presentation">
      <style:graphic-properties draw:stroke="none" draw:fill="solid" draw:fill-color="#ffffff"/>
      <style:text-properties style:letter-kerning="true"/>
    </style:style>
    <style:style style:name="_31__5f_Aufzählungsfeld_2b_Bild-backgroundobjects" style:display-name="1_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sfeld_2b_Bild-notes" style:display-name="1_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1" style:display-name="1_Aufzählungsfeld+Bild-outline1" style:family="presentation">
      <style:graphic-properties draw:stroke="none" draw:fill="none" draw:auto-grow-height="false" draw:fit-to-size="false" style:shrink-to-fit="true">
        <text:list-style style:name="_31__5f_Aufzählungsfeld_2b_Bild-outline1" style:display-name="1_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2" style:display-name="1_Aufzählungsfeld+Bild-outline2" style:family="presentation" style:parent-style-name="_31__5f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3" style:display-name="1_Aufzählungsfeld+Bild-outline3" style:family="presentation" style:parent-style-name="_31__5f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4" style:display-name="1_Aufzählungsfeld+Bild-outline4" style:family="presentation" style:parent-style-name="_31__5f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5" style:display-name="1_Aufzählungsfeld+Bild-outline5" style:family="presentation" style:parent-style-name="_31__5f_Aufzählungsfeld_2b_Bild-outline4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6" style:display-name="1_Aufzählungsfeld+Bild-outline6" style:family="presentation" style:parent-style-name="_31__5f_Aufzählungsfeld_2b_Bild-outline5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7" style:display-name="1_Aufzählungsfeld+Bild-outline7" style:family="presentation" style:parent-style-name="_31__5f_Aufzählungsfeld_2b_Bild-outline6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8" style:display-name="1_Aufzählungsfeld+Bild-outline8" style:family="presentation" style:parent-style-name="_31__5f_Aufzählungsfeld_2b_Bild-outline7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9" style:display-name="1_Aufzählungsfeld+Bild-outline9" style:family="presentation" style:parent-style-name="_31__5f_Aufzählungsfeld_2b_Bild-outline8">
      <style:paragraph-properties fo:margin-top="0.1cm" fo:margin-bottom="0cm"/>
      <style:text-properties fo:font-size="20pt" style:font-size-asian="20pt" style:font-size-complex="20pt"/>
    </style:style>
    <style:style style:name="_31__5f_Aufzählungsfeld_2b_Bild-subtitle" style:display-name="1_Aufzählungsfeld+Bild-subtitle" style:family="presentation">
      <style:graphic-properties draw:stroke="none" draw:fill="none" draw:textarea-vertical-align="middle">
        <text:list-style style:name="_31__5f_Aufzählungsfeld_2b_Bild-subtitle" style:display-name="1_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title" style:display-name="1_Aufzählungsfeld+Bild-title" style:family="presentation">
      <style:graphic-properties draw:stroke="none" draw:fill="none" draw:textarea-vertical-align="middle">
        <text:list-style style:name="_31__5f_Aufzählungsfeld_2b_Bild-title" style:display-name="1_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background" style:display-name="Textfeld+Aufzählungsfeld+Bild-background" style:family="presentation">
      <style:graphic-properties draw:stroke="none" draw:fill="solid" draw:fill-color="#ffffff"/>
      <style:text-properties style:letter-kerning="true"/>
    </style:style>
    <style:style style:name="Textfeld_2b_Aufzählungsfeld_2b_Bild-backgroundobjects" style:display-name="Textfeld+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eld_2b_Aufzählungsfeld_2b_Bild-notes" style:display-name="Textfeld+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1" style:display-name="Textfeld+Aufzählungsfeld+Bild-outline1" style:family="presentation">
      <style:graphic-properties draw:stroke="none" draw:fill="none" draw:auto-grow-height="false" draw:fit-to-size="false" style:shrink-to-fit="true">
        <text:list-style style:name="Textfeld_2b_Aufzählungsfeld_2b_Bild-outline1" style:display-name="Textfeld+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2" style:display-name="Textfeld+Aufzählungsfeld+Bild-outline2" style:family="presentation" style:parent-style-name="Textfeld_2b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3" style:display-name="Textfeld+Aufzählungsfeld+Bild-outline3" style:family="presentation" style:parent-style-name="Textfeld_2b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4" style:display-name="Textfeld+Aufzählungsfeld+Bild-outline4" style:family="presentation" style:parent-style-name="Textfeld_2b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5" style:display-name="Textfeld+Aufzählungsfeld+Bild-outline5" style:family="presentation" style:parent-style-name="Textfeld_2b_Aufzählungsfeld_2b_Bild-outline4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6" style:display-name="Textfeld+Aufzählungsfeld+Bild-outline6" style:family="presentation" style:parent-style-name="Textfeld_2b_Aufzählungsfeld_2b_Bild-outline5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7" style:display-name="Textfeld+Aufzählungsfeld+Bild-outline7" style:family="presentation" style:parent-style-name="Textfeld_2b_Aufzählungsfeld_2b_Bild-outline6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8" style:display-name="Textfeld+Aufzählungsfeld+Bild-outline8" style:family="presentation" style:parent-style-name="Textfeld_2b_Aufzählungsfeld_2b_Bild-outline7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9" style:display-name="Textfeld+Aufzählungsfeld+Bild-outline9" style:family="presentation" style:parent-style-name="Textfeld_2b_Aufzählungsfeld_2b_Bild-outline8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subtitle" style:display-name="Textfeld+Aufzählungsfeld+Bild-subtitle" style:family="presentation">
      <style:graphic-properties draw:stroke="none" draw:fill="none" draw:textarea-vertical-align="middle">
        <text:list-style style:name="Textfeld_2b_Aufzählungsfeld_2b_Bild-subtitle" style:display-name="Textfeld+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title" style:display-name="Textfeld+Aufzählungsfeld+Bild-title" style:family="presentation">
      <style:graphic-properties draw:stroke="none" draw:fill="none" draw:textarea-vertical-align="middle">
        <text:list-style style:name="Textfeld_2b_Aufzählungsfeld_2b_Bild-title" style:display-name="Textfeld+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_5f_-background" style:display-name="Textfolie_-background" style:family="presentation">
      <style:graphic-properties draw:stroke="none" draw:fill="solid" draw:fill-color="#ffffff"/>
      <style:text-properties style:letter-kerning="true"/>
    </style:style>
    <style:style style:name="Textfolie_5f_-backgroundobjects" style:display-name="Text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_5f_-notes" style:display-name="Text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_5f_-outline1" style:display-name="Textfolie_-outline1" style:family="presentation">
      <style:graphic-properties draw:stroke="none" draw:fill="none" draw:auto-grow-height="false" draw:fit-to-size="false" style:shrink-to-fit="true">
        <text:list-style style:name="Textfolie_5f_-outline1" style:display-name="Text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loext:opacity="100%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4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_5f_-outline2" style:display-name="Textfolie_-outline2" style:family="presentation" style:parent-style-name="Textfolie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3" style:display-name="Textfolie_-outline3" style:family="presentation" style:parent-style-name="Textfolie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4" style:display-name="Textfolie_-outline4" style:family="presentation" style:parent-style-name="Textfolie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loext:opacity="100%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2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_5f_-outline5" style:display-name="Textfolie_-outline5" style:family="presentation" style:parent-style-name="Textfolie_5f_-outline4">
      <style:paragraph-properties fo:margin-top="0.1cm" fo:margin-bottom="0cm"/>
      <style:text-properties fo:font-size="20pt" style:font-size-asian="20pt" style:font-size-complex="20pt"/>
    </style:style>
    <style:style style:name="Textfolie_5f_-outline6" style:display-name="Textfolie_-outline6" style:family="presentation" style:parent-style-name="Textfolie_5f_-outline5">
      <style:paragraph-properties fo:margin-top="0.1cm" fo:margin-bottom="0cm"/>
      <style:text-properties fo:font-size="20pt" style:font-size-asian="20pt" style:font-size-complex="20pt"/>
    </style:style>
    <style:style style:name="Textfolie_5f_-outline7" style:display-name="Textfolie_-outline7" style:family="presentation" style:parent-style-name="Textfolie_5f_-outline6">
      <style:paragraph-properties fo:margin-top="0.1cm" fo:margin-bottom="0cm"/>
      <style:text-properties fo:font-size="20pt" style:font-size-asian="20pt" style:font-size-complex="20pt"/>
    </style:style>
    <style:style style:name="Textfolie_5f_-outline8" style:display-name="Textfolie_-outline8" style:family="presentation" style:parent-style-name="Textfolie_5f_-outline7">
      <style:paragraph-properties fo:margin-top="0.1cm" fo:margin-bottom="0cm"/>
      <style:text-properties fo:font-size="20pt" style:font-size-asian="20pt" style:font-size-complex="20pt"/>
    </style:style>
    <style:style style:name="Textfolie_5f_-outline9" style:display-name="Textfolie_-outline9" style:family="presentation" style:parent-style-name="Textfolie_5f_-outline8">
      <style:paragraph-properties fo:margin-top="0.1cm" fo:margin-bottom="0cm"/>
      <style:text-properties fo:font-size="20pt" style:font-size-asian="20pt" style:font-size-complex="20pt"/>
    </style:style>
    <style:style style:name="Textfolie_5f_-subtitle" style:display-name="Textfolie_-subtitle" style:family="presentation">
      <style:graphic-properties draw:stroke="none" draw:fill="none" draw:textarea-vertical-align="middle">
        <text:list-style style:name="Textfolie_5f_-subtitle" style:display-name="Text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_5f_-title" style:display-name="Textfolie_-title" style:family="presentation">
      <style:graphic-properties draw:stroke="none" draw:fill="none" draw:textarea-vertical-align="middle">
        <text:list-style style:name="Textfolie_5f_-title" style:display-name="Text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2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4.584cm" fo:min-width="7.499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18cm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linecap="butt" draw:fill="solid" draw:fill-color="#dfe5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Mgr10" style:family="graphic" style:parent-style-name="standard">
      <style:graphic-properties draw:stroke="solid" svg:stroke-width="0.018cm" svg:stroke-color="#4a5c66" draw:stroke-linejoin="miter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18cm" svg:stroke-color="#80ba24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18cm" svg:stroke-color="#4a5c6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.751cm" fo:min-width="24.891cm" fo:padding-top="0.125cm" fo:padding-bottom="0.125cm" fo:padding-left="0.25cm" fo:padding-right="0.25cm" fo:wrap-option="no-wrap"/>
    </style:style>
    <style:style style:name="M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_32__5f_THM-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_32__5f_THM-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Kapitelfolie_20_mit_20_Bil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Kapitelfolie_20_mit_20_Bil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0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1" style:family="presentation" style:parent-style-name="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cm" fo:padding-right="0.25cm" fo:wrap-option="wrap"/>
      <style:paragraph-properties style:writing-mode="lr-tb"/>
    </style:style>
    <style:style style:name="Mpr17" style:family="presentation" style:parent-style-name="_31__5f_Text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_31__5f_Text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1" style:family="presentation" style:parent-style-name="_31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2" style:family="presentation" style:parent-style-name="_31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_31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2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6" style:family="presentation" style:parent-style-name="_32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7" style:family="presentation" style:parent-style-name="_32__5f_Textfeld_2b_Aufzählung_20_im_20_Blo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_32__5f_Textfeld_2b_Aufzählung_20_im_20_Blo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Aufzählungsfeld_20_1_2c_5_20_zeili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0" style:family="presentation" style:parent-style-name="Aufzählungsfeld_20_1_2c_5_20_zeilig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Aufzählungsfeld_20_1_2c_5_20_zeili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Aufzählungsfeld_20_1_2c_5_20_zeili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_31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1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7" style:family="presentation" style:parent-style-name="_31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_31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_32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2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2" style:family="presentation" style:parent-style-name="_32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_32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_33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3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7" style:family="presentation" style:parent-style-name="_33__5f_Kap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8" style:family="presentation" style:parent-style-name="_33__5f_Kap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Zwei_20_Inhal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Zwei_20_Inhal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_31__5f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5" style:family="presentation" style:parent-style-name="_31__5f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6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1__5f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8" style:family="presentation" style:parent-style-name="_31__5f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9" style:family="presentation" style:parent-style-name="Textfeld_2b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0" style:family="presentation" style:parent-style-name="Textfeld_2b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Textfeld_2b_Aufzählungsfeld_2b_Bi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3" style:family="presentation" style:parent-style-name="Textfeld_2b_Aufzählungsfeld_2b_Bi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4" style:family="presentation" style:parent-style-name="Textfoli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Text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6" style:family="presentation" style:parent-style-name="Textfoli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7" style:family="presentation" style:parent-style-name="Textfoli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8" style:family="presentation" style:parent-style-name="Textfoli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5c66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MP10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solid" draw:fill-color="#80ba24"/>
      <style:paragraph-properties fo:text-align="center" style:font-independent-line-spacing="true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20" style:family="paragraph">
      <loext:graphic-properties draw:fill="solid" draw:fill-color="#dfe5e6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41cm" fo:margin-bottom="0cm" fo:line-height="1.446cm" fo:text-align="start" fo:text-indent="0cm" style:punctuation-wrap="hanging" style:writing-mode="lr-tb"/>
    </style:style>
    <style:style style:name="MP24" style:family="paragraph">
      <style:paragraph-properties fo:margin-left="0cm" fo:margin-right="0cm" fo:text-indent="0cm"/>
    </style:style>
    <style:style style:name="MP2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6" style:family="paragraph">
      <style:paragraph-properties fo:margin-left="0.741cm" fo:margin-right="0cm" fo:margin-top="0.099cm" fo:margin-bottom="0cm" fo:line-height="100%" fo:text-align="start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28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MP3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3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4" style:font-size-asian="22pt" style:font-style-asian="normal" style:font-weight-asian="bold" style:font-name-complex="Arial4" style:font-size-complex="22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MS PGothic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font-name-asian="MS PGothic4" style:font-size-asian="24pt" style:font-style-asian="normal" style:font-weight-asian="bold" style:font-name-complex="Arial4" style:font-size-complex="24pt" style:font-style-complex="normal" style:font-weight-complex="bold"/>
    </style:style>
    <style:style style:name="MT7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20pt" fo:letter-spacing="normal" fo:language="de" fo:country="DE" fo:font-style="normal" style:text-underline-style="none" fo:font-weight="normal" style:font-name-asian="MS PGothic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8" style:family="text">
      <style:text-properties fo:font-variant="normal" fo:text-transform="none" fo:color="#4a5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style:font-name-asian="MS PGothic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4" fo:font-size="14pt" fo:letter-spacing="normal" fo:language="de" fo:country="DE" fo:font-style="normal" style:text-underline-style="none" fo:font-weight="normal" style:font-name-asian="MS PGothic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10" style:family="text">
      <style:text-properties fo:font-variant="normal" fo:text-transform="none" fo:color="#4a5c66" loext:opacity="100%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Arial2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">
        <style:list-level-properties text:space-before="2.991cm" text:min-label-width="0.74cm"/>
        <style:text-properties fo:font-family="Wingdings" style:font-charset="x-symbol" fo:color="#80ba2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HM-Titelfolie" style:display-name="2_THM-T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5cm">
        <draw:image xlink:href="Pictures/10000201000001D90000002A38F8A1BAE4B25D57.png" xlink:type="simple" xlink:show="embed" xlink:actuate="onLoad" draw:mime-type="image/png">
          <text:p/>
        </draw:image>
      </draw:frame>
      <draw:frame draw:name="Bild 9" draw:style-name="Mgr5" draw:text-style-name="MP8" draw:layer="backgroundobjects" svg:width="25.399cm" svg:height="14.401cm" svg:x="0.018cm" svg:y="3.5cm">
        <draw:image xlink:href="Pictures/1000000000000898000004DF63B1C40909A636AD.jpg" xlink:type="simple" xlink:show="embed" xlink:actuate="onLoad" draw:mime-type="image/jpeg">
          <text:p/>
        </draw:image>
        <svg:desc>StudisTHM.jpg</svg:desc>
      </draw:frame>
      <draw:custom-shape draw:name="Rectangle 6" draw:style-name="Mgr6" draw:text-style-name="MP9" draw:layer="backgroundobjects" svg:width="7.998cm" svg:height="4.833cm" svg:x="16.4cm" svg:y="12.0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1" draw:text-style-name="MP11" draw:layer="backgroundobjects" svg:width="6.6cm" svg:height="6.198cm" svg:x="17.1cm" svg:y="10.326cm" presentation:class="outline" presentation:user-transformed="true">
        <draw:text-box>
          <text:list text:style-name="ML2">
            <text:list-item>
              <text:p text:style-name="MP10"><text:span text:style-name="MT3">ÜBERSCHRIFT</text:span></text:p>
            </text:list-item>
          </text:list>
        </draw:text-box>
      </draw:frame>
      <draw:frame presentation:style-name="_32__5f_THM-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HM-Titelfolie-title" draw:layer="backgroundobjects" svg:width="18.624cm" svg:height="10.476cm" svg:x="1.482cm" svg:y="2.123cm" presentation:class="page"/>
        <draw:frame presentation:style-name="_32__5f_THM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_20_mit_20_Bilder" style:display-name="Kapitelfolie mit Bilder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6" presentation:style-name="Kapitelfolie_20_mit_20_Bilder-outline1" draw:layer="backgroundobjects" svg:width="7.345cm" svg:height="12.6cm" svg:x="16.92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cm" svg:x="0.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02cm" svg:x="8.9cm" svg:y="4.723cm" presentation:class="outline" presentation:placeholder="true" presentation:user-transformed="true">
        <draw:text-box/>
      </draw:frame>
      <draw:frame draw:name="Titel 1" presentation:style-name="Mpr4" draw:text-style-name="MP11" draw:layer="backgroundobjects" svg:width="23.591cm" svg:height="1.6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2" presentation:style-name="Mpr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Kapitelfolie_20_mit_20_Bilder-outline1" draw:layer="backgroundobjects" svg:width="6.451cm" svg:height="1.745cm" svg:x="1.584cm" svg:y="5.231cm" presentation:class="outline" presentation:placeholder="true" presentation:user-transformed="true">
        <draw:text-box/>
      </draw:frame>
      <draw:frame draw:name="Textplatzhalter 21" presentation:style-name="Kapitelfolie_20_mit_20_Bilder-outline1" draw:layer="backgroundobjects" svg:width="6.673cm" svg:height="2.058cm" svg:x="9.598cm" svg:y="5.048cm" presentation:class="outline" presentation:placeholder="true" presentation:user-transformed="true">
        <draw:text-box/>
      </draw:frame>
      <draw:frame draw:name="Textplatzhalter 23" presentation:style-name="Kapitelfolie_20_mit_20_Bilder-outline1" draw:layer="backgroundobjects" svg:width="6.64cm" svg:height="2.248cm" svg:x="17.634cm" svg:y="5.048cm" presentation:class="outline" presentation:placeholder="true" presentation:user-transformed="true">
        <draw:text-box/>
      </draw:frame>
      <presentation:notes style:page-layout-name="PM0">
        <draw:page-thumbnail presentation:style-name="Kapitelfolie_20_mit_20_Bilder-title" draw:layer="backgroundobjects" svg:width="13.968cm" svg:height="10.476cm" svg:x="3.81cm" svg:y="2.123cm" presentation:class="page"/>
        <draw:frame presentation:style-name="Kapitelfolie_20_mit_20_Bild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8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9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0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Textfolie-title" draw:layer="backgroundobjects" svg:width="13.968cm" svg:height="10.476cm" svg:x="3.81cm" svg:y="2.123cm" presentation:class="page"/>
        <draw:frame presentation:style-name="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olie" style:display-name="1_Text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13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14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15" draw:text-style-name="MP7" draw:layer="backgroundobjects" svg:width="23.4cm" svg:height="4.82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tangle 7" draw:style-name="Mgr7" draw:text-style-name="MP17" draw:layer="backgroundobjects" svg:width="7.399cm" svg:height="7.399cm" svg:x="0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8.897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7" draw:layer="backgroundobjects" svg:width="7.399cm" svg:height="7.399cm" svg:x="16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16" draw:text-style-name="MP19" draw:layer="backgroundobjects" svg:width="6cm" svg:height="2.134cm" svg:x="1.43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9.45cm" svg:y="10.32cm" presentation:class="outline" presentation:user-transformed="true">
        <draw:text-box>
          <text:p text:style-name="MP18"><text:span text:style-name="MT6">Text</text:span></text:p>
        </draw:text-box>
      </draw:frame>
      <draw:frame draw:name="Textplatzhalter 11" presentation:style-name="Mpr16" draw:text-style-name="MP19" draw:layer="backgroundobjects" svg:width="6cm" svg:height="2.134cm" svg:x="17.45cm" svg:y="10.324cm" presentation:class="outline" presentation:user-transformed="true">
        <draw:text-box>
          <text:p text:style-name="MP18"><text:span text:style-name="MT6">Text</text:span></text:p>
        </draw:text-box>
      </draw:frame>
      <presentation:notes style:page-layout-name="PM0">
        <draw:page-thumbnail presentation:style-name="_31__5f_Textfolie-title" draw:layer="backgroundobjects" svg:width="13.968cm" svg:height="10.476cm" svg:x="3.81cm" svg:y="2.123cm" presentation:class="page"/>
        <draw:frame presentation:style-name="_31__5f_Textfoli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eld_2b_Aufzählung_20_im_20_Block" style:display-name="1_Textfeld+Aufzählung im Block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hteck 15" draw:style-name="Mgr8" draw:text-style-name="MP20" draw:layer="backgroundobjects" svg:width="18.767cm" svg:height="3.999cm" svg:x="5.512cm" svg:y="7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9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0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1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998cm" svg:x="5.512cm" svg:y="12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1" draw:text-style-name="MP7" draw:layer="backgroundobjects" svg:width="17.88cm" svg:height="4.246cm" svg:x="6.357cm" svg:y="8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1" draw:text-style-name="MP7" draw:layer="backgroundobjects" svg:width="17.88cm" svg:height="4.246cm" svg:x="6.378cm" svg:y="12.92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Bild 13" draw:style-name="Mgr5" draw:text-style-name="MP8" draw:layer="backgroundobjects" svg:width="3.015cm" svg:height="3.2cm" svg:x="1.266cm" svg:y="8.124cm">
        <draw:image xlink:href="Pictures/10000000000000B6000000C14B4094CAE4C5E9F7.png" xlink:type="simple" xlink:show="embed" xlink:actuate="onLoad" draw:mime-type="image/png">
          <text:p/>
        </draw:image>
        <svg:desc>organisation.tif</svg:desc>
      </draw:frame>
      <draw:frame draw:name="Bild 1" draw:style-name="Mgr5" draw:text-style-name="MP8" draw:layer="backgroundobjects" svg:width="3.2cm" svg:height="1.86cm" svg:x="1.217cm" svg:y="13.776cm">
        <draw:image xlink:href="Pictures/100000000000011F000000A786239DEB2B11AC0C.png" xlink:type="simple" xlink:show="embed" xlink:actuate="onLoad" draw:mime-type="image/png">
          <text:p/>
        </draw:image>
        <svg:desc>euro-schein.tif</svg:desc>
      </draw:frame>
      <presentation:notes style:page-layout-name="PM0">
        <draw:page-thumbnail presentation:style-name="_31__5f_Textfeld_2b_Aufzählung_20_im_20_Block-title" draw:layer="backgroundobjects" svg:width="13.968cm" svg:height="10.476cm" svg:x="3.81cm" svg:y="2.123cm" presentation:class="page"/>
        <draw:frame presentation:style-name="_31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extfeld_2b_Aufzählung_20_im_20_Block" style:display-name="2_Textfeld+Aufzählung im Block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2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26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draw:custom-shape draw:name="Rechteck 4" draw:style-name="Mgr8" draw:text-style-name="MP20" draw:layer="backgroundobjects" svg:width="18.767cm" svg:height="4.8cm" svg:x="5.512cm" svg:y="12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20" draw:layer="backgroundobjects" svg:width="18.767cm" svg:height="4.8cm" svg:x="5.512cm" svg:y="7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1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0" draw:style-name="Mgr5" draw:text-style-name="MP8" draw:layer="backgroundobjects" svg:width="3.223cm" svg:height="2.398cm" svg:x="1.098cm" svg:y="7.726cm">
        <draw:image xlink:href="Pictures/10000000000000EB000000AF1AC259988BD21594.png" xlink:type="simple" xlink:show="embed" xlink:actuate="onLoad" draw:mime-type="image/png">
          <text:p/>
        </draw:image>
        <svg:desc>icon_people.tif</svg:desc>
      </draw:frame>
      <draw:frame draw:name="Bild 11" draw:style-name="Mgr5" draw:text-style-name="MP8" draw:layer="backgroundobjects" svg:width="3.117cm" svg:height="2.288cm" svg:x="1.217cm" svg:y="13.437cm">
        <draw:image xlink:href="Pictures/1000000000000116000000CC436B0830A4848D45.png" xlink:type="simple" xlink:show="embed" xlink:actuate="onLoad" draw:mime-type="image/png">
          <text:p/>
        </draw:image>
        <svg:desc>haus.tif</svg:desc>
      </draw:frame>
      <draw:frame draw:name="Textplatzhalter 2" presentation:style-name="Mpr26" draw:text-style-name="MP7" draw:layer="backgroundobjects" svg:width="17.88cm" svg:height="4.246cm" svg:x="6.357cm" svg:y="7.8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draw:frame draw:name="Textplatzhalter 2" presentation:style-name="Mpr26" draw:text-style-name="MP7" draw:layer="backgroundobjects" svg:width="17.88cm" svg:height="4.246cm" svg:x="6.36cm" svg:y="13.279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_32__5f_Textfeld_2b_Aufzählung_20_im_20_Block-title" draw:layer="backgroundobjects" svg:width="13.968cm" svg:height="10.476cm" svg:x="3.81cm" svg:y="2.123cm" presentation:class="page"/>
        <draw:frame presentation:style-name="_32__5f_Textfeld_2b_Aufzählung_20_im_20_Block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sfeld_20_1_2c_5_20_zeilig" style:display-name="Aufzählungsfeld 1,5 zeilig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Inhaltsplatzhalter 2" presentation:style-name="Mpr29" draw:text-style-name="MP25" draw:layer="backgroundobjects" svg:width="23.259cm" svg:height="12.825cm" svg:x="0.9cm" svg:y="4.3cm" presentation:class="outline" presentation:user-transformed="true">
        <draw:text-box>
          <text:list text:style-name="ML2">
            <text:list-item>
              <text:p text:style-name="MP23"><text:span text:style-name="MT7">Mastertextformat bearbeiten</text:span></text:p>
              <text:list>
                <text:list-item>
                  <text:p text:style-name="MP24"><text:span text:style-name="MT7"/></text:p>
                </text:list-item>
              </text:list>
            </text:list-item>
          </text:list>
        </draw:text-box>
      </draw:frame>
      <draw:frame draw:name="Titel 9" presentation:style-name="Mpr3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ufzählungsfeld_20_1_2c_5_20_zeilig-title" draw:layer="backgroundobjects" svg:width="13.968cm" svg:height="10.476cm" svg:x="3.81cm" svg:y="2.123cm" presentation:class="page"/>
        <draw:frame presentation:style-name="Aufzählungsfeld_20_1_2c_5_20_zeilig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elfolie" style:display-name="1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3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36" draw:text-style-name="MP7" draw:layer="backgroundobjects" svg:width="23.591cm" svg:height="1.368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1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3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24" presentation:style-name="Mpr3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1__5f_Kapitelfolie-title" draw:layer="backgroundobjects" svg:width="13.968cm" svg:height="10.476cm" svg:x="3.81cm" svg:y="2.123cm" presentation:class="page"/>
        <draw:frame presentation:style-name="_31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elfolie" style:display-name="2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2" draw:text-style-name="MP28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2" draw:text-style-name="MP28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28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7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28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2" draw:text-style-name="MP28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28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7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0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1" draw:text-style-name="MP7" draw:layer="backgroundobjects" svg:width="23.591cm" svg:height="0.824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2__5f_Kapitelfolie-outline1" draw:layer="backgroundobjects" svg:width="4.199cm" svg:height="2.804cm" svg:x="1.499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58cm" svg:y="12.32cm" presentation:class="outline" presentation:placeholder="true" presentation:user-transformed="true">
        <draw:text-box/>
      </draw:frame>
      <presentation:notes style:page-layout-name="PM0">
        <draw:page-thumbnail presentation:style-name="_32__5f_Kapitelfolie-title" draw:layer="backgroundobjects" svg:width="13.968cm" svg:height="10.476cm" svg:x="3.81cm" svg:y="2.123cm" presentation:class="page"/>
        <draw:frame presentation:style-name="_32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Kapitelfolie" style:display-name="3_Kapitelfoli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5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0" draw:text-style-name="MP5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4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6" draw:text-style-name="MP7" draw:layer="backgroundobjects" svg:width="23.591cm" svg:height="1.891cm" svg:x="0.9cm" svg:y="4.5cm" presentation:class="outline" presentation:user-transformed="true">
        <draw:text-box>
          <text:list text:style-name="ML2">
            <text:list-item>
              <text:p text:style-name="MP16"><text:span text:style-name="MT8">Textfeld</text:span></text:p>
            </text:list-item>
          </text:list>
        </draw:text-box>
      </draw:frame>
      <draw:frame draw:name="Textplatzhalter 18" presentation:style-name="_33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749cm" svg:height="3.224cm" svg:x="7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7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6.311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7.491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.499cm" svg:y="13.6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7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3.5cm" svg:y="13.5cm" presentation:class="outline" presentation:user-transformed="true">
        <draw:text-box>
          <text:p text:style-name="MP26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12.32cm" presentation:class="outline" presentation:placeholder="true" presentation:user-transformed="true">
        <draw:text-box/>
      </draw:frame>
      <draw:frame draw:name="Textplatzhalter 24" presentation:style-name="Mpr46" draw:text-style-name="MP27" draw:layer="backgroundobjects" svg:width="4.199cm" svg:height="3.224cm" svg:x="19.502cm" svg:y="13.5cm" presentation:class="outline" presentation:user-transformed="true">
        <draw:text-box>
          <text:p text:style-name="MP26"><text:span text:style-name="MT9">Text hinzufügen</text:span></text:p>
        </draw:text-box>
      </draw:frame>
      <presentation:notes style:page-layout-name="PM0">
        <draw:page-thumbnail presentation:style-name="_33__5f_Kapitelfolie-title" draw:layer="backgroundobjects" svg:width="13.968cm" svg:height="10.476cm" svg:x="3.81cm" svg:y="2.123cm" presentation:class="page"/>
        <draw:frame presentation:style-name="_33__5f_Kap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Titel 1" presentation:style-name="Mpr4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Inhaltsplatzhalter 2" presentation:style-name="Mpr50" draw:text-style-name="MP7" draw:layer="backgroundobjects" svg:width="11.341cm" svg:height="12.825cm" svg:x="0.9cm" svg:y="4.5cm" presentation:class="outline" presentation:user-transformed="true">
        <draw:text-box>
          <text:list text:style-name="ML2">
            <text:list-item>
              <text:p text:style-name="MP22"><text:span text:style-name="MT5">Mastertextformat bearbeiten</text:span></text:p>
              <text:list>
                <text:list-item>
                  <text:p text:style-name="MP22"><text:span text:style-name="MT10">Zweite Ebene</text:span></text:p>
                  <text:list>
                    <text:list-item>
                      <text:p text:style-name="MP22"><text:span text:style-name="MT10">Dritte Ebene</text:span></text:p>
                      <text:list>
                        <text:list-item>
                          <text:p text:style-name="MP22"><text:span text:style-name="MT10">Vierte Ebene</text:span></text:p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0" draw:text-style-name="MP7" draw:layer="backgroundobjects" svg:width="11.267cm" svg:height="12.825cm" svg:x="13.033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3.968cm" svg:height="10.476cm" svg:x="3.81cm" svg:y="2.123cm" presentation:class="page"/>
        <draw:frame presentation:style-name="Zwei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sfeld_2b_Bild" style:display-name="1_Aufzählungsfeld+Bild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_31__5f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4" draw:text-style-name="MP7" draw:layer="backgroundobjects" svg:width="15.651cm" svg:height="12.825cm" svg:x="0.9cm" svg:y="4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5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56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1__5f_Aufzählungsfeld_2b_Bild-title" draw:layer="backgroundobjects" svg:width="13.968cm" svg:height="10.476cm" svg:x="3.81cm" svg:y="2.123cm" presentation:class="page"/>
        <draw:frame presentation:style-name="_31__5f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eld_2b_Aufzählungsfeld_2b_Bild" style:display-name="Textfeld+Aufzählungsfeld+Bild" style:page-layout-name="PM1" draw:style-name="Mdp1">
      <office:forms form:automatic-focus="false" form:apply-design-mode="false"/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Bildplatzhalter 4" presentation:style-name="Textfeld_2b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9" draw:text-style-name="MP7" draw:layer="backgroundobjects" svg:width="15.651cm" svg:height="8.825cm" svg:x="0.9cm" svg:y="8.5cm" presentation:class="outline" presentation:user-transformed="true">
        <draw:text-box>
          <text:list text:style-name="ML4">
            <text:list-item>
              <text:p text:style-name="MP22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Foliennummernplatzhalter 5" presentation:style-name="Mpr6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0" presentation:style-name="Mpr59" draw:text-style-name="MP7" draw:layer="backgroundobjects" svg:width="17.4cm" svg:height="3.977cm" svg:x="0.9cm" svg:y="4.5cm" presentation:class="outline" presentation:user-transformed="true">
        <draw:text-box>
          <text:p text:style-name="MP16"><text:span text:style-name="MT5">Mastertextformat bearbeiten</text:span></text:p>
        </draw:text-box>
      </draw:frame>
      <presentation:notes style:page-layout-name="PM0">
        <draw:page-thumbnail presentation:style-name="Textfeld_2b_Aufzählungsfeld_2b_Bild-title" draw:layer="backgroundobjects" svg:width="13.968cm" svg:height="10.476cm" svg:x="3.81cm" svg:y="2.123cm" presentation:class="page"/>
        <draw:frame presentation:style-name="Textfeld_2b_Aufzählungsfeld_2b_Bild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_5f_" style:display-name="Textfolie_" style:page-layout-name="PM1" draw:style-name="Mdp1">
      <office:forms form:automatic-focus="false" form:apply-design-mode="false"/>
      <draw:custom-shape draw:name="Rectangle 5" draw:style-name="Mgr1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29" draw:layer="backgroundobjects" svg:width="6.005cm" svg:height="0.716cm" svg:x="16.1cm" svg:y="18.19cm">
        <text:p text:style-name="MP15"><text:span text:style-name="MT2">Niklas Deworetzk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30" draw:layer="backgroundobjects" svg:width="1.6cm" svg:height="0.716cm" svg:x="22.102cm" svg:y="18.19cm">
        <text:p text:style-name="MP6"><text:span text:style-name="MT2">Pa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38F8A1BAE4B25D57.png" xlink:type="simple" xlink:show="embed" xlink:actuate="onLoad" draw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BE7519BF0C39CF3B.png" xlink:type="simple" xlink:show="embed" xlink:actuate="onLoad" draw:mime-type="image/png">
          <text:p/>
        </draw:image>
      </draw:frame>
      <draw:frame draw:name="Foliennummernplatzhalter 5" presentation:style-name="Mpr6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6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</text:span><text:span text:style-name="MT3">a</text:span><text:span text:style-name="MT3">st</text:span><text:span text:style-name="MT3">er</text:span><text:span text:style-name="MT3">tit</text:span><text:span text:style-name="MT3">el</text:span><text:span text:style-name="MT3">fo</text:span><text:span text:style-name="MT3">r</text:span><text:span text:style-name="MT3">m</text:span><text:span text:style-name="MT3">at </text:span><text:span text:style-name="MT3">b</text:span><text:span text:style-name="MT3">e</text:span><text:span text:style-name="MT3">ar</text:span><text:span text:style-name="MT3">b</text:span><text:span text:style-name="MT3">ei</text:span><text:span text:style-name="MT3">te</text:span><text:span text:style-name="MT3">n</text:span></text:p>
        </draw:text-box>
      </draw:frame>
      <draw:frame draw:name="Textplatzhalter 7" presentation:style-name="Mpr66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6"><text:span text:style-name="MT5">Mastertextformat bearbeiten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extfolie_5f_-title" draw:layer="backgroundobjects" svg:width="13.968cm" svg:height="10.476cm" svg:x="3.81cm" svg:y="2.123cm" presentation:class="page"/>
        <draw:frame presentation:style-name="Text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sing Partial Evaluation to Generate Compilers</dc:title>
    <meta:initial-creator>Olga  Altergot</meta:initial-creator>
    <dc:creator>Niklas Deworetzki</dc:creator>
    <meta:editing-cycles>481</meta:editing-cycles>
    <meta:print-date>2017-11-28T10:01:39</meta:print-date>
    <meta:creation-date>2017-11-01T14:34:44</meta:creation-date>
    <dc:date>2021-02-07T16:40:17.273819058</dc:date>
    <meta:editing-duration>PT20H48M12S</meta:editing-duration>
    <meta:generator>LibreOffice/7.1.0.3$Linux_X86_64 LibreOffice_project/10$Build-3</meta:generator>
    <meta:document-statistic meta:object-count="752"/>
    <meta:user-defined meta:name="AppVersion">15.004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HM-092017" xlink:href="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^m_n</annotation>
  </semantics>
</math>
</file>